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9.9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40.75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5.45mm"/>
    </style:style>
    <style:style style:name="co11" style:family="table-column">
      <style:table-column-properties fo:break-before="auto" style:column-width="23.81mm"/>
    </style:style>
    <style:style style:name="co12" style:family="table-column">
      <style:table-column-properties fo:break-before="auto" style:column-width="26.9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5.51mm"/>
    </style:style>
    <style:style style:name="co15" style:family="table-column">
      <style:table-column-properties fo:break-before="auto" style:column-width="57.94mm"/>
    </style:style>
    <style:style style:name="co16" style:family="table-column">
      <style:table-column-properties fo:break-before="auto" style:column-width="39.95mm"/>
    </style:style>
    <style:style style:name="co17" style:family="table-column">
      <style:table-column-properties fo:break-before="auto" style:column-width="56.36mm"/>
    </style:style>
    <style:style style:name="co18" style:family="table-column">
      <style:table-column-properties fo:break-before="auto" style:column-width="39.69mm"/>
    </style:style>
    <style:style style:name="co19" style:family="table-column">
      <style:table-column-properties fo:break-before="auto" style:column-width="40.48mm"/>
    </style:style>
    <style:style style:name="co20" style:family="table-column">
      <style:table-column-properties fo:break-before="auto" style:column-width="46.3mm"/>
    </style:style>
    <style:style style:name="co21" style:family="table-column">
      <style:table-column-properties fo:break-before="auto" style:column-width="32.28mm"/>
    </style:style>
    <style:style style:name="co22" style:family="table-column">
      <style:table-column-properties fo:break-before="auto" style:column-width="21.7mm"/>
    </style:style>
    <style:style style:name="co23" style:family="table-column">
      <style:table-column-properties fo:break-before="auto" style:column-width="35.19mm"/>
    </style:style>
    <style:style style:name="co24" style:family="table-column">
      <style:table-column-properties fo:break-before="auto" style:column-width="21.17mm"/>
    </style:style>
    <style:style style:name="co25" style:family="table-column">
      <style:table-column-properties fo:break-before="auto" style:column-width="16.93mm"/>
    </style:style>
    <style:style style:name="co26" style:family="table-column">
      <style:table-column-properties fo:break-before="auto" style:column-width="28.31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25.14mm"/>
    </style:style>
    <style:style style:name="co29" style:family="table-column">
      <style:table-column-properties fo:break-before="auto" style:column-width="23.02mm"/>
    </style:style>
    <style:style style:name="co30" style:family="table-column">
      <style:table-column-properties fo:break-before="auto" style:column-width="29.1mm"/>
    </style:style>
    <style:style style:name="co31" style:family="table-column">
      <style:table-column-properties fo:break-before="auto" style:column-width="26.72mm"/>
    </style:style>
    <style:style style:name="co32" style:family="table-column">
      <style:table-column-properties fo:break-before="auto" style:column-width="17.99mm"/>
    </style:style>
    <style:style style:name="co33" style:family="table-column">
      <style:table-column-properties fo:break-before="auto" style:column-width="18.52mm"/>
    </style:style>
    <style:style style:name="co34" style:family="table-column">
      <style:table-column-properties fo:break-before="auto" style:column-width="31.22mm"/>
    </style:style>
    <style:style style:name="co35" style:family="table-column">
      <style:table-column-properties fo:break-before="auto" style:column-width="35.98mm"/>
    </style:style>
    <style:style style:name="co36" style:family="table-column">
      <style:table-column-properties fo:break-before="auto" style:column-width="36.78mm"/>
    </style:style>
    <style:style style:name="co37" style:family="table-column">
      <style:table-column-properties fo:break-before="auto" style:column-width="37.57mm"/>
    </style:style>
    <style:style style:name="co38" style:family="table-column">
      <style:table-column-properties fo:break-before="auto" style:column-width="33.07mm"/>
    </style:style>
    <style:style style:name="co39" style:family="table-column">
      <style:table-column-properties fo:break-before="auto" style:column-width="5.03mm"/>
    </style:style>
    <style:style style:name="co40" style:family="table-column">
      <style:table-column-properties fo:break-before="auto" style:column-width="53.18mm"/>
    </style:style>
    <style:style style:name="co41" style:family="table-column">
      <style:table-column-properties fo:break-before="auto" style:column-width="22.75mm"/>
    </style:style>
    <style:style style:name="co42" style:family="table-column">
      <style:table-column-properties fo:break-before="auto" style:column-width="42.86mm"/>
    </style:style>
    <style:style style:name="co43" style:family="table-column">
      <style:table-column-properties fo:break-before="auto" style:column-width="24.61mm"/>
    </style:style>
    <style:style style:name="co44" style:family="table-column">
      <style:table-column-properties fo:break-before="auto" style:column-width="13.49mm"/>
    </style:style>
    <style:style style:name="co45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2"/>
    <style:style style:name="ce6" style:family="table-cell" style:parent-style-name="Default" style:data-style-name="N113"/>
    <style:style style:name="ce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9" style:family="table-cell" style:parent-style-name="Normal_20_2" style:data-style-name="N0">
      <style:table-cell-properties fo:background-color="transparent" style:vertical-align="automatic"/>
    </style:style>
    <style:style style:name="ce10" style:family="table-cell" style:parent-style-name="Default" style:data-style-name="N114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2" style:family="table-cell" style:parent-style-name="Default" style:data-style-name="N111"/>
    <style:style style:name="ce13" style:family="table-cell" style:parent-style-name="Default" style:data-style-name="N1"/>
    <style:style style:name="ce14" style:family="table-cell" style:parent-style-name="Default" style:data-style-name="N2"/>
  </office:automatic-styles>
  <office:body>
    <office:spreadsheet>
      <table:calculation-settings table:case-sensitive="false" table:search-criteria-must-apply-to-whole-cell="false"/>
      <table:table table:name="SC1A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2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20" table:default-cell-style-name="ce3"/>
        <table:table-column table:style-name="co7" table:default-cell-style-name="ce3"/>
        <table:table-column table:style-name="co21" table:default-cell-style-name="ce3"/>
        <table:table-column table:style-name="co22" table:default-cell-style-name="ce3"/>
        <table:table-column table:style-name="co14" table:default-cell-style-name="ce3"/>
        <table:table-column table:style-name="co23" table:default-cell-style-name="ce3"/>
        <table:table-column table:style-name="co24" table:number-columns-repeated="992" table:default-cell-style-name="ce3"/>
        <table:table-column table:style-name="co25" table:number-columns-repeated="2" table:default-cell-style-name="ce3"/>
        <table:table-row table:style-name="ro1">
          <table:table-cell table:style-name="ce1" office:value-type="string" calcext:value-type="string">
            <text:p>Final rank</text:p>
          </table:table-cell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>
            <text:p>Team Id</text:p>
          </table:table-cell>
          <table:table-cell table:style-name="ce4" office:value-type="string" calcext:value-type="string">
            <text:p>Submission Id</text:p>
          </table:table-cell>
          <table:table-cell table:style-name="ce4" office:value-type="string" calcext:value-type="string">
            <text:p>Entity Id</text:p>
          </table:table-cell>
          <table:table-cell table:style-name="ce4" office:value-type="string" calcext:value-type="string">
            <text:p>mean Rank</text:p>
          </table:table-cell>
          <table:table-cell table:style-name="ce4" office:value-type="string" calcext:value-type="string">
            <text:p>rank robust?</text:p>
          </table:table-cell>
          <table:table-cell table:style-name="ce4" office:value-type="string" calcext:value-type="string">
            <text:p>Note</text:p>
          </table:table-cell>
          <table:table-cell table:style-name="ce1" office:value-type="string" calcext:value-type="string">
            <text:p>z-score (mean rank)</text:p>
          </table:table-cell>
          <table:table-cell table:style-name="ce1" office:value-type="string" calcext:value-type="string">
            <text:p>p-value (mean rank)</text:p>
          </table:table-cell>
          <table:table-cell table:style-name="ce1" office:value-type="string" calcext:value-type="string">
            <text:p>q-value (mean rank)</text:p>
          </table:table-cell>
          <table:table-cell table:style-name="ce1" office:value-type="string" calcext:value-type="string">
            <text:p>mean AUROC</text:p>
          </table:table-cell>
          <table:table-cell table:style-name="ce1" office:value-type="string" calcext:value-type="string">
            <text:p>median z-score</text:p>
          </table:table-cell>
          <table:table-cell table:style-name="ce1" office:value-type="string" calcext:value-type="string">
            <text:p>p-value (median z-score)</text:p>
          </table:table-cell>
          <table:table-cell table:style-name="ce1" office:value-type="string" calcext:value-type="string">
            <text:p>q-value (median z-score)</text:p>
          </table:table-cell>
          <table:table-cell table:style-name="ce1" office:value-type="string" calcext:value-type="string">
            <text:p>mean rank (AUROC,AUPR)</text:p>
          </table:table-cell>
          <table:table-cell/>
          <table:table-cell table:style-name="ce1" office:value-type="string" calcext:value-type="string">
            <text:p>10th percentile z-score</text:p>
          </table:table-cell>
          <table:table-cell table:style-name="ce1" office:value-type="string" calcext:value-type="string">
            <text:p>p-value (10th percentile z-score)</text:p>
          </table:table-cell>
          <table:table-cell table:style-name="ce1" office:value-type="string" calcext:value-type="string">
            <text:p>90th percentile z-score</text:p>
          </table:table-cell>
          <table:table-cell table:style-name="ce1" office:value-type="string" calcext:value-type="string">
            <text:p>p-value (90th percentile z-score)</text:p>
          </table:table-cell>
          <table:table-cell table:style-name="ce1" office:value-type="string" calcext:value-type="string">
            <text:p>z-score (mean AUROC)</text:p>
          </table:table-cell>
          <table:table-cell table:style-name="ce1" office:value-type="string" calcext:value-type="string">
            <text:p>p-value (mean AUROC)</text:p>
          </table:table-cell>
          <table:table-cell table:style-name="ce1" office:value-type="string" calcext:value-type="string">
            <text:p>q-value (mean AUROC)</text:p>
          </table:table-cell>
          <table:table-cell table:style-name="ce1"/>
          <table:table-cell table:style-name="ce1" office:value-type="string" calcext:value-type="string">
            <text:p>mean AUPR</text:p>
          </table:table-cell>
          <table:table-cell table:style-name="ce1" office:value-type="string" calcext:value-type="string">
            <text:p>mean rank (AUPR)</text:p>
          </table:table-cell>
          <table:table-cell table:style-name="ce1" office:value-type="string" calcext:value-type="string">
            <text:p>rank (AUPR)</text:p>
          </table:table-cell>
          <table:table-cell table:style-name="ce1" office:value-type="string" calcext:value-type="string">
            <text:p>mean rank (AUROC,AUPR)</text:p>
          </table:table-cell>
          <table:table-cell table:style-name="ce1" office:value-type="string" calcext:value-type="string">
            <text:p>rank (AUROC,AUPR)</text:p>
          </table:table-cell>
          <table:table-cell table:number-columns-repeated="99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C_TDC</text:p>
          </table:table-cell>
          <table:table-cell office:value-type="float" office:value="297732" calcext:value-type="float">
            <text:p>297732</text:p>
          </table:table-cell>
          <table:table-cell office:value-type="float" office:value="2227905" calcext:value-type="float">
            <text:p>2227905</text:p>
          </table:table-cell>
          <table:table-cell office:value-type="string" calcext:value-type="string">
            <text:p><text:a xlink:href="https://www.synapse.org/#%21Synapse:syn2227903" xlink:type="simple">syn2227903</text:a>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Y</text:p>
          </table:table-cell>
          <table:table-cell table:style-name="ce3"/>
          <table:table-cell table:style-name="ce5" office:value-type="float" office:value="-7.71264245099334" calcext:value-type="float">
            <text:p>-7.7126</text:p>
          </table:table-cell>
          <table:table-cell table:style-name="ce6" office:value-type="float" office:value="6.16194986782558E-015" calcext:value-type="float">
            <text:p>6.1619E-015</text:p>
          </table:table-cell>
          <table:table-cell table:style-name="ce6" office:value-type="float" office:value="0.000000000000455984290219093" calcext:value-type="float">
            <text:p>4.5598E-013</text:p>
          </table:table-cell>
          <table:table-cell table:style-name="ce3" office:value-type="float" office:value="0.782" calcext:value-type="float">
            <text:p>0.782</text:p>
          </table:table-cell>
          <table:table-cell table:style-name="ce5" office:value-type="float" office:value="3.31623809719994" calcext:value-type="float">
            <text:p>3.3162</text:p>
          </table:table-cell>
          <table:table-cell table:style-name="ce6" office:value-type="float" office:value="0.000456190302095871" calcext:value-type="float">
            <text:p>4.5619E-004</text:p>
          </table:table-cell>
          <table:table-cell table:style-name="ce5" office:value-type="float" office:value="0.0201263354993693" calcext:value-type="float">
            <text:p>0.020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95533153413861" calcext:value-type="float">
            <text:p>1.9553315341</text:p>
          </table:table-cell>
          <table:table-cell office:value-type="float" office:value="0.0252719757413202" calcext:value-type="float">
            <text:p>0.0252719757</text:p>
          </table:table-cell>
          <table:table-cell office:value-type="float" office:value="4.87558753354037" calcext:value-type="float">
            <text:p>4.8755875335</text:p>
          </table:table-cell>
          <table:table-cell office:value-type="float" office:value="0.000000542425383609491" calcext:value-type="float">
            <text:p>5.42425383609491E-07</text:p>
          </table:table-cell>
          <table:table-cell office:value-type="float" office:value="19.1841195526238" calcext:value-type="float">
            <text:p>19.18411955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24919091835978" calcext:value-type="float">
            <text:p>0.7249190918</text:p>
          </table:table-cell>
          <table:table-cell office:value-type="float" office:value="6.36666666666667" calcext:value-type="float">
            <text:p>6.366666666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max</text:p>
          </table:table-cell>
          <table:table-cell office:value-type="float" office:value="1807344" calcext:value-type="float">
            <text:p>1807344</text:p>
          </table:table-cell>
          <table:table-cell office:value-type="float" office:value="2227884" calcext:value-type="float">
            <text:p>2227884</text:p>
          </table:table-cell>
          <table:table-cell office:value-type="string" calcext:value-type="string">
            <text:p><text:a xlink:href="https://www.synapse.org/#%21Synapse:syn2227882" xlink:type="simple">syn2227882</text:a></text:p>
          </table:table-cell>
          <table:table-cell office:value-type="float" office:value="7.7333" calcext:value-type="float">
            <text:p>7.73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7.38233656444116" calcext:value-type="float">
            <text:p>-7.3823</text:p>
          </table:table-cell>
          <table:table-cell table:style-name="ce6" office:value-type="float" office:value="0.000000000000077767702073001" calcext:value-type="float">
            <text:p>7.7768E-014</text:p>
          </table:table-cell>
          <table:table-cell table:style-name="ce6" office:value-type="float" office:value="0.00000000000287740497670104" calcext:value-type="float">
            <text:p>2.8774E-012</text:p>
          </table:table-cell>
          <table:table-cell table:style-name="ce3" office:value-type="float" office:value="0.771" calcext:value-type="float">
            <text:p>0.771</text:p>
          </table:table-cell>
          <table:table-cell table:style-name="ce5" office:value-type="float" office:value="3.20667478822496" calcext:value-type="float">
            <text:p>3.2067</text:p>
          </table:table-cell>
          <table:table-cell table:style-name="ce6" office:value-type="float" office:value="0.000671393515265795" calcext:value-type="float">
            <text:p>6.7139E-004</text:p>
          </table:table-cell>
          <table:table-cell table:style-name="ce5" office:value-type="float" office:value="0.0201263354993693" calcext:value-type="float">
            <text:p>0.020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78874094465644" calcext:value-type="float">
            <text:p>1.7887409447</text:p>
          </table:table-cell>
          <table:table-cell office:value-type="float" office:value="0.0368282728045521" calcext:value-type="float">
            <text:p>0.0368282728</text:p>
          </table:table-cell>
          <table:table-cell office:value-type="float" office:value="4.73927827300459" calcext:value-type="float">
            <text:p>4.739278273</text:p>
          </table:table-cell>
          <table:table-cell office:value-type="float" office:value="0.00000107240393554253" calcext:value-type="float">
            <text:p>1.07240393554253E-06</text:p>
          </table:table-cell>
          <table:table-cell office:value-type="float" office:value="18.4364077380603" calcext:value-type="float">
            <text:p>18.4364077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37872444566271" calcext:value-type="float">
            <text:p>0.7378724446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HD_Systems</text:p>
          </table:table-cell>
          <table:table-cell office:value-type="float" office:value="1967990" calcext:value-type="float">
            <text:p>1967990</text:p>
          </table:table-cell>
          <table:table-cell office:value-type="float" office:value="2227813" calcext:value-type="float">
            <text:p>2227813</text:p>
          </table:table-cell>
          <table:table-cell office:value-type="string" calcext:value-type="string">
            <text:p><text:a xlink:href="https://www.synapse.org/#%21Synapse:syn2227812" xlink:type="simple">syn2227812</text:a>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Y</text:p>
          </table:table-cell>
          <table:table-cell table:style-name="ce3"/>
          <table:table-cell table:style-name="ce5" office:value-type="float" office:value="-7.25847185698409" calcext:value-type="float">
            <text:p>-7.2585</text:p>
          </table:table-cell>
          <table:table-cell table:style-name="ce6" office:value-type="float" office:value="0.00000000000019574390904411" calcext:value-type="float">
            <text:p>1.9574E-013</text:p>
          </table:table-cell>
          <table:table-cell table:style-name="ce6" office:value-type="float" office:value="0.00000000000482834975642137" calcext:value-type="float">
            <text:p>4.8283E-012</text:p>
          </table:table-cell>
          <table:table-cell table:style-name="ce3" office:value-type="float" office:value="0.7551" calcext:value-type="float">
            <text:p>0.7551</text:p>
          </table:table-cell>
          <table:table-cell table:style-name="ce5" office:value-type="float" office:value="3.06230699687604" calcext:value-type="float">
            <text:p>3.0623</text:p>
          </table:table-cell>
          <table:table-cell table:style-name="ce6" office:value-type="float" office:value="0.00109819032182423" calcext:value-type="float">
            <text:p>1.0982E-003</text:p>
          </table:table-cell>
          <table:table-cell table:style-name="ce5" office:value-type="float" office:value="0.0201263354993693" calcext:value-type="float">
            <text:p>0.02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69876747924194" calcext:value-type="float">
            <text:p>1.6987674792</text:p>
          </table:table-cell>
          <table:table-cell office:value-type="float" office:value="0.0446815016942073" calcext:value-type="float">
            <text:p>0.0446815017</text:p>
          </table:table-cell>
          <table:table-cell office:value-type="float" office:value="3.98767766835755" calcext:value-type="float">
            <text:p>3.9876776684</text:p>
          </table:table-cell>
          <table:table-cell office:value-type="float" office:value="0.0000333616165185679" calcext:value-type="float">
            <text:p>3.33616165185679E-05</text:p>
          </table:table-cell>
          <table:table-cell office:value-type="float" office:value="17.3525593823334" calcext:value-type="float">
            <text:p>17.35255938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22086959351951" calcext:value-type="float">
            <text:p>0.6220869594</text:p>
          </table:table-cell>
          <table:table-cell office:value-type="float" office:value="13.1333333333333" calcext:value-type="float">
            <text:p>13.13333333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tuartLab</text:p>
          </table:table-cell>
          <table:table-cell office:value-type="float" office:value="299643" calcext:value-type="float">
            <text:p>299643</text:p>
          </table:table-cell>
          <table:table-cell office:value-type="float" office:value="2227901" calcext:value-type="float">
            <text:p>2227901</text:p>
          </table:table-cell>
          <table:table-cell office:value-type="string" calcext:value-type="string">
            <text:p><text:a xlink:href="https://www.synapse.org/#%21Synapse:syn2190999" xlink:type="simple">syn2190999</text:a>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6.72172479133681" calcext:value-type="float">
            <text:p>-6.7217</text:p>
          </table:table-cell>
          <table:table-cell table:style-name="ce6" office:value-type="float" office:value="0.00000000000897929550873384" calcext:value-type="float">
            <text:p>8.9793E-012</text:p>
          </table:table-cell>
          <table:table-cell table:style-name="ce6" office:value-type="float" office:value="0.000000000166116966911576" calcext:value-type="float">
            <text:p>1.6612E-010</text:p>
          </table:table-cell>
          <table:table-cell table:style-name="ce3" office:value-type="float" office:value="0.7456" calcext:value-type="float">
            <text:p>0.7456</text:p>
          </table:table-cell>
          <table:table-cell table:style-name="ce5" office:value-type="float" office:value="3.00626936748415" calcext:value-type="float">
            <text:p>3.0063</text:p>
          </table:table-cell>
          <table:table-cell table:style-name="ce6" office:value-type="float" office:value="0.00132237298480808" calcext:value-type="float">
            <text:p>1.3224E-003</text:p>
          </table:table-cell>
          <table:table-cell table:style-name="ce5" office:value-type="float" office:value="0.0201263354993693" calcext:value-type="float">
            <text:p>0.020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.10134523517186" calcext:value-type="float">
            <text:p>1.1013452352</text:p>
          </table:table-cell>
          <table:table-cell office:value-type="float" office:value="0.135373215347776" calcext:value-type="float">
            <text:p>0.1353732153</text:p>
          </table:table-cell>
          <table:table-cell office:value-type="float" office:value="4.47407157057964" calcext:value-type="float">
            <text:p>4.4740715706</text:p>
          </table:table-cell>
          <table:table-cell office:value-type="float" office:value="0.00000383720176078128" calcext:value-type="float">
            <text:p>3.83720176078128E-06</text:p>
          </table:table-cell>
          <table:table-cell office:value-type="float" office:value="16.6989256354007" calcext:value-type="float">
            <text:p>16.69892563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83713667859849" calcext:value-type="float">
            <text:p>0.6837136679</text:p>
          </table:table-cell>
          <table:table-cell office:value-type="float" office:value="8.36666666666667" calcext:value-type="float">
            <text:p>8.3666666667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BI_Lab</text:p>
          </table:table-cell>
          <table:table-cell office:value-type="float" office:value="1984495" calcext:value-type="float">
            <text:p>1984495</text:p>
          </table:table-cell>
          <table:table-cell office:value-type="float" office:value="2227918" calcext:value-type="float">
            <text:p>2227918</text:p>
          </table:table-cell>
          <table:table-cell office:value-type="string" calcext:value-type="string">
            <text:p><text:a xlink:href="https://www.synapse.org/#%21Synapse:syn2227917" xlink:type="simple">syn2227917</text:a>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6.44096478776746" calcext:value-type="float">
            <text:p>-6.4410</text:p>
          </table:table-cell>
          <table:table-cell table:style-name="ce6" office:value-type="float" office:value="0.0000000000593582078069143" calcext:value-type="float">
            <text:p>5.9358E-011</text:p>
          </table:table-cell>
          <table:table-cell table:style-name="ce6" office:value-type="float" office:value="0.000000000878501475542331" calcext:value-type="float">
            <text:p>8.7850E-010</text:p>
          </table:table-cell>
          <table:table-cell table:style-name="ce3" office:value-type="float" office:value="0.7321" calcext:value-type="float">
            <text:p>0.7321</text:p>
          </table:table-cell>
          <table:table-cell table:style-name="ce5" office:value-type="float" office:value="2.76530632108789" calcext:value-type="float">
            <text:p>2.7653</text:p>
          </table:table-cell>
          <table:table-cell table:style-name="ce6" office:value-type="float" office:value="0.0028434682388172" calcext:value-type="float">
            <text:p>2.8435E-003</text:p>
          </table:table-cell>
          <table:table-cell table:style-name="ce5" office:value-type="float" office:value="0.0350694416120788" calcext:value-type="float">
            <text:p>0.035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.13080163235413" calcext:value-type="float">
            <text:p>1.1308016324</text:p>
          </table:table-cell>
          <table:table-cell office:value-type="float" office:value="0.129069296375294" calcext:value-type="float">
            <text:p>0.1290692964</text:p>
          </table:table-cell>
          <table:table-cell office:value-type="float" office:value="3.97855953735875" calcext:value-type="float">
            <text:p>3.9785595374</text:p>
          </table:table-cell>
          <table:table-cell office:value-type="float" office:value="0.0000346670252389103" calcext:value-type="float">
            <text:p>0.000034667</text:p>
          </table:table-cell>
          <table:table-cell office:value-type="float" office:value="15.7765902338552" calcext:value-type="float">
            <text:p>15.77659023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01453513150296" calcext:value-type="float">
            <text:p>0.7014535132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BIT</text:p>
          </table:table-cell>
          <table:table-cell office:value-type="float" office:value="317297" calcext:value-type="float">
            <text:p>317297</text:p>
          </table:table-cell>
          <table:table-cell office:value-type="float" office:value="2227677" calcext:value-type="float">
            <text:p>2227677</text:p>
          </table:table-cell>
          <table:table-cell office:value-type="string" calcext:value-type="string">
            <text:p><text:a xlink:href="https://www.synapse.org/#%21Synapse:syn2227675" xlink:type="simple">syn2227675</text:a></text:p>
          </table:table-cell>
          <table:table-cell office:value-type="float" office:value="12.266" calcext:value-type="float">
            <text:p>12.2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6.25929655016376" calcext:value-type="float">
            <text:p>-6.2593</text:p>
          </table:table-cell>
          <table:table-cell table:style-name="ce6" office:value-type="float" office:value="0.000000000193358939099878" calcext:value-type="float">
            <text:p>1.9336E-010</text:p>
          </table:table-cell>
          <table:table-cell table:style-name="ce6" office:value-type="float" office:value="0.00000000238476024889849" calcext:value-type="float">
            <text:p>2.3848E-009</text:p>
          </table:table-cell>
          <table:table-cell table:style-name="ce3" office:value-type="float" office:value="0.7152" calcext:value-type="float">
            <text:p>0.7152</text:p>
          </table:table-cell>
          <table:table-cell table:style-name="ce5" office:value-type="float" office:value="2.59896188573261" calcext:value-type="float">
            <text:p>2.5990</text:p>
          </table:table-cell>
          <table:table-cell table:style-name="ce6" office:value-type="float" office:value="0.00467530774201264" calcext:value-type="float">
            <text:p>4.6753E-003</text:p>
          </table:table-cell>
          <table:table-cell table:style-name="ce5" office:value-type="float" office:value="0.0494246818441336" calcext:value-type="float">
            <text:p>0.04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69418002528526" calcext:value-type="float">
            <text:p>1.6941800253</text:p>
          </table:table-cell>
          <table:table-cell office:value-type="float" office:value="0.0451155396444027" calcext:value-type="float">
            <text:p>0.0451155396</text:p>
          </table:table-cell>
          <table:table-cell office:value-type="float" office:value="3.3352170908936" calcext:value-type="float">
            <text:p>3.3352170909</text:p>
          </table:table-cell>
          <table:table-cell office:value-type="float" office:value="0.000426164157530384" calcext:value-type="float">
            <text:p>0.0004261642</text:p>
          </table:table-cell>
          <table:table-cell office:value-type="float" office:value="14.6237033412781" calcext:value-type="float">
            <text:p>14.62370334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32312507586609" calcext:value-type="float">
            <text:p>0.6323125076</text:p>
          </table:table-cell>
          <table:table-cell office:value-type="float" office:value="12.8333333333333" calcext:value-type="float">
            <text:p>12.833333333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NMSUSongLab</text:p>
          </table:table-cell>
          <table:table-cell office:value-type="float" office:value="1939652" calcext:value-type="float">
            <text:p>1939652</text:p>
          </table:table-cell>
          <table:table-cell office:value-type="float" office:value="2227415" calcext:value-type="float">
            <text:p>2227415</text:p>
          </table:table-cell>
          <table:table-cell office:value-type="string" calcext:value-type="string">
            <text:p><text:a xlink:href="https://www.synapse.org/#%21Synapse:syn2227413" xlink:type="simple">syn2227413</text:a>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5.7720953674993" calcext:value-type="float">
            <text:p>-5.7721</text:p>
          </table:table-cell>
          <table:table-cell table:style-name="ce6" office:value-type="float" office:value="0.00000000391458906186803" calcext:value-type="float">
            <text:p>3.9146E-009</text:p>
          </table:table-cell>
          <table:table-cell table:style-name="ce6" office:value-type="float" office:value="0.0000000413827986540334" calcext:value-type="float">
            <text:p>4.1383E-008</text:p>
          </table:table-cell>
          <table:table-cell table:style-name="ce3" office:value-type="float" office:value="0.7148" calcext:value-type="float">
            <text:p>0.7148</text:p>
          </table:table-cell>
          <table:table-cell table:style-name="ce5" office:value-type="float" office:value="2.99775355875514" calcext:value-type="float">
            <text:p>2.9978</text:p>
          </table:table-cell>
          <table:table-cell table:style-name="ce6" office:value-type="float" office:value="0.00135988753374117" calcext:value-type="float">
            <text:p>1.3599E-003</text:p>
          </table:table-cell>
          <table:table-cell table:style-name="ce5" office:value-type="float" office:value="0.0201263354993693" calcext:value-type="float">
            <text:p>0.02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0.0897713269743419" calcext:value-type="float">
            <text:p>-0.089771327</text:p>
          </table:table-cell>
          <table:table-cell office:value-type="float" office:value="0.535765533036225" calcext:value-type="float">
            <text:p>0.535765533</text:p>
          </table:table-cell>
          <table:table-cell office:value-type="float" office:value="3.93167022336718" calcext:value-type="float">
            <text:p>3.9316702234</text:p>
          </table:table-cell>
          <table:table-cell office:value-type="float" office:value="0.000042178866404563" calcext:value-type="float">
            <text:p>4.2178866404563E-05</text:p>
          </table:table-cell>
          <table:table-cell office:value-type="float" office:value="14.5955280003469" calcext:value-type="float">
            <text:p>14.5955280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017448445271" calcext:value-type="float">
            <text:p>0.6017448445</text:p>
          </table:table-cell>
          <table:table-cell office:value-type="float" office:value="16.4666666666667" calcext:value-type="float">
            <text:p>16.466666666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9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akev</text:p>
          </table:table-cell>
          <table:table-cell office:value-type="float" office:value="422256" calcext:value-type="float">
            <text:p>422256</text:p>
          </table:table-cell>
          <table:table-cell office:value-type="float" office:value="2228270" calcext:value-type="float">
            <text:p>2228270</text:p>
          </table:table-cell>
          <table:table-cell office:value-type="string" calcext:value-type="string">
            <text:p><text:a xlink:href="https://www.synapse.org/#%21Synapse:syn2228255" xlink:type="simple">syn2228255</text:a></text:p>
          </table:table-cell>
          <table:table-cell office:value-type="float" office:value="15.333" calcext:value-type="float">
            <text:p>15.3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5.48307771676614" calcext:value-type="float">
            <text:p>-5.4831</text:p>
          </table:table-cell>
          <table:table-cell table:style-name="ce6" office:value-type="float" office:value="0.0000000208994639523323" calcext:value-type="float">
            <text:p>2.0899E-008</text:p>
          </table:table-cell>
          <table:table-cell table:style-name="ce6" office:value-type="float" office:value="0.000000193320041559074" calcext:value-type="float">
            <text:p>1.9332E-007</text:p>
          </table:table-cell>
          <table:table-cell table:style-name="ce3" office:value-type="float" office:value="0.6988" calcext:value-type="float">
            <text:p>0.6988</text:p>
          </table:table-cell>
          <table:table-cell table:style-name="ce5" office:value-type="float" office:value="2.50263774249326" calcext:value-type="float">
            <text:p>2.5026</text:p>
          </table:table-cell>
          <table:table-cell table:style-name="ce6" office:value-type="float" office:value="0.00616358234704029" calcext:value-type="float">
            <text:p>6.1636E-003</text:p>
          </table:table-cell>
          <table:table-cell table:style-name="ce5" office:value-type="float" office:value="0.0570131367101227" calcext:value-type="float">
            <text:p>0.0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77595157302356" calcext:value-type="float">
            <text:p>0.7775951573</text:p>
          </table:table-cell>
          <table:table-cell office:value-type="float" office:value="0.21840385841713" calcext:value-type="float">
            <text:p>0.2184038584</text:p>
          </table:table-cell>
          <table:table-cell office:value-type="float" office:value="3.73070045377697" calcext:value-type="float">
            <text:p>3.7307004538</text:p>
          </table:table-cell>
          <table:table-cell office:value-type="float" office:value="0.0000954740733518644" calcext:value-type="float">
            <text:p>9.54740733518644E-05</text:p>
          </table:table-cell>
          <table:table-cell office:value-type="float" office:value="13.5096058070625" calcext:value-type="float">
            <text:p>13.5096058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02189993616884" calcext:value-type="float">
            <text:p>0.6021899936</text:p>
          </table:table-cell>
          <table:table-cell office:value-type="float" office:value="14.3333333333333" calcext:value-type="float">
            <text:p>14.333333333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9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WelchsLab</text:p>
          </table:table-cell>
          <table:table-cell office:value-type="float" office:value="1963056" calcext:value-type="float">
            <text:p>1963056</text:p>
          </table:table-cell>
          <table:table-cell office:value-type="float" office:value="2226977" calcext:value-type="float">
            <text:p>2226977</text:p>
          </table:table-cell>
          <table:table-cell office:value-type="string" calcext:value-type="string">
            <text:p><text:a xlink:href="https://www.synapse.org/#%21Synapse:syn2226975" xlink:type="simple">syn2226975</text:a></text:p>
          </table:table-cell>
          <table:table-cell office:value-type="float" office:value="15.766" calcext:value-type="float">
            <text:p>15.766</text:p>
          </table:table-cell>
          <table:table-cell office:value-type="string" calcext:value-type="string">
            <text:p>Y</text:p>
          </table:table-cell>
          <table:table-cell table:style-name="ce3"/>
          <table:table-cell table:style-name="ce5" office:value-type="float" office:value="-5.38398595080049" calcext:value-type="float">
            <text:p>-5.3840</text:p>
          </table:table-cell>
          <table:table-cell table:style-name="ce6" office:value-type="float" office:value="0.000000036427096291845" calcext:value-type="float">
            <text:p>3.6427E-008</text:p>
          </table:table-cell>
          <table:table-cell table:style-name="ce6" office:value-type="float" office:value="0.000000299511680621837" calcext:value-type="float">
            <text:p>2.9951E-007</text:p>
          </table:table-cell>
          <table:table-cell table:style-name="ce3" office:value-type="float" office:value="0.6963" calcext:value-type="float">
            <text:p>0.6963</text:p>
          </table:table-cell>
          <table:table-cell table:style-name="ce5" office:value-type="float" office:value="2.03019764942047" calcext:value-type="float">
            <text:p>2.0302</text:p>
          </table:table-cell>
          <table:table-cell table:style-name="ce5" office:value-type="float" office:value="0.0211682263430243" calcext:value-type="float">
            <text:p>0.0212</text:p>
          </table:table-cell>
          <table:table-cell table:style-name="ce5" office:value-type="float" office:value="0.120496057644908" calcext:value-type="float">
            <text:p>0.12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11789181999261" calcext:value-type="float">
            <text:p>1.11789182</text:p>
          </table:table-cell>
          <table:table-cell office:value-type="float" office:value="0.131806599545325" calcext:value-type="float">
            <text:p>0.1318065995</text:p>
          </table:table-cell>
          <table:table-cell office:value-type="float" office:value="3.97383261390571" calcext:value-type="float">
            <text:p>3.9738326139</text:p>
          </table:table-cell>
          <table:table-cell office:value-type="float" office:value="0.0000353626377407323" calcext:value-type="float">
            <text:p>3.53626377407323E-05</text:p>
          </table:table-cell>
          <table:table-cell office:value-type="float" office:value="13.3374619676515" calcext:value-type="float">
            <text:p>13.33746196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53855429372793" calcext:value-type="float">
            <text:p>0.6538554294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9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uanLab</text:p>
          </table:table-cell>
          <table:table-cell office:value-type="float" office:value="1935542" calcext:value-type="float">
            <text:p>1935542</text:p>
          </table:table-cell>
          <table:table-cell office:value-type="float" office:value="2227670" calcext:value-type="float">
            <text:p>2227670</text:p>
          </table:table-cell>
          <table:table-cell office:value-type="string" calcext:value-type="string">
            <text:p><text:a xlink:href="https://www.synapse.org/#%21Synapse:syn2227663" xlink:type="simple">syn2227663</text:a></text:p>
          </table:table-cell>
          <table:table-cell office:value-type="float" office:value="18.166" calcext:value-type="float">
            <text:p>18.1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4.78943535500657" calcext:value-type="float">
            <text:p>-4.7894</text:p>
          </table:table-cell>
          <table:table-cell table:style-name="ce6" office:value-type="float" office:value="0.000000836256333748407" calcext:value-type="float">
            <text:p>8.3626E-007</text:p>
          </table:table-cell>
          <table:table-cell table:style-name="ce6" office:value-type="float" office:value="0.00000618829686973821" calcext:value-type="float">
            <text:p>6.1883E-006</text:p>
          </table:table-cell>
          <table:table-cell table:style-name="ce3" office:value-type="float" office:value="0.6766" calcext:value-type="float">
            <text:p>0.6766</text:p>
          </table:table-cell>
          <table:table-cell table:style-name="ce5" office:value-type="float" office:value="2.40332716970576" calcext:value-type="float">
            <text:p>2.4033</text:p>
          </table:table-cell>
          <table:table-cell table:style-name="ce5" office:value-type="float" office:value="0.00812332235871893" calcext:value-type="float">
            <text:p>0.0081</text:p>
          </table:table-cell>
          <table:table-cell table:style-name="ce5" office:value-type="float" office:value="0.0667917616161334" calcext:value-type="float">
            <text:p>0.066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0.993214834989945" calcext:value-type="float">
            <text:p>0.993214835</text:p>
          </table:table-cell>
          <table:table-cell office:value-type="float" office:value="0.160302635162396" calcext:value-type="float">
            <text:p>0.1603026352</text:p>
          </table:table-cell>
          <table:table-cell office:value-type="float" office:value="3.41584027349815" calcext:value-type="float">
            <text:p>3.4158402735</text:p>
          </table:table-cell>
          <table:table-cell office:value-type="float" office:value="0.000317927659121198" calcext:value-type="float">
            <text:p>0.0003179277</text:p>
          </table:table-cell>
          <table:table-cell office:value-type="float" office:value="11.9938147759783" calcext:value-type="float">
            <text:p>11.9938147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36286548808989" calcext:value-type="float">
            <text:p>0.5362865488</text:p>
          </table:table-cell>
          <table:table-cell office:value-type="float" office:value="22.1333333333333" calcext:value-type="float">
            <text:p>22.1333333333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upta</text:p>
          </table:table-cell>
          <table:table-cell office:value-type="float" office:value="2103066" calcext:value-type="float">
            <text:p>2103066</text:p>
          </table:table-cell>
          <table:table-cell office:value-type="float" office:value="2203344" calcext:value-type="float">
            <text:p>2203344</text:p>
          </table:table-cell>
          <table:table-cell office:value-type="string" calcext:value-type="string">
            <text:p><text:a xlink:href="https://www.synapse.org/#%21Synapse:syn2203343" xlink:type="simple">syn2203343</text:a></text:p>
          </table:table-cell>
          <table:table-cell office:value-type="float" office:value="19.666" calcext:value-type="float">
            <text:p>19.6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4.42609887979917" calcext:value-type="float">
            <text:p>-4.4261</text:p>
          </table:table-cell>
          <table:table-cell table:style-name="ce6" office:value-type="float" office:value="0.00000479762770011213" calcext:value-type="float">
            <text:p>4.7976E-006</text:p>
          </table:table-cell>
          <table:table-cell table:style-name="ce6" office:value-type="float" office:value="0.0000322749499825725" calcext:value-type="float">
            <text:p>3.2275E-005</text:p>
          </table:table-cell>
          <table:table-cell table:style-name="ce3" office:value-type="float" office:value="0.6534" calcext:value-type="float">
            <text:p>0.6534</text:p>
          </table:table-cell>
          <table:table-cell table:style-name="ce5" office:value-type="float" office:value="1.79974282831876" calcext:value-type="float">
            <text:p>1.7997</text:p>
          </table:table-cell>
          <table:table-cell table:style-name="ce5" office:value-type="float" office:value="0.0359506275577648" calcext:value-type="float">
            <text:p>0.0360</text:p>
          </table:table-cell>
          <table:table-cell table:style-name="ce5" office:value-type="float" office:value="0.159609114700477" calcext:value-type="float">
            <text:p>0.1596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0.448890747534562" calcext:value-type="float">
            <text:p>0.4488907475</text:p>
          </table:table-cell>
          <table:table-cell office:value-type="float" office:value="0.326755235456067" calcext:value-type="float">
            <text:p>0.3267552355</text:p>
          </table:table-cell>
          <table:table-cell office:value-type="float" office:value="3.31938430293869" calcext:value-type="float">
            <text:p>3.3193843029</text:p>
          </table:table-cell>
          <table:table-cell office:value-type="float" office:value="0.000451080899476208" calcext:value-type="float">
            <text:p>0.0004510809</text:p>
          </table:table-cell>
          <table:table-cell office:value-type="float" office:value="10.4105019864741" calcext:value-type="float">
            <text:p>10.41050198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05911960059623" calcext:value-type="float">
            <text:p>0.5059119601</text:p>
          </table:table-cell>
          <table:table-cell office:value-type="float" office:value="24.8666666666667" calcext:value-type="float">
            <text:p>24.8666666667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LBHKKG</text:p>
          </table:table-cell>
          <table:table-cell office:value-type="float" office:value="1980624" calcext:value-type="float">
            <text:p>1980624</text:p>
          </table:table-cell>
          <table:table-cell office:value-type="float" office:value="2226924" calcext:value-type="float">
            <text:p>2226924</text:p>
          </table:table-cell>
          <table:table-cell office:value-type="string" calcext:value-type="string">
            <text:p><text:a xlink:href="https://www.synapse.org/#%21Synapse:syn2226923" xlink:type="simple">syn2226923</text:a></text:p>
          </table:table-cell>
          <table:table-cell office:value-type="float" office:value="20.466" calcext:value-type="float">
            <text:p>20.466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-4.21140005354026" calcext:value-type="float">
            <text:p>-4.2114</text:p>
          </table:table-cell>
          <table:table-cell table:style-name="ce6" office:value-type="float" office:value="0.0000126896418864335" calcext:value-type="float">
            <text:p>1.2690E-005</text:p>
          </table:table-cell>
          <table:table-cell table:style-name="ce6" office:value-type="float" office:value="0.0000782527916330068" calcext:value-type="float">
            <text:p>7.8253E-005</text:p>
          </table:table-cell>
          <table:table-cell table:style-name="ce3" office:value-type="float" office:value="0.6554" calcext:value-type="float">
            <text:p>0.6554</text:p>
          </table:table-cell>
          <table:table-cell table:style-name="ce5" office:value-type="float" office:value="2.19508980068371" calcext:value-type="float">
            <text:p>2.1951</text:p>
          </table:table-cell>
          <table:table-cell table:style-name="ce5" office:value-type="float" office:value="0.0140785783502139" calcext:value-type="float">
            <text:p>0.0141</text:p>
          </table:table-cell>
          <table:table-cell table:style-name="ce5" office:value-type="float" office:value="0.094710436174166" calcext:value-type="float">
            <text:p>0.0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0.389585127574023" calcext:value-type="float">
            <text:p>-0.3895851276</text:p>
          </table:table-cell>
          <table:table-cell office:value-type="float" office:value="0.6515783243092" calcext:value-type="float">
            <text:p>0.6515783243</text:p>
          </table:table-cell>
          <table:table-cell office:value-type="float" office:value="3.56413337473404" calcext:value-type="float">
            <text:p>3.5641333747</text:p>
          </table:table-cell>
          <table:table-cell office:value-type="float" office:value="0.000182530153560401" calcext:value-type="float">
            <text:p>0.0001825302</text:p>
          </table:table-cell>
          <table:table-cell office:value-type="float" office:value="10.5420195971064" calcext:value-type="float">
            <text:p>10.5420195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90570950053773" calcext:value-type="float">
            <text:p>0.5905709501</text:p>
          </table:table-cell>
          <table:table-cell office:value-type="float" office:value="17.9" calcext:value-type="float">
            <text:p>17.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BNet</text:p>
          </table:table-cell>
          <table:table-cell office:value-type="float" office:value="1947588" calcext:value-type="float">
            <text:p>1947588</text:p>
          </table:table-cell>
          <table:table-cell office:value-type="float" office:value="2226904" calcext:value-type="float">
            <text:p>2226904</text:p>
          </table:table-cell>
          <table:table-cell office:value-type="string" calcext:value-type="string">
            <text:p><text:a xlink:href="https://www.synapse.org/#%21Synapse:syn2223184" xlink:type="simple">syn2223184</text:a>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98844358011754" calcext:value-type="float">
            <text:p>-3.9884</text:p>
          </table:table-cell>
          <table:table-cell table:style-name="ce6" office:value-type="float" office:value="0.0000332541079764858" calcext:value-type="float">
            <text:p>3.3254E-005</text:p>
          </table:table-cell>
          <table:table-cell table:style-name="ce6" office:value-type="float" office:value="0.000189292614635381" calcext:value-type="float">
            <text:p>1.8929E-004</text:p>
          </table:table-cell>
          <table:table-cell table:style-name="ce3" office:value-type="float" office:value="0.6414" calcext:value-type="float">
            <text:p>0.6414</text:p>
          </table:table-cell>
          <table:table-cell table:style-name="ce5" office:value-type="float" office:value="1.7853807317175" calcext:value-type="float">
            <text:p>1.7854</text:p>
          </table:table-cell>
          <table:table-cell table:style-name="ce5" office:value-type="float" office:value="0.0370997909319516" calcext:value-type="float">
            <text:p>0.0371</text:p>
          </table:table-cell>
          <table:table-cell table:style-name="ce5" office:value-type="float" office:value="0.159609114700477" calcext:value-type="float">
            <text:p>0.1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0.273632695279567" calcext:value-type="float">
            <text:p>0.2736326953</text:p>
          </table:table-cell>
          <table:table-cell office:value-type="float" office:value="0.392183452700961" calcext:value-type="float">
            <text:p>0.3921834527</text:p>
          </table:table-cell>
          <table:table-cell office:value-type="float" office:value="3.11417300760766" calcext:value-type="float">
            <text:p>3.1141730076</text:p>
          </table:table-cell>
          <table:table-cell office:value-type="float" office:value="0.000922306467674439" calcext:value-type="float">
            <text:p>0.0009223065</text:p>
          </table:table-cell>
          <table:table-cell office:value-type="float" office:value="9.58494479175272" calcext:value-type="float">
            <text:p>9.58494479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27969036397807" calcext:value-type="float">
            <text:p>0.5279690364</text:p>
          </table:table-cell>
          <table:table-cell office:value-type="float" office:value="22.7" calcext:value-type="float">
            <text:p>22.7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FreiburgBiossX</text:p>
          </table:table-cell>
          <table:table-cell office:value-type="float" office:value="1929263" calcext:value-type="float">
            <text:p>1929263</text:p>
          </table:table-cell>
          <table:table-cell office:value-type="float" office:value="2227833" calcext:value-type="float">
            <text:p>2227833</text:p>
          </table:table-cell>
          <table:table-cell office:value-type="string" calcext:value-type="string">
            <text:p><text:a xlink:href="https://www.synapse.org/#%21Synapse:syn2227825" xlink:type="simple">syn2227825</text:a>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89760946131569" calcext:value-type="float">
            <text:p>-3.8976</text:p>
          </table:table-cell>
          <table:table-cell table:style-name="ce6" office:value-type="float" office:value="0.0000485734577874558" calcext:value-type="float">
            <text:p>4.8573E-005</text:p>
          </table:table-cell>
          <table:table-cell table:style-name="ce6" office:value-type="float" office:value="0.000256745419733695" calcext:value-type="float">
            <text:p>2.5675E-004</text:p>
          </table:table-cell>
          <table:table-cell table:style-name="ce3" office:value-type="float" office:value="0.6498" calcext:value-type="float">
            <text:p>0.6498</text:p>
          </table:table-cell>
          <table:table-cell table:style-name="ce5" office:value-type="float" office:value="1.83728848249919" calcext:value-type="float">
            <text:p>1.8373</text:p>
          </table:table-cell>
          <table:table-cell table:style-name="ce5" office:value-type="float" office:value="0.033083659632166" calcext:value-type="float">
            <text:p>0.0331</text:p>
          </table:table-cell>
          <table:table-cell table:style-name="ce5" office:value-type="float" office:value="0.159609114700477" calcext:value-type="float">
            <text:p>0.1596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0.372985103426565" calcext:value-type="float">
            <text:p>0.3729851034</text:p>
          </table:table-cell>
          <table:table-cell office:value-type="float" office:value="0.354579765507097" calcext:value-type="float">
            <text:p>0.3545797655</text:p>
          </table:table-cell>
          <table:table-cell office:value-type="float" office:value="3.24248582740472" calcext:value-type="float">
            <text:p>3.2424858274</text:p>
          </table:table-cell>
          <table:table-cell office:value-type="float" office:value="0.000592459207633955" calcext:value-type="float">
            <text:p>0.0005924592</text:p>
          </table:table-cell>
          <table:table-cell office:value-type="float" office:value="10.1586502289739" calcext:value-type="float">
            <text:p>10.1586502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03508269675909" calcext:value-type="float">
            <text:p>0.5035082697</text:p>
          </table:table-cell>
          <table:table-cell office:value-type="float" office:value="25.2666666666667" calcext:value-type="float">
            <text:p>25.2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DoNET</text:p>
          </table:table-cell>
          <table:table-cell office:value-type="float" office:value="2023153" calcext:value-type="float">
            <text:p>2023153</text:p>
          </table:table-cell>
          <table:table-cell office:value-type="float" office:value="2210170" calcext:value-type="float">
            <text:p>2210170</text:p>
          </table:table-cell>
          <table:table-cell office:value-type="string" calcext:value-type="string">
            <text:p><text:a xlink:href="https://www.synapse.org/#%21Synapse:syn2208441" xlink:type="simple">syn2208441</text:a></text:p>
          </table:table-cell>
          <table:table-cell office:value-type="float" office:value="21.966" calcext:value-type="float">
            <text:p>21.9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83154828400526" calcext:value-type="float">
            <text:p>-3.8315</text:p>
          </table:table-cell>
          <table:table-cell table:style-name="ce6" office:value-type="float" office:value="0.0000636696884729145" calcext:value-type="float">
            <text:p>6.3670E-005</text:p>
          </table:table-cell>
          <table:table-cell table:style-name="ce6" office:value-type="float" office:value="0.000314103796466378" calcext:value-type="float">
            <text:p>3.1410E-004</text:p>
          </table:table-cell>
          <table:table-cell table:style-name="ce3" office:value-type="float" office:value="0.6575" calcext:value-type="float">
            <text:p>0.6575</text:p>
          </table:table-cell>
          <table:table-cell table:style-name="ce5" office:value-type="float" office:value="1.80162519731539" calcext:value-type="float">
            <text:p>1.8016</text:p>
          </table:table-cell>
          <table:table-cell table:style-name="ce5" office:value-type="float" office:value="0.0358021970766469" calcext:value-type="float">
            <text:p>0.0358</text:p>
          </table:table-cell>
          <table:table-cell table:style-name="ce5" office:value-type="float" office:value="0.159609114700477" calcext:value-type="float">
            <text:p>0.159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28320469791706" calcext:value-type="float">
            <text:p>0.2832046979</text:p>
          </table:table-cell>
          <table:table-cell office:value-type="float" office:value="0.388509963650548" calcext:value-type="float">
            <text:p>0.3885099637</text:p>
          </table:table-cell>
          <table:table-cell office:value-type="float" office:value="3.28095734632251" calcext:value-type="float">
            <text:p>3.2809573463</text:p>
          </table:table-cell>
          <table:table-cell office:value-type="float" office:value="0.00051727694074466" calcext:value-type="float">
            <text:p>0.0005172769</text:p>
          </table:table-cell>
          <table:table-cell office:value-type="float" office:value="10.6860408421734" calcext:value-type="float">
            <text:p>10.68604084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86907902483931" calcext:value-type="float">
            <text:p>0.4869079025</text:p>
          </table:table-cell>
          <table:table-cell office:value-type="float" office:value="29.8333333333333" calcext:value-type="float">
            <text:p>29.83333333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JKLab</text:p>
          </table:table-cell>
          <table:table-cell office:value-type="float" office:value="2176654" calcext:value-type="float">
            <text:p>2176654</text:p>
          </table:table-cell>
          <table:table-cell office:value-type="float" office:value="2177049" calcext:value-type="float">
            <text:p>2177049</text:p>
          </table:table-cell>
          <table:table-cell office:value-type="string" calcext:value-type="string">
            <text:p><text:a xlink:href="https://www.synapse.org/#%21Synapse:syn2176659" xlink:type="simple">syn2176659</text:a></text:p>
          </table:table-cell>
          <table:table-cell office:value-type="float" office:value="22.366" calcext:value-type="float">
            <text:p>22.366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-3.74897181236721" calcext:value-type="float">
            <text:p>-3.7490</text:p>
          </table:table-cell>
          <table:table-cell table:style-name="ce6" office:value-type="float" office:value="0.0000887805194686915" calcext:value-type="float">
            <text:p>8.8781E-005</text:p>
          </table:table-cell>
          <table:table-cell table:style-name="ce6" office:value-type="float" office:value="0.000410609902542698" calcext:value-type="float">
            <text:p>4.1061E-004</text:p>
          </table:table-cell>
          <table:table-cell table:style-name="ce3" office:value-type="float" office:value="0.6454" calcext:value-type="float">
            <text:p>0.6454</text:p>
          </table:table-cell>
          <table:table-cell table:style-name="ce5" office:value-type="float" office:value="2.12638298834518" calcext:value-type="float">
            <text:p>2.1264</text:p>
          </table:table-cell>
          <table:table-cell table:style-name="ce5" office:value-type="float" office:value="0.0167356915327416" calcext:value-type="float">
            <text:p>0.0167</text:p>
          </table:table-cell>
          <table:table-cell table:style-name="ce5" office:value-type="float" office:value="0.103203431118573" calcext:value-type="float">
            <text:p>0.10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0.369667917344158" calcext:value-type="float">
            <text:p>-0.3696679173</text:p>
          </table:table-cell>
          <table:table-cell office:value-type="float" office:value="0.644185030366611" calcext:value-type="float">
            <text:p>0.6441850304</text:p>
          </table:table-cell>
          <table:table-cell office:value-type="float" office:value="2.91294667946159" calcext:value-type="float">
            <text:p>2.9129466795</text:p>
          </table:table-cell>
          <table:table-cell office:value-type="float" office:value="0.00179017865393027" calcext:value-type="float">
            <text:p>0.0017901787</text:p>
          </table:table-cell>
          <table:table-cell office:value-type="float" office:value="9.85828855514755" calcext:value-type="float">
            <text:p>9.85828855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0352228241422" calcext:value-type="float">
            <text:p>0.5803522282</text:p>
          </table:table-cell>
          <table:table-cell office:value-type="float" office:value="20.7" calcext:value-type="float">
            <text:p>20.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lSoTi</text:p>
          </table:table-cell>
          <table:table-cell office:value-type="float" office:value="2181077" calcext:value-type="float">
            <text:p>2181077</text:p>
          </table:table-cell>
          <table:table-cell office:value-type="float" office:value="2226718" calcext:value-type="float">
            <text:p>2226718</text:p>
          </table:table-cell>
          <table:table-cell office:value-type="string" calcext:value-type="string">
            <text:p><text:a xlink:href="https://www.synapse.org/#%21Synapse:syn2226716" xlink:type="simple">syn2226716</text:a></text:p>
          </table:table-cell>
          <table:table-cell office:value-type="float" office:value="22.633" calcext:value-type="float">
            <text:p>22.6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69116828222058" calcext:value-type="float">
            <text:p>-3.6912</text:p>
          </table:table-cell>
          <table:table-cell table:style-name="ce6" office:value-type="float" office:value="0.000111613191305265" calcext:value-type="float">
            <text:p>1.1161E-004</text:p>
          </table:table-cell>
          <table:table-cell table:style-name="ce6" office:value-type="float" office:value="0.000485845656269979" calcext:value-type="float">
            <text:p>4.8585E-004</text:p>
          </table:table-cell>
          <table:table-cell table:style-name="ce3" office:value-type="float" office:value="0.6303" calcext:value-type="float">
            <text:p>0.6303</text:p>
          </table:table-cell>
          <table:table-cell table:style-name="ce5" office:value-type="float" office:value="1.46471469834171" calcext:value-type="float">
            <text:p>1.4647</text:p>
          </table:table-cell>
          <table:table-cell table:style-name="ce5" office:value-type="float" office:value="0.0714993865357579" calcext:value-type="float">
            <text:p>0.0715</text:p>
          </table:table-cell>
          <table:table-cell table:style-name="ce5" office:value-type="float" office:value="0.251950219221242" calcext:value-type="float">
            <text:p>0.2520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0.413805914386647" calcext:value-type="float">
            <text:p>0.4138059144</text:p>
          </table:table-cell>
          <table:table-cell office:value-type="float" office:value="0.339508126095751" calcext:value-type="float">
            <text:p>0.3395081261</text:p>
          </table:table-cell>
          <table:table-cell office:value-type="float" office:value="2.8088091464661" calcext:value-type="float">
            <text:p>2.8088091465</text:p>
          </table:table-cell>
          <table:table-cell office:value-type="float" office:value="0.00248625576283024" calcext:value-type="float">
            <text:p>0.0024862558</text:p>
          </table:table-cell>
          <table:table-cell office:value-type="float" office:value="8.82954448425465" calcext:value-type="float">
            <text:p>8.82954448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32105648448754" calcext:value-type="float">
            <text:p>0.5321056484</text:p>
          </table:table-cell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Netzwerk</text:p>
          </table:table-cell>
          <table:table-cell office:value-type="float" office:value="2025103" calcext:value-type="float">
            <text:p>2025103</text:p>
          </table:table-cell>
          <table:table-cell office:value-type="float" office:value="2227968" calcext:value-type="float">
            <text:p>2227968</text:p>
          </table:table-cell>
          <table:table-cell office:value-type="string" calcext:value-type="string">
            <text:p><text:a xlink:href="https://www.synapse.org/#%21Synapse:syn2211038" xlink:type="simple">syn2211038</text:a>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64162239923775" calcext:value-type="float">
            <text:p>-3.6416</text:p>
          </table:table-cell>
          <table:table-cell table:style-name="ce6" office:value-type="float" office:value="0.000135462630053607" calcext:value-type="float">
            <text:p>1.3546E-004</text:p>
          </table:table-cell>
          <table:table-cell table:style-name="ce6" office:value-type="float" office:value="0.000556901923553716" calcext:value-type="float">
            <text:p>5.5690E-004</text:p>
          </table:table-cell>
          <table:table-cell table:style-name="ce3" office:value-type="float" office:value="0.6624" calcext:value-type="float">
            <text:p>0.6624</text:p>
          </table:table-cell>
          <table:table-cell table:style-name="ce5" office:value-type="float" office:value="2.23393913962744" calcext:value-type="float">
            <text:p>2.2339</text:p>
          </table:table-cell>
          <table:table-cell table:style-name="ce5" office:value-type="float" office:value="0.0127435389049576" calcext:value-type="float">
            <text:p>0.0127</text:p>
          </table:table-cell>
          <table:table-cell table:style-name="ce5" office:value-type="float" office:value="0.0943021878966863" calcext:value-type="float">
            <text:p>0.0943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-0.531629136342198" calcext:value-type="float">
            <text:p>-0.5316291363</text:p>
          </table:table-cell>
          <table:table-cell office:value-type="float" office:value="0.702508559586413" calcext:value-type="float">
            <text:p>0.7025085596</text:p>
          </table:table-cell>
          <table:table-cell office:value-type="float" office:value="3.81829885886069" calcext:value-type="float">
            <text:p>3.8182988589</text:p>
          </table:table-cell>
          <table:table-cell office:value-type="float" office:value="0.0000671875400010125" calcext:value-type="float">
            <text:p>6.71875400010125E-05</text:p>
          </table:table-cell>
          <table:table-cell office:value-type="float" office:value="11.0214440444304" calcext:value-type="float">
            <text:p>11.02144404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51015215575856" calcext:value-type="float">
            <text:p>0.5510152156</text:p>
          </table:table-cell>
          <table:table-cell office:value-type="float" office:value="24.8333333333333" calcext:value-type="float">
            <text:p>24.8333333333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table:number-columns-repeated="99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LAK</text:p>
          </table:table-cell>
          <table:table-cell office:value-type="float" office:value="2192745" calcext:value-type="float">
            <text:p>2192745</text:p>
          </table:table-cell>
          <table:table-cell office:value-type="float" office:value="2208355" calcext:value-type="float">
            <text:p>2208355</text:p>
          </table:table-cell>
          <table:table-cell office:value-type="string" calcext:value-type="string">
            <text:p><text:a xlink:href="https://www.synapse.org/#%21Synapse:syn2208354" xlink:type="simple">syn2208354</text:a>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52601533894449" calcext:value-type="float">
            <text:p>-3.5260</text:p>
          </table:table-cell>
          <table:table-cell table:style-name="ce6" office:value-type="float" office:value="0.000210931267250076" calcext:value-type="float">
            <text:p>2.1093E-004</text:p>
          </table:table-cell>
          <table:table-cell table:style-name="ce6" office:value-type="float" office:value="0.000821521777710822" calcext:value-type="float">
            <text:p>8.2152E-004</text:p>
          </table:table-cell>
          <table:table-cell table:style-name="ce3" office:value-type="float" office:value="0.6415" calcext:value-type="float">
            <text:p>0.6415</text:p>
          </table:table-cell>
          <table:table-cell table:style-name="ce5" office:value-type="float" office:value="1.76450093886663" calcext:value-type="float">
            <text:p>1.7645</text:p>
          </table:table-cell>
          <table:table-cell table:style-name="ce5" office:value-type="float" office:value="0.0388238387109268" calcext:value-type="float">
            <text:p>0.0388</text:p>
          </table:table-cell>
          <table:table-cell table:style-name="ce5" office:value-type="float" office:value="0.159609114700477" calcext:value-type="float">
            <text:p>0.15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0.0114736785659489" calcext:value-type="float">
            <text:p>-0.0114736786</text:p>
          </table:table-cell>
          <table:table-cell office:value-type="float" office:value="0.504577235062892" calcext:value-type="float">
            <text:p>0.5045772351</text:p>
          </table:table-cell>
          <table:table-cell office:value-type="float" office:value="3.06079432551033" calcext:value-type="float">
            <text:p>3.0607943255</text:p>
          </table:table-cell>
          <table:table-cell office:value-type="float" office:value="0.00110375338297086" calcext:value-type="float">
            <text:p>0.0011037534</text:p>
          </table:table-cell>
          <table:table-cell office:value-type="float" office:value="9.59825793612412" calcext:value-type="float">
            <text:p>9.59825793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44163892816439" calcext:value-type="float">
            <text:p>0.5441638928</text:p>
          </table:table-cell>
          <table:table-cell office:value-type="float" office:value="22.8666666666667" calcext:value-type="float">
            <text:p>22.86666666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uto</text:p>
          </table:table-cell>
          <table:table-cell office:value-type="float" office:value="2208345" calcext:value-type="float">
            <text:p>2208345</text:p>
          </table:table-cell>
          <table:table-cell office:value-type="float" office:value="2208349" calcext:value-type="float">
            <text:p>2208349</text:p>
          </table:table-cell>
          <table:table-cell office:value-type="string" calcext:value-type="string">
            <text:p><text:a xlink:href="https://www.synapse.org/#%21Synapse:syn2208347" xlink:type="simple">syn2208347</text:a>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-3.41866592581503" calcext:value-type="float">
            <text:p>-3.4187</text:p>
          </table:table-cell>
          <table:table-cell table:style-name="ce6" office:value-type="float" office:value="0.000314644683636888" calcext:value-type="float">
            <text:p>3.1464E-004</text:p>
          </table:table-cell>
          <table:table-cell table:style-name="ce6" office:value-type="float" office:value="0.00116418532945649" calcext:value-type="float">
            <text:p>1.1642E-003</text:p>
          </table:table-cell>
          <table:table-cell table:style-name="ce3" office:value-type="float" office:value="0.6424" calcext:value-type="float">
            <text:p>0.6424</text:p>
          </table:table-cell>
          <table:table-cell table:style-name="ce5" office:value-type="float" office:value="1.65016638062217" calcext:value-type="float">
            <text:p>1.6502</text:p>
          </table:table-cell>
          <table:table-cell table:style-name="ce5" office:value-type="float" office:value="0.0494544554672716" calcext:value-type="float">
            <text:p>0.0495</text:p>
          </table:table-cell>
          <table:table-cell table:style-name="ce5" office:value-type="float" office:value="0.182981485228905" calcext:value-type="float">
            <text:p>0.18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0980650136452457" calcext:value-type="float">
            <text:p>0.0098065014</text:p>
          </table:table-cell>
          <table:table-cell office:value-type="float" office:value="0.496087834686817" calcext:value-type="float">
            <text:p>0.4960878347</text:p>
          </table:table-cell>
          <table:table-cell office:value-type="float" office:value="3.26361306535217" calcext:value-type="float">
            <text:p>3.2636130654</text:p>
          </table:table-cell>
          <table:table-cell office:value-type="float" office:value="0.000550006414602899" calcext:value-type="float">
            <text:p>0.0005500064</text:p>
          </table:table-cell>
          <table:table-cell office:value-type="float" office:value="9.65768678043191" calcext:value-type="float">
            <text:p>9.65768678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7813813682591" calcext:value-type="float">
            <text:p>0.4781381368</text:p>
          </table:table-cell>
          <table:table-cell office:value-type="float" office:value="29.3666666666667" calcext:value-type="float">
            <text:p>29.366666666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9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HAT</text:p>
          </table:table-cell>
          <table:table-cell office:value-type="float" office:value="2208176" calcext:value-type="float">
            <text:p>2208176</text:p>
          </table:table-cell>
          <table:table-cell office:value-type="float" office:value="2208181" calcext:value-type="float">
            <text:p>2208181</text:p>
          </table:table-cell>
          <table:table-cell office:value-type="string" calcext:value-type="string">
            <text:p><text:a xlink:href="https://www.synapse.org/#%21Synapse:syn2208178" xlink:type="simple">syn2208178</text:a></text:p>
          </table:table-cell>
          <table:table-cell office:value-type="float" office:value="24.266" calcext:value-type="float">
            <text:p>24.2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27002827686655" calcext:value-type="float">
            <text:p>-3.2700</text:p>
          </table:table-cell>
          <table:table-cell table:style-name="ce6" office:value-type="float" office:value="0.000537683670707361" calcext:value-type="float">
            <text:p>5.3768E-004</text:p>
          </table:table-cell>
          <table:table-cell table:style-name="ce6" office:value-type="float" office:value="0.00189469483963546" calcext:value-type="float">
            <text:p>1.8947E-003</text:p>
          </table:table-cell>
          <table:table-cell table:style-name="ce3" office:value-type="float" office:value="0.6252" calcext:value-type="float">
            <text:p>0.6252</text:p>
          </table:table-cell>
          <table:table-cell table:style-name="ce5" office:value-type="float" office:value="1.28323738092947" calcext:value-type="float">
            <text:p>1.2832</text:p>
          </table:table-cell>
          <table:table-cell table:style-name="ce5" office:value-type="float" office:value="0.0997044617162473" calcext:value-type="float">
            <text:p>0.0997</text:p>
          </table:table-cell>
          <table:table-cell table:style-name="ce5" office:value-type="float" office:value="0.320788268130535" calcext:value-type="float">
            <text:p>0.320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0.0105309997028419" calcext:value-type="float">
            <text:p>-0.0105309997</text:p>
          </table:table-cell>
          <table:table-cell office:value-type="float" office:value="0.504201183382974" calcext:value-type="float">
            <text:p>0.5042011834</text:p>
          </table:table-cell>
          <table:table-cell office:value-type="float" office:value="2.97640017788542" calcext:value-type="float">
            <text:p>2.9764001779</text:p>
          </table:table-cell>
          <table:table-cell office:value-type="float" office:value="0.00145827006197208" calcext:value-type="float">
            <text:p>0.0014582701</text:p>
          </table:table-cell>
          <table:table-cell office:value-type="float" office:value="8.48365124680126" calcext:value-type="float">
            <text:p>8.48365124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82816200532551" calcext:value-type="float">
            <text:p>0.4828162005</text:p>
          </table:table-cell>
          <table:table-cell office:value-type="float" office:value="28.6666666666667" calcext:value-type="float">
            <text:p>28.66666666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9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lphabet</text:p>
          </table:table-cell>
          <table:table-cell office:value-type="float" office:value="1929260" calcext:value-type="float">
            <text:p>1929260</text:p>
          </table:table-cell>
          <table:table-cell office:value-type="float" office:value="2228215" calcext:value-type="float">
            <text:p>2228215</text:p>
          </table:table-cell>
          <table:table-cell office:value-type="string" calcext:value-type="string">
            <text:p><text:a xlink:href="https://www.synapse.org/#%21Synapse:syn2228214" xlink:type="simple">syn2228214</text:a></text:p>
          </table:table-cell>
          <table:table-cell office:value-type="float" office:value="24.866" calcext:value-type="float">
            <text:p>24.8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3.12964827508188" calcext:value-type="float">
            <text:p>-3.1296</text:p>
          </table:table-cell>
          <table:table-cell table:style-name="ce6" office:value-type="float" office:value="0.000875078601909754" calcext:value-type="float">
            <text:p>8.7508E-004</text:p>
          </table:table-cell>
          <table:table-cell table:style-name="ce6" office:value-type="float" office:value="0.00294344620642372" calcext:value-type="float">
            <text:p>2.9434E-003</text:p>
          </table:table-cell>
          <table:table-cell table:style-name="ce3" office:value-type="float" office:value="0.6303" calcext:value-type="float">
            <text:p>0.6303</text:p>
          </table:table-cell>
          <table:table-cell table:style-name="ce5" office:value-type="float" office:value="1.23390572547045" calcext:value-type="float">
            <text:p>1.2339</text:p>
          </table:table-cell>
          <table:table-cell table:style-name="ce5" office:value-type="float" office:value="0.108619017901435" calcext:value-type="float">
            <text:p>0.1086</text:p>
          </table:table-cell>
          <table:table-cell table:style-name="ce5" office:value-type="float" office:value="0.321512292988249" calcext:value-type="float">
            <text:p>0.32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0.101899900109401" calcext:value-type="float">
            <text:p>-0.1018999001</text:p>
          </table:table-cell>
          <table:table-cell office:value-type="float" office:value="0.540581935373897" calcext:value-type="float">
            <text:p>0.5405819354</text:p>
          </table:table-cell>
          <table:table-cell office:value-type="float" office:value="3.70624319072421" calcext:value-type="float">
            <text:p>3.7062431907</text:p>
          </table:table-cell>
          <table:table-cell office:value-type="float" office:value="0.000105178161830422" calcext:value-type="float">
            <text:p>0.0001051782</text:p>
          </table:table-cell>
          <table:table-cell office:value-type="float" office:value="8.82831190789622" calcext:value-type="float">
            <text:p>8.82831190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14374720997439" calcext:value-type="float">
            <text:p>0.514374721</text:p>
          </table:table-cell>
          <table:table-cell office:value-type="float" office:value="25.8666666666667" calcext:value-type="float">
            <text:p>25.866666666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99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amss1012</text:p>
          </table:table-cell>
          <table:table-cell office:value-type="float" office:value="375814" calcext:value-type="float">
            <text:p>375814</text:p>
          </table:table-cell>
          <table:table-cell office:value-type="float" office:value="2227426" calcext:value-type="float">
            <text:p>2227426</text:p>
          </table:table-cell>
          <table:table-cell office:value-type="string" calcext:value-type="string">
            <text:p><text:a xlink:href="https://www.synapse.org/#%21Synapse:syn2227421" xlink:type="simple">syn2227421</text:a></text:p>
          </table:table-cell>
          <table:table-cell office:value-type="float" office:value="26.066" calcext:value-type="float">
            <text:p>26.0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2.80760003569351" calcext:value-type="float">
            <text:p>-2.8076</text:p>
          </table:table-cell>
          <table:table-cell table:style-name="ce6" office:value-type="float" office:value="0.00249560875063264" calcext:value-type="float">
            <text:p>2.4956E-003</text:p>
          </table:table-cell>
          <table:table-cell table:style-name="ce5" office:value-type="float" office:value="0.0080293498933398" calcext:value-type="float">
            <text:p>0.0080</text:p>
          </table:table-cell>
          <table:table-cell table:style-name="ce3" office:value-type="float" office:value="0.6273" calcext:value-type="float">
            <text:p>0.6273</text:p>
          </table:table-cell>
          <table:table-cell table:style-name="ce5" office:value-type="float" office:value="1.07827039436914" calcext:value-type="float">
            <text:p>1.0783</text:p>
          </table:table-cell>
          <table:table-cell table:style-name="ce5" office:value-type="float" office:value="0.1404565525467" calcext:value-type="float">
            <text:p>0.1405</text:p>
          </table:table-cell>
          <table:table-cell table:style-name="ce5" office:value-type="float" office:value="0.371206603159135" calcext:value-type="float">
            <text:p>0.37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0768422687569592" calcext:value-type="float">
            <text:p>0.0076842269</text:p>
          </table:table-cell>
          <table:table-cell office:value-type="float" office:value="0.496934467175712" calcext:value-type="float">
            <text:p>0.4969344672</text:p>
          </table:table-cell>
          <table:table-cell office:value-type="float" office:value="3.15276532065681" calcext:value-type="float">
            <text:p>3.1527653207</text:p>
          </table:table-cell>
          <table:table-cell office:value-type="float" office:value="0.000808658858703071" calcext:value-type="float">
            <text:p>0.0008086589</text:p>
          </table:table-cell>
          <table:table-cell office:value-type="float" office:value="8.62294409197534" calcext:value-type="float">
            <text:p>8.622944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17357795954726" calcext:value-type="float">
            <text:p>0.517357796</text:p>
          </table:table-cell>
          <table:table-cell office:value-type="float" office:value="27.1333333333333" calcext:value-type="float">
            <text:p>27.13333333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9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Firefly</text:p>
          </table:table-cell>
          <table:table-cell office:value-type="float" office:value="2211112" calcext:value-type="float">
            <text:p>2211112</text:p>
          </table:table-cell>
          <table:table-cell office:value-type="float" office:value="2211136" calcext:value-type="float">
            <text:p>2211136</text:p>
          </table:table-cell>
          <table:table-cell office:value-type="string" calcext:value-type="string">
            <text:p><text:a xlink:href="https://www.synapse.org/#%21Synapse:syn2211135" xlink:type="simple">syn2211135</text:a>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-2.58464356227079" calcext:value-type="float">
            <text:p>-2.5846</text:p>
          </table:table-cell>
          <table:table-cell table:style-name="ce6" office:value-type="float" office:value="0.00487398565436204" calcext:value-type="float">
            <text:p>4.8740E-003</text:p>
          </table:table-cell>
          <table:table-cell table:style-name="ce5" office:value-type="float" office:value="0.015028122434283" calcext:value-type="float">
            <text:p>0.0150</text:p>
          </table:table-cell>
          <table:table-cell table:style-name="ce3" office:value-type="float" office:value="0.6118" calcext:value-type="float">
            <text:p>0.6118</text:p>
          </table:table-cell>
          <table:table-cell table:style-name="ce5" office:value-type="float" office:value="1.65018648451981" calcext:value-type="float">
            <text:p>1.6502</text:p>
          </table:table-cell>
          <table:table-cell table:style-name="ce5" office:value-type="float" office:value="0.0494524001421479" calcext:value-type="float">
            <text:p>0.0495</text:p>
          </table:table-cell>
          <table:table-cell table:style-name="ce5" office:value-type="float" office:value="0.182981485228905" calcext:value-type="float">
            <text:p>0.18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0.91236785154935" calcext:value-type="float">
            <text:p>-0.9123678515</text:p>
          </table:table-cell>
          <table:table-cell office:value-type="float" office:value="0.819212446464156" calcext:value-type="float">
            <text:p>0.8192124465</text:p>
          </table:table-cell>
          <table:table-cell office:value-type="float" office:value="2.69172753659506" calcext:value-type="float">
            <text:p>2.6917275366</text:p>
          </table:table-cell>
          <table:table-cell office:value-type="float" office:value="0.00355414955564837" calcext:value-type="float">
            <text:p>0.0035541496</text:p>
          </table:table-cell>
          <table:table-cell office:value-type="float" office:value="7.56774983528055" calcext:value-type="float">
            <text:p>7.5677498353</text:p>
          </table:table-cell>
          <table:table-cell office:value-type="float" office:value="0.0000000000000189848137210902" calcext:value-type="float">
            <text:p>1.89848137210902E-14</text:p>
          </table:table-cell>
          <table:table-cell office:value-type="float" office:value="0.0000000000000585365089733614" calcext:value-type="float">
            <text:p>5.85365089733614E-14</text:p>
          </table:table-cell>
          <table:table-cell/>
          <table:table-cell office:value-type="float" office:value="0.488013419150292" calcext:value-type="float">
            <text:p>0.4880134192</text:p>
          </table:table-cell>
          <table:table-cell office:value-type="float" office:value="29.9666666666667" calcext:value-type="float">
            <text:p>29.966666666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NIPL</text:p>
          </table:table-cell>
          <table:table-cell office:value-type="float" office:value="2176605" calcext:value-type="float">
            <text:p>2176605</text:p>
          </table:table-cell>
          <table:table-cell office:value-type="float" office:value="2208367" calcext:value-type="float">
            <text:p>2208367</text:p>
          </table:table-cell>
          <table:table-cell office:value-type="string" calcext:value-type="string">
            <text:p><text:a xlink:href="https://www.synapse.org/#%21Synapse:syn2208365" xlink:type="simple">syn2208365</text:a></text:p>
          </table:table-cell>
          <table:table-cell office:value-type="float" office:value="28.066" calcext:value-type="float">
            <text:p>28.0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2.33691414735665" calcext:value-type="float">
            <text:p>-2.3369</text:p>
          </table:table-cell>
          <table:table-cell table:style-name="ce6" office:value-type="float" office:value="0.00972182428991539" calcext:value-type="float">
            <text:p>9.7218E-003</text:p>
          </table:table-cell>
          <table:table-cell table:style-name="ce5" office:value-type="float" office:value="0.0287765998981496" calcext:value-type="float">
            <text:p>0.0288</text:p>
          </table:table-cell>
          <table:table-cell table:style-name="ce3" office:value-type="float" office:value="0.6085" calcext:value-type="float">
            <text:p>0.6085</text:p>
          </table:table-cell>
          <table:table-cell table:style-name="ce5" office:value-type="float" office:value="1.28595940763095" calcext:value-type="float">
            <text:p>1.2860</text:p>
          </table:table-cell>
          <table:table-cell table:style-name="ce5" office:value-type="float" office:value="0.099228614350362" calcext:value-type="float">
            <text:p>0.0992</text:p>
          </table:table-cell>
          <table:table-cell table:style-name="ce5" office:value-type="float" office:value="0.320788268130535" calcext:value-type="float">
            <text:p>0.3208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-0.107145514448075" calcext:value-type="float">
            <text:p>-0.1071455144</text:p>
          </table:table-cell>
          <table:table-cell office:value-type="float" office:value="0.542663230169783" calcext:value-type="float">
            <text:p>0.5426632302</text:p>
          </table:table-cell>
          <table:table-cell office:value-type="float" office:value="2.81367273019687" calcext:value-type="float">
            <text:p>2.8136727302</text:p>
          </table:table-cell>
          <table:table-cell office:value-type="float" office:value="0.00244895322725969" calcext:value-type="float">
            <text:p>0.0024489532</text:p>
          </table:table-cell>
          <table:table-cell office:value-type="float" office:value="7.3437523281065" calcext:value-type="float">
            <text:p>7.3437523281</text:p>
          </table:table-cell>
          <table:table-cell office:value-type="float" office:value="0.000000000000103805852802452" calcext:value-type="float">
            <text:p>1.03805852802452E-13</text:p>
          </table:table-cell>
          <table:table-cell office:value-type="float" office:value="0.000000000000307265324295258" calcext:value-type="float">
            <text:p>3.07265324295258E-13</text:p>
          </table:table-cell>
          <table:table-cell/>
          <table:table-cell office:value-type="float" office:value="0.469287836593623" calcext:value-type="float">
            <text:p>0.4692878366</text:p>
          </table:table-cell>
          <table:table-cell office:value-type="float" office:value="32.7" calcext:value-type="float">
            <text:p>32.7</text:p>
          </table:table-cell>
          <table:table-cell office:value-type="float" office:value="28" calcext:value-type="float">
            <text:p>28</text:p>
          </table:table-cell>
          <table:table-cell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  <table:table-cell table:number-columns-repeated="99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slugly</text:p>
          </table:table-cell>
          <table:table-cell office:value-type="float" office:value="1685174" calcext:value-type="float">
            <text:p>1685174</text:p>
          </table:table-cell>
          <table:table-cell office:value-type="float" office:value="2227870" calcext:value-type="float">
            <text:p>2227870</text:p>
          </table:table-cell>
          <table:table-cell office:value-type="string" calcext:value-type="string">
            <text:p><text:a xlink:href="https://www.synapse.org/#%21Synapse:syn2191013" xlink:type="simple">syn2191013</text:a></text:p>
          </table:table-cell>
          <table:table-cell office:value-type="float" office:value="30.233" calcext:value-type="float">
            <text:p>30.2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1.79190943454556" calcext:value-type="float">
            <text:p>-1.7919</text:p>
          </table:table-cell>
          <table:table-cell table:style-name="ce5" office:value-type="float" office:value="0.0365737372258372" calcext:value-type="float">
            <text:p>0.0366</text:p>
          </table:table-cell>
          <table:table-cell table:style-name="ce5" office:value-type="float" office:value="0.104094482873537" calcext:value-type="float">
            <text:p>0.1041</text:p>
          </table:table-cell>
          <table:table-cell table:style-name="ce3" office:value-type="float" office:value="0.6083" calcext:value-type="float">
            <text:p>0.6083</text:p>
          </table:table-cell>
          <table:table-cell table:style-name="ce5" office:value-type="float" office:value="1.24499691356263" calcext:value-type="float">
            <text:p>1.2450</text:p>
          </table:table-cell>
          <table:table-cell table:style-name="ce5" office:value-type="float" office:value="0.106566442380952" calcext:value-type="float">
            <text:p>0.1066</text:p>
          </table:table-cell>
          <table:table-cell table:style-name="ce5" office:value-type="float" office:value="0.321512292988249" calcext:value-type="float">
            <text:p>0.3215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-0.727207271629946" calcext:value-type="float">
            <text:p>-0.7272072716</text:p>
          </table:table-cell>
          <table:table-cell office:value-type="float" office:value="0.766450503833397" calcext:value-type="float">
            <text:p>0.7664505038</text:p>
          </table:table-cell>
          <table:table-cell office:value-type="float" office:value="3.44944921065318" calcext:value-type="float">
            <text:p>3.4494492107</text:p>
          </table:table-cell>
          <table:table-cell office:value-type="float" office:value="0.000280865694752608" calcext:value-type="float">
            <text:p>0.0002808657</text:p>
          </table:table-cell>
          <table:table-cell office:value-type="float" office:value="7.32694483212057" calcext:value-type="float">
            <text:p>7.3269448321</text:p>
          </table:table-cell>
          <table:table-cell office:value-type="float" office:value="0.000000000000117683640610267" calcext:value-type="float">
            <text:p>1.17683640610267E-13</text:p>
          </table:table-cell>
          <table:table-cell office:value-type="float" office:value="0.000000000000334945746352297" calcext:value-type="float">
            <text:p>3.34945746352297E-13</text:p>
          </table:table-cell>
          <table:table-cell/>
          <table:table-cell office:value-type="float" office:value="0.563543517061851" calcext:value-type="float">
            <text:p>0.5635435171</text:p>
          </table:table-cell>
          <table:table-cell office:value-type="float" office:value="20.4" calcext:value-type="float">
            <text:p>20.4</text:p>
          </table:table-cell>
          <table:table-cell office:value-type="float" office:value="11" calcext:value-type="float">
            <text:p>11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table:number-columns-repeated="99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Freya</text:p>
          </table:table-cell>
          <table:table-cell office:value-type="float" office:value="1661876" calcext:value-type="float">
            <text:p>1661876</text:p>
          </table:table-cell>
          <table:table-cell office:value-type="float" office:value="2211021" calcext:value-type="float">
            <text:p>2211021</text:p>
          </table:table-cell>
          <table:table-cell office:value-type="string" calcext:value-type="string">
            <text:p><text:a xlink:href="https://www.synapse.org/#%21Synapse:syn2183844" xlink:type="simple">syn2183844</text:a></text:p>
          </table:table-cell>
          <table:table-cell office:value-type="float" office:value="30.566" calcext:value-type="float">
            <text:p>30.5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1.70933296290752" calcext:value-type="float">
            <text:p>-1.7093</text:p>
          </table:table-cell>
          <table:table-cell table:style-name="ce5" office:value-type="float" office:value="0.0436946453778718" calcext:value-type="float">
            <text:p>0.0437</text:p>
          </table:table-cell>
          <table:table-cell table:style-name="ce5" office:value-type="float" office:value="0.119755694739352" calcext:value-type="float">
            <text:p>0.1198</text:p>
          </table:table-cell>
          <table:table-cell table:style-name="ce3" office:value-type="float" office:value="0.6026" calcext:value-type="float">
            <text:p>0.6026</text:p>
          </table:table-cell>
          <table:table-cell table:style-name="ce5" office:value-type="float" office:value="1.18881133468807" calcext:value-type="float">
            <text:p>1.1888</text:p>
          </table:table-cell>
          <table:table-cell table:style-name="ce5" office:value-type="float" office:value="0.117256958358966" calcext:value-type="float">
            <text:p>0.1173</text:p>
          </table:table-cell>
          <table:table-cell table:style-name="ce5" office:value-type="float" office:value="0.333731343021673" calcext:value-type="float">
            <text:p>0.3337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-0.430327673992844" calcext:value-type="float">
            <text:p>-0.430327674</text:p>
          </table:table-cell>
          <table:table-cell office:value-type="float" office:value="0.666521350494306" calcext:value-type="float">
            <text:p>0.6665213505</text:p>
          </table:table-cell>
          <table:table-cell office:value-type="float" office:value="2.70794931655417" calcext:value-type="float">
            <text:p>2.7079493166</text:p>
          </table:table-cell>
          <table:table-cell office:value-type="float" office:value="0.00338501802215396" calcext:value-type="float">
            <text:p>0.003385018</text:p>
          </table:table-cell>
          <table:table-cell office:value-type="float" office:value="6.9367103575233" calcext:value-type="float">
            <text:p>6.9367103575</text:p>
          </table:table-cell>
          <table:table-cell office:value-type="float" office:value="0.00000000000200672811700997" calcext:value-type="float">
            <text:p>2.00672811700997E-12</text:p>
          </table:table-cell>
          <table:table-cell office:value-type="float" office:value="0.00000000000549992150587918" calcext:value-type="float">
            <text:p>5.49992150587918E-12</text:p>
          </table:table-cell>
          <table:table-cell/>
          <table:table-cell office:value-type="float" office:value="0.501045186573193" calcext:value-type="float">
            <text:p>0.5010451866</text:p>
          </table:table-cell>
          <table:table-cell office:value-type="float" office:value="28.3333333333333" calcext:value-type="float">
            <text:p>28.3333333333</text:p>
          </table:table-cell>
          <table:table-cell office:value-type="float" office:value="22" calcext:value-type="float">
            <text:p>22</text:p>
          </table:table-cell>
          <table:table-cell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KALEH</text:p>
          </table:table-cell>
          <table:table-cell office:value-type="float" office:value="2208168" calcext:value-type="float">
            <text:p>2208168</text:p>
          </table:table-cell>
          <table:table-cell office:value-type="float" office:value="2208174" calcext:value-type="float">
            <text:p>2208174</text:p>
          </table:table-cell>
          <table:table-cell office:value-type="string" calcext:value-type="string">
            <text:p><text:a xlink:href="https://www.synapse.org/#%21Synapse:syn2208171" xlink:type="simple">syn2208171</text:a></text:p>
          </table:table-cell>
          <table:table-cell office:value-type="float" office:value="33.066" calcext:value-type="float">
            <text:p>33.0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1.09826707278599" calcext:value-type="float">
            <text:p>-1.0983</text:p>
          </table:table-cell>
          <table:table-cell table:style-name="ce5" office:value-type="float" office:value="0.136043942772062" calcext:value-type="float">
            <text:p>0.1360</text:p>
          </table:table-cell>
          <table:table-cell table:style-name="ce5" office:value-type="float" office:value="0.359544705897592" calcext:value-type="float">
            <text:p>0.3595</text:p>
          </table:table-cell>
          <table:table-cell table:style-name="ce3" office:value-type="float" office:value="0.5837" calcext:value-type="float">
            <text:p>0.5837</text:p>
          </table:table-cell>
          <table:table-cell table:style-name="ce5" office:value-type="float" office:value="1.11801379384281" calcext:value-type="float">
            <text:p>1.1180</text:p>
          </table:table-cell>
          <table:table-cell table:style-name="ce5" office:value-type="float" office:value="0.131780551078619" calcext:value-type="float">
            <text:p>0.1318</text:p>
          </table:table-cell>
          <table:table-cell table:style-name="ce5" office:value-type="float" office:value="0.361176325178437" calcext:value-type="float">
            <text:p>0.361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-0.390074080432849" calcext:value-type="float">
            <text:p>-0.3900740804</text:p>
          </table:table-cell>
          <table:table-cell office:value-type="float" office:value="0.651759115727175" calcext:value-type="float">
            <text:p>0.6517591157</text:p>
          </table:table-cell>
          <table:table-cell office:value-type="float" office:value="2.14832292270606" calcext:value-type="float">
            <text:p>2.1483229227</text:p>
          </table:table-cell>
          <table:table-cell office:value-type="float" office:value="0.0158440555613232" calcext:value-type="float">
            <text:p>0.0158440556</text:p>
          </table:table-cell>
          <table:table-cell office:value-type="float" office:value="5.6505879252864" calcext:value-type="float">
            <text:p>5.6505879253</text:p>
          </table:table-cell>
          <table:table-cell office:value-type="float" office:value="0.00000000799499955128624" calcext:value-type="float">
            <text:p>0.000000008</text:p>
          </table:table-cell>
          <table:table-cell office:value-type="float" office:value="0.0000000211296416712565" calcext:value-type="float">
            <text:p>2.11296416712565E-08</text:p>
          </table:table-cell>
          <table:table-cell/>
          <table:table-cell office:value-type="float" office:value="0.419339589378318" calcext:value-type="float">
            <text:p>0.4193395894</text:p>
          </table:table-cell>
          <table:table-cell office:value-type="float" office:value="38.7666666666667" calcext:value-type="float">
            <text:p>38.7666666667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.5</text:p>
          </table:table-cell>
          <table:table-cell office:value-type="float" office:value="32" calcext:value-type="float">
            <text:p>32</text:p>
          </table:table-cell>
          <table:table-cell table:number-columns-repeated="99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lpNet</text:p>
          </table:table-cell>
          <table:table-cell office:value-type="float" office:value="1961706" calcext:value-type="float">
            <text:p>1961706</text:p>
          </table:table-cell>
          <table:table-cell office:value-type="float" office:value="2228004" calcext:value-type="float">
            <text:p>2228004</text:p>
          </table:table-cell>
          <table:table-cell office:value-type="string" calcext:value-type="string">
            <text:p><text:a xlink:href="https://www.synapse.org/#%21Synapse:syn2228002" xlink:type="simple">syn2228002</text:a></text:p>
          </table:table-cell>
          <table:table-cell office:value-type="float" office:value="34.166" calcext:value-type="float">
            <text:p>34.1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0.825764716380444" calcext:value-type="float">
            <text:p>-0.8258</text:p>
          </table:table-cell>
          <table:table-cell table:style-name="ce5" office:value-type="float" office:value="0.204468786426753" calcext:value-type="float">
            <text:p>0.2045</text:p>
          </table:table-cell>
          <table:table-cell table:style-name="ce5" office:value-type="float" office:value="0.521747937778611" calcext:value-type="float">
            <text:p>0.5217</text:p>
          </table:table-cell>
          <table:table-cell table:style-name="ce3" office:value-type="float" office:value="0.5686" calcext:value-type="float">
            <text:p>0.5686</text:p>
          </table:table-cell>
          <table:table-cell table:style-name="ce5" office:value-type="float" office:value="0.674797206493331" calcext:value-type="float">
            <text:p>0.6748</text:p>
          </table:table-cell>
          <table:table-cell table:style-name="ce5" office:value-type="float" office:value="0.249902307723022" calcext:value-type="float">
            <text:p>0.249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-0.895256834594886" calcext:value-type="float">
            <text:p>-0.8952568346</text:p>
          </table:table-cell>
          <table:table-cell office:value-type="float" office:value="0.814675095383372" calcext:value-type="float">
            <text:p>0.8146750954</text:p>
          </table:table-cell>
          <table:table-cell office:value-type="float" office:value="2.33144512133579" calcext:value-type="float">
            <text:p>2.3314451213</text:p>
          </table:table-cell>
          <table:table-cell office:value-type="float" office:value="0.00986495031681922" calcext:value-type="float">
            <text:p>0.0098649503</text:p>
          </table:table-cell>
          <table:table-cell office:value-type="float" office:value="4.61881882307687" calcext:value-type="float">
            <text:p>4.6188188231</text:p>
          </table:table-cell>
          <table:table-cell office:value-type="float" office:value="0.00000192965321443861" calcext:value-type="float">
            <text:p>1.92965321443861E-06</text:p>
          </table:table-cell>
          <table:table-cell office:value-type="float" office:value="0.00000492394268511921" calcext:value-type="float">
            <text:p>4.92394268511921E-06</text:p>
          </table:table-cell>
          <table:table-cell/>
          <table:table-cell office:value-type="float" office:value="0.433578122737036" calcext:value-type="float">
            <text:p>0.4335781227</text:p>
          </table:table-cell>
          <table:table-cell office:value-type="float" office:value="37.9666666666667" calcext:value-type="float">
            <text:p>37.9666666667</text:p>
          </table:table-cell>
          <table:table-cell office:value-type="float" office:value="32" calcext:value-type="float">
            <text:p>32</text:p>
          </table:table-cell>
          <table:table-cell office:value-type="float" office:value="30.5" calcext:value-type="float">
            <text:p>30.5</text:p>
          </table:table-cell>
          <table:table-cell office:value-type="float" office:value="29" calcext:value-type="float">
            <text:p>29</text:p>
          </table:table-cell>
          <table:table-cell table:number-columns-repeated="99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Frs5pB</text:p>
          </table:table-cell>
          <table:table-cell office:value-type="float" office:value="1967553" calcext:value-type="float">
            <text:p>1967553</text:p>
          </table:table-cell>
          <table:table-cell office:value-type="float" office:value="2227992" calcext:value-type="float">
            <text:p>2227992</text:p>
          </table:table-cell>
          <table:table-cell office:value-type="string" calcext:value-type="string">
            <text:p><text:a xlink:href="https://www.synapse.org/#%21Synapse:syn2227989" xlink:type="simple">syn2227989</text:a></text:p>
          </table:table-cell>
          <table:table-cell office:value-type="float" office:value="35.266" calcext:value-type="float">
            <text:p>35.2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0.553262359974897" calcext:value-type="float">
            <text:p>-0.5533</text:p>
          </table:table-cell>
          <table:table-cell table:style-name="ce5" office:value-type="float" office:value="0.290041885599883" calcext:value-type="float">
            <text:p>0.2900</text:p>
          </table:table-cell>
          <table:table-cell table:style-name="ce5" office:value-type="float" office:value="0.715436651146379" calcext:value-type="float">
            <text:p>0.7154</text:p>
          </table:table-cell>
          <table:table-cell table:style-name="ce3" office:value-type="float" office:value="0.5663" calcext:value-type="float">
            <text:p>0.5663</text:p>
          </table:table-cell>
          <table:table-cell table:style-name="ce5" office:value-type="float" office:value="0.878289946285956" calcext:value-type="float">
            <text:p>0.8783</text:p>
          </table:table-cell>
          <table:table-cell table:style-name="ce5" office:value-type="float" office:value="0.189893195183132" calcext:value-type="float">
            <text:p>0.1899</text:p>
          </table:table-cell>
          <table:table-cell table:style-name="ce5" office:value-type="float" office:value="0.484555049777647" calcext:value-type="float">
            <text:p>0.484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.62563393545217" calcext:value-type="float">
            <text:p>-1.6256339355</text:p>
          </table:table-cell>
          <table:table-cell office:value-type="float" office:value="0.947986224190215" calcext:value-type="float">
            <text:p>0.9479862242</text:p>
          </table:table-cell>
          <table:table-cell office:value-type="float" office:value="2.47824468694703" calcext:value-type="float">
            <text:p>2.4782446869</text:p>
          </table:table-cell>
          <table:table-cell office:value-type="float" office:value="0.0066015282867754" calcext:value-type="float">
            <text:p>0.0066015283</text:p>
          </table:table-cell>
          <table:table-cell office:value-type="float" office:value="4.4583144191594" calcext:value-type="float">
            <text:p>4.4583144192</text:p>
          </table:table-cell>
          <table:table-cell office:value-type="float" office:value="0.00000413033358304116" calcext:value-type="float">
            <text:p>4.13033358304116E-06</text:p>
          </table:table-cell>
          <table:table-cell office:value-type="float" office:value="0.0000101881561715015" calcext:value-type="float">
            <text:p>1.01881561715015E-05</text:p>
          </table:table-cell>
          <table:table-cell/>
          <table:table-cell office:value-type="float" office:value="0.450772452105107" calcext:value-type="float">
            <text:p>0.4507724521</text:p>
          </table:table-cell>
          <table:table-cell office:value-type="float" office:value="38.1666666666667" calcext:value-type="float">
            <text:p>38.166666666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99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T8</text:p>
          </table:table-cell>
          <table:table-cell office:value-type="float" office:value="2208248" calcext:value-type="float">
            <text:p>2208248</text:p>
          </table:table-cell>
          <table:table-cell office:value-type="float" office:value="2208257" calcext:value-type="float">
            <text:p>2208257</text:p>
          </table:table-cell>
          <table:table-cell office:value-type="string" calcext:value-type="string">
            <text:p><text:a xlink:href="https://www.synapse.org/#%21Synapse:syn2208256" xlink:type="simple">syn2208256</text:a>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-0.29727529789696" calcext:value-type="float">
            <text:p>-0.2973</text:p>
          </table:table-cell>
          <table:table-cell table:style-name="ce5" office:value-type="float" office:value="0.383128169536627" calcext:value-type="float">
            <text:p>0.3831</text:p>
          </table:table-cell>
          <table:table-cell table:style-name="ce5" office:value-type="float" office:value="0.914564017603561" calcext:value-type="float">
            <text:p>0.9146</text:p>
          </table:table-cell>
          <table:table-cell table:style-name="ce3" office:value-type="float" office:value="0.5491" calcext:value-type="float">
            <text:p>0.5491</text:p>
          </table:table-cell>
          <table:table-cell table:style-name="ce5" office:value-type="float" office:value="0.242665394250121" calcext:value-type="float">
            <text:p>0.2427</text:p>
          </table:table-cell>
          <table:table-cell table:style-name="ce5" office:value-type="float" office:value="0.404132308807866" calcext:value-type="float">
            <text:p>0.4041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-0.404513554900743" calcext:value-type="float">
            <text:p>-0.4045135549</text:p>
          </table:table-cell>
          <table:table-cell office:value-type="float" office:value="0.657082443880385" calcext:value-type="float">
            <text:p>0.6570824439</text:p>
          </table:table-cell>
          <table:table-cell office:value-type="float" office:value="2.01695183766817" calcext:value-type="float">
            <text:p>2.0169518377</text:p>
          </table:table-cell>
          <table:table-cell office:value-type="float" office:value="0.0218502698215136" calcext:value-type="float">
            <text:p>0.0218502698</text:p>
          </table:table-cell>
          <table:table-cell office:value-type="float" office:value="3.2856544822886" calcext:value-type="float">
            <text:p>3.2856544823</text:p>
          </table:table-cell>
          <table:table-cell office:value-type="float" office:value="0.00050872866301821" calcext:value-type="float">
            <text:p>0.0005087287</text:p>
          </table:table-cell>
          <table:table-cell office:value-type="float" office:value="0.00114078548676811" calcext:value-type="float">
            <text:p>0.0011407855</text:p>
          </table:table-cell>
          <table:table-cell/>
          <table:table-cell office:value-type="float" office:value="0.427452532942404" calcext:value-type="float">
            <text:p>0.4274525329</text:p>
          </table:table-cell>
          <table:table-cell office:value-type="float" office:value="36.5333333333333" calcext:value-type="float">
            <text:p>36.5333333333</text:p>
          </table:table-cell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29" calcext:value-type="float">
            <text:p>29</text:p>
          </table:table-cell>
          <table:table-cell table:number-columns-repeated="99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JCheng</text:p>
          </table:table-cell>
          <table:table-cell office:value-type="float" office:value="1420555" calcext:value-type="float">
            <text:p>1420555</text:p>
          </table:table-cell>
          <table:table-cell office:value-type="float" office:value="2227778" calcext:value-type="float">
            <text:p>2227778</text:p>
          </table:table-cell>
          <table:table-cell office:value-type="string" calcext:value-type="string">
            <text:p><text:a xlink:href="https://www.synapse.org/#%21Synapse:syn2227774" xlink:type="simple">syn2227774</text:a></text:p>
          </table:table-cell>
          <table:table-cell office:value-type="float" office:value="36.733" calcext:value-type="float">
            <text:p>36.7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0.189925884767502" calcext:value-type="float">
            <text:p>-0.1899</text:p>
          </table:table-cell>
          <table:table-cell table:style-name="ce5" office:value-type="float" office:value="0.424683604260288" calcext:value-type="float">
            <text:p>0.4247</text:p>
          </table:table-cell>
          <table:table-cell table:style-name="ce5" office:value-type="float" office:value="0.982080834851916" calcext:value-type="float">
            <text:p>0.9821</text:p>
          </table:table-cell>
          <table:table-cell table:style-name="ce3" office:value-type="float" office:value="0.5551" calcext:value-type="float">
            <text:p>0.5551</text:p>
          </table:table-cell>
          <table:table-cell table:style-name="ce5" office:value-type="float" office:value="0.547465468564649" calcext:value-type="float">
            <text:p>0.5475</text:p>
          </table:table-cell>
          <table:table-cell table:style-name="ce5" office:value-type="float" office:value="0.292029493949913" calcext:value-type="float">
            <text:p>0.2920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-0.270507970161346" calcext:value-type="float">
            <text:p>-0.2705079702</text:p>
          </table:table-cell>
          <table:table-cell office:value-type="float" office:value="0.606615256944824" calcext:value-type="float">
            <text:p>0.6066152569</text:p>
          </table:table-cell>
          <table:table-cell office:value-type="float" office:value="1.85932788990276" calcext:value-type="float">
            <text:p>1.8593278899</text:p>
          </table:table-cell>
          <table:table-cell office:value-type="float" office:value="0.0314903380410825" calcext:value-type="float">
            <text:p>0.031490338</text:p>
          </table:table-cell>
          <table:table-cell office:value-type="float" office:value="3.69544592166374" calcext:value-type="float">
            <text:p>3.6954459217</text:p>
          </table:table-cell>
          <table:table-cell office:value-type="float" office:value="0.0001097505993648" calcext:value-type="float">
            <text:p>0.0001097506</text:p>
          </table:table-cell>
          <table:table-cell office:value-type="float" office:value="0.000253798261031099" calcext:value-type="float">
            <text:p>0.0002537983</text:p>
          </table:table-cell>
          <table:table-cell/>
          <table:table-cell office:value-type="float" office:value="0.472518884944162" calcext:value-type="float">
            <text:p>0.4725188849</text:p>
          </table:table-cell>
          <table:table-cell office:value-type="float" office:value="32.6666666666667" calcext:value-type="float">
            <text:p>32.6666666667</text:p>
          </table:table-cell>
          <table:table-cell office:value-type="float" office:value="27" calcext:value-type="float">
            <text:p>27</text:p>
          </table:table-cell>
          <table:table-cell office:value-type="float" office:value="29.5" calcext:value-type="float">
            <text:p>29.5</text:p>
          </table:table-cell>
          <table:table-cell office:value-type="float" office:value="28" calcext:value-type="float">
            <text:p>28</text:p>
          </table:table-cell>
          <table:table-cell table:number-columns-repeated="99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ABCD</text:p>
          </table:table-cell>
          <table:table-cell office:value-type="float" office:value="1968236" calcext:value-type="float">
            <text:p>1968236</text:p>
          </table:table-cell>
          <table:table-cell office:value-type="float" office:value="2228404" calcext:value-type="float">
            <text:p>2228404</text:p>
          </table:table-cell>
          <table:table-cell office:value-type="string" calcext:value-type="string">
            <text:p><text:a xlink:href="https://www.synapse.org/#%21Synapse:syn2228394" xlink:type="simple">syn2228394</text:a></text:p>
          </table:table-cell>
          <table:table-cell office:value-type="float" office:value="37.466" calcext:value-type="float">
            <text:p>37.4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-0.0165152943276097" calcext:value-type="float">
            <text:p>-0.0165</text:p>
          </table:table-cell>
          <table:table-cell table:style-name="ce5" office:value-type="float" office:value="0.493411650321632" calcext:value-type="float">
            <text:p>0.4934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408" calcext:value-type="float">
            <text:p>0.5408</text:p>
          </table:table-cell>
          <table:table-cell table:style-name="ce5" office:value-type="float" office:value="0.393342178905618" calcext:value-type="float">
            <text:p>0.3933</text:p>
          </table:table-cell>
          <table:table-cell table:style-name="ce5" office:value-type="float" office:value="0.347033384679682" calcext:value-type="float">
            <text:p>0.3470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0.273250162108268" calcext:value-type="float">
            <text:p>-0.2732501621</text:p>
          </table:table-cell>
          <table:table-cell office:value-type="float" office:value="0.607669538605382" calcext:value-type="float">
            <text:p>0.6076695386</text:p>
          </table:table-cell>
          <table:table-cell office:value-type="float" office:value="1.51229505148876" calcext:value-type="float">
            <text:p>1.5122950515</text:p>
          </table:table-cell>
          <table:table-cell office:value-type="float" office:value="0.0652294096886759" calcext:value-type="float">
            <text:p>0.0652294097</text:p>
          </table:table-cell>
          <table:table-cell office:value-type="float" office:value="2.72266967798746" calcext:value-type="float">
            <text:p>2.722669678</text:p>
          </table:table-cell>
          <table:table-cell office:value-type="float" office:value="0.00323783849460568" calcext:value-type="float">
            <text:p>0.0032378385</text:p>
          </table:table-cell>
          <table:table-cell office:value-type="float" office:value="0.00665555690557835" calcext:value-type="float">
            <text:p>0.0066555569</text:p>
          </table:table-cell>
          <table:table-cell/>
          <table:table-cell office:value-type="float" office:value="0.446545619131089" calcext:value-type="float">
            <text:p>0.4465456191</text:p>
          </table:table-cell>
          <table:table-cell office:value-type="float" office:value="35.2666666666667" calcext:value-type="float">
            <text:p>35.266666666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T4</text:p>
          </table:table-cell>
          <table:table-cell office:value-type="float" office:value="2023227" calcext:value-type="float">
            <text:p>2023227</text:p>
          </table:table-cell>
          <table:table-cell office:value-type="float" office:value="2208253" calcext:value-type="float">
            <text:p>2208253</text:p>
          </table:table-cell>
          <table:table-cell office:value-type="string" calcext:value-type="string">
            <text:p><text:a xlink:href="https://www.synapse.org/#%21Synapse:syn2208252" xlink:type="simple">syn2208252</text:a></text:p>
          </table:table-cell>
          <table:table-cell office:value-type="float" office:value="37.766" calcext:value-type="float">
            <text:p>37.766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0.0743188244742392" calcext:value-type="float">
            <text:p>0.0743</text:p>
          </table:table-cell>
          <table:table-cell table:style-name="ce5" office:value-type="float" office:value="0.529621650656328" calcext:value-type="float">
            <text:p>0.5296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381" calcext:value-type="float">
            <text:p>0.5381</text:p>
          </table:table-cell>
          <table:table-cell table:style-name="ce5" office:value-type="float" office:value="0.419651859231644" calcext:value-type="float">
            <text:p>0.4197</text:p>
          </table:table-cell>
          <table:table-cell table:style-name="ce5" office:value-type="float" office:value="0.337369898970451" calcext:value-type="float">
            <text:p>0.3374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0.140432267819136" calcext:value-type="float">
            <text:p>-0.1404322678</text:p>
          </table:table-cell>
          <table:table-cell office:value-type="float" office:value="0.555840767787919" calcext:value-type="float">
            <text:p>0.5558407678</text:p>
          </table:table-cell>
          <table:table-cell office:value-type="float" office:value="1.66776869015083" calcext:value-type="float">
            <text:p>1.6677686902</text:p>
          </table:table-cell>
          <table:table-cell office:value-type="float" office:value="0.0476808267657645" calcext:value-type="float">
            <text:p>0.0476808268</text:p>
          </table:table-cell>
          <table:table-cell office:value-type="float" office:value="2.53914709837783" calcext:value-type="float">
            <text:p>2.5391470984</text:p>
          </table:table-cell>
          <table:table-cell office:value-type="float" office:value="0.00555615451866809" calcext:value-type="float">
            <text:p>0.0055561545</text:p>
          </table:table-cell>
          <table:table-cell office:value-type="float" office:value="0.0111123090373362" calcext:value-type="float">
            <text:p>0.011112309</text:p>
          </table:table-cell>
          <table:table-cell/>
          <table:table-cell office:value-type="float" office:value="0.40299953068446" calcext:value-type="float">
            <text:p>0.4029995307</text:p>
          </table:table-cell>
          <table:table-cell office:value-type="float" office:value="42.0666666666667" calcext:value-type="float">
            <text:p>42.066666666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99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TEST-1roni</text:p>
          </table:table-cell>
          <table:table-cell office:value-type="float" office:value="2171735" calcext:value-type="float">
            <text:p>2171735</text:p>
          </table:table-cell>
          <table:table-cell office:value-type="float" office:value="2171888" calcext:value-type="float">
            <text:p>2171888</text:p>
          </table:table-cell>
          <table:table-cell office:value-type="string" calcext:value-type="string">
            <text:p><text:a xlink:href="https://www.synapse.org/#%21Synapse:syn2171771" xlink:type="simple">syn2171771</text:a>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0.29727529789696" calcext:value-type="float">
            <text:p>0.2973</text:p>
          </table:table-cell>
          <table:table-cell table:style-name="ce5" office:value-type="float" office:value="0.616871830463373" calcext:value-type="float">
            <text:p>0.6169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635" calcext:value-type="float">
            <text:p>0.5635</text:p>
          </table:table-cell>
          <table:table-cell table:style-name="ce5" office:value-type="float" office:value="-0.0131879838566265" calcext:value-type="float">
            <text:p>-0.0132</text:p>
          </table:table-cell>
          <table:table-cell table:style-name="ce5" office:value-type="float" office:value="0.505261091849143" calcext:value-type="float">
            <text:p>0.5053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0.646109968842683" calcext:value-type="float">
            <text:p>-0.6461099688</text:p>
          </table:table-cell>
          <table:table-cell office:value-type="float" office:value="0.740895930105419" calcext:value-type="float">
            <text:p>0.7408959301</text:p>
          </table:table-cell>
          <table:table-cell office:value-type="float" office:value="2.90249298416359" calcext:value-type="float">
            <text:p>2.9024929842</text:p>
          </table:table-cell>
          <table:table-cell office:value-type="float" office:value="0.00185102726005304" calcext:value-type="float">
            <text:p>0.0018510273</text:p>
          </table:table-cell>
          <table:table-cell office:value-type="float" office:value="4.2684638773446" calcext:value-type="float">
            <text:p>4.2684638773</text:p>
          </table:table-cell>
          <table:table-cell office:value-type="float" office:value="0.00000984118462565853" calcext:value-type="float">
            <text:p>9.84118462565853E-06</text:p>
          </table:table-cell>
          <table:table-cell office:value-type="float" office:value="0.0000234918600741526" calcext:value-type="float">
            <text:p>2.34918600741526E-05</text:p>
          </table:table-cell>
          <table:table-cell/>
          <table:table-cell office:value-type="float" office:value="0.471238476617645" calcext:value-type="float">
            <text:p>0.4712384766</text:p>
          </table:table-cell>
          <table:table-cell office:value-type="float" office:value="36.6666666666667" calcext:value-type="float">
            <text:p>36.666666666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99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HeelsDream</text:p>
          </table:table-cell>
          <table:table-cell office:value-type="float" office:value="1947887" calcext:value-type="float">
            <text:p>1947887</text:p>
          </table:table-cell>
          <table:table-cell office:value-type="float" office:value="2227435" calcext:value-type="float">
            <text:p>2227435</text:p>
          </table:table-cell>
          <table:table-cell office:value-type="string" calcext:value-type="string">
            <text:p><text:a xlink:href="https://www.synapse.org/#%21Synapse:syn2227434" xlink:type="simple">syn2227434</text:a>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0.50371647699207" calcext:value-type="float">
            <text:p>0.5037</text:p>
          </table:table-cell>
          <table:table-cell table:style-name="ce5" office:value-type="float" office:value="0.692769686006145" calcext:value-type="float">
            <text:p>0.692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411" calcext:value-type="float">
            <text:p>0.5411</text:p>
          </table:table-cell>
          <table:table-cell table:style-name="ce5" office:value-type="float" office:value="0.448943046624054" calcext:value-type="float">
            <text:p>0.4489</text:p>
          </table:table-cell>
          <table:table-cell table:style-name="ce5" office:value-type="float" office:value="0.326736371043049" calcext:value-type="float">
            <text:p>0.3267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0.660337303828782" calcext:value-type="float">
            <text:p>-0.6603373038</text:p>
          </table:table-cell>
          <table:table-cell office:value-type="float" office:value="0.745481301870083" calcext:value-type="float">
            <text:p>0.7454813019</text:p>
          </table:table-cell>
          <table:table-cell office:value-type="float" office:value="1.56672560450977" calcext:value-type="float">
            <text:p>1.5667256045</text:p>
          </table:table-cell>
          <table:table-cell office:value-type="float" office:value="0.0585894216253196" calcext:value-type="float">
            <text:p>0.0585894216</text:p>
          </table:table-cell>
          <table:table-cell office:value-type="float" office:value="2.74201440724099" calcext:value-type="float">
            <text:p>2.7420144072</text:p>
          </table:table-cell>
          <table:table-cell office:value-type="float" office:value="0.00305318316002778" calcext:value-type="float">
            <text:p>0.0030531832</text:p>
          </table:table-cell>
          <table:table-cell office:value-type="float" office:value="0.00645530153834446" calcext:value-type="float">
            <text:p>0.0064553015</text:p>
          </table:table-cell>
          <table:table-cell/>
          <table:table-cell office:value-type="float" office:value="0.412796888015652" calcext:value-type="float">
            <text:p>0.412796888</text:p>
          </table:table-cell>
          <table:table-cell office:value-type="float" office:value="41.1666666666667" calcext:value-type="float">
            <text:p>41.166666666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99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Zhangroup</text:p>
          </table:table-cell>
          <table:table-cell office:value-type="float" office:value="2143130" calcext:value-type="float">
            <text:p>2143130</text:p>
          </table:table-cell>
          <table:table-cell office:value-type="float" office:value="2227419" calcext:value-type="float">
            <text:p>2227419</text:p>
          </table:table-cell>
          <table:table-cell office:value-type="string" calcext:value-type="string">
            <text:p><text:a xlink:href="https://www.synapse.org/#%21Synapse:syn2227417" xlink:type="simple">syn2227417</text:a>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0.677127067431963" calcext:value-type="float">
            <text:p>0.6771</text:p>
          </table:table-cell>
          <table:table-cell table:style-name="ce5" office:value-type="float" office:value="0.750837331699401" calcext:value-type="float">
            <text:p>0.750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441" calcext:value-type="float">
            <text:p>0.5441</text:p>
          </table:table-cell>
          <table:table-cell table:style-name="ce5" office:value-type="float" office:value="0.484785026292462" calcext:value-type="float">
            <text:p>0.4848</text:p>
          </table:table-cell>
          <table:table-cell table:style-name="ce5" office:value-type="float" office:value="0.313914422711566" calcext:value-type="float">
            <text:p>0.313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0.636084214994274" calcext:value-type="float">
            <text:p>-0.636084215</text:p>
          </table:table-cell>
          <table:table-cell office:value-type="float" office:value="0.737639233317086" calcext:value-type="float">
            <text:p>0.7376392333</text:p>
          </table:table-cell>
          <table:table-cell office:value-type="float" office:value="1.59114497019049" calcext:value-type="float">
            <text:p>1.5911449702</text:p>
          </table:table-cell>
          <table:table-cell office:value-type="float" office:value="0.0557884769810259" calcext:value-type="float">
            <text:p>0.055788477</text:p>
          </table:table-cell>
          <table:table-cell office:value-type="float" office:value="2.94625404094893" calcext:value-type="float">
            <text:p>2.9462540409</text:p>
          </table:table-cell>
          <table:table-cell office:value-type="float" office:value="0.00160824055726327" calcext:value-type="float">
            <text:p>0.0016082406</text:p>
          </table:table-cell>
          <table:table-cell office:value-type="float" office:value="0.00350028827169066" calcext:value-type="float">
            <text:p>0.0035002883</text:p>
          </table:table-cell>
          <table:table-cell/>
          <table:table-cell office:value-type="float" office:value="0.391316042698652" calcext:value-type="float">
            <text:p>0.3913160427</text:p>
          </table:table-cell>
          <table:table-cell office:value-type="float" office:value="45.0666666666667" calcext:value-type="float">
            <text:p>45.066666666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99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Goat Tower</text:p>
          </table:table-cell>
          <table:table-cell office:value-type="float" office:value="2101871" calcext:value-type="float">
            <text:p>2101871</text:p>
          </table:table-cell>
          <table:table-cell office:value-type="float" office:value="2176677" calcext:value-type="float">
            <text:p>2176677</text:p>
          </table:table-cell>
          <table:table-cell office:value-type="string" calcext:value-type="string">
            <text:p><text:a xlink:href="https://www.synapse.org/#%21Synapse:syn2176675" xlink:type="simple">syn2176675</text:a></text:p>
          </table:table-cell>
          <table:table-cell office:value-type="float" office:value="41.566" calcext:value-type="float">
            <text:p>41.5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00743295398414" calcext:value-type="float">
            <text:p>1.0074</text:p>
          </table:table-cell>
          <table:table-cell table:style-name="ce5" office:value-type="float" office:value="0.843136619094182" calcext:value-type="float">
            <text:p>0.8431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199" calcext:value-type="float">
            <text:p>0.5199</text:p>
          </table:table-cell>
          <table:table-cell table:style-name="ce5" office:value-type="float" office:value="-0.00446713773754181" calcext:value-type="float">
            <text:p>-0.0045</text:p>
          </table:table-cell>
          <table:table-cell table:style-name="ce5" office:value-type="float" office:value="0.501782124188737" calcext:value-type="float">
            <text:p>0.5018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-0.0892616298339368" calcext:value-type="float">
            <text:p>-0.0892616298</text:p>
          </table:table-cell>
          <table:table-cell office:value-type="float" office:value="0.53556300636997" calcext:value-type="float">
            <text:p>0.5355630064</text:p>
          </table:table-cell>
          <table:table-cell office:value-type="float" office:value="0.924700458672906" calcext:value-type="float">
            <text:p>0.9247004587</text:p>
          </table:table-cell>
          <table:table-cell office:value-type="float" office:value="0.177560870390553" calcext:value-type="float">
            <text:p>0.1775608704</text:p>
          </table:table-cell>
          <table:table-cell office:value-type="float" office:value="1.29212429497535" calcext:value-type="float">
            <text:p>1.292124295</text:p>
          </table:table-cell>
          <table:table-cell office:value-type="float" office:value="0.0981570517789039" calcext:value-type="float">
            <text:p>0.0981570518</text:p>
          </table:table-cell>
          <table:table-cell office:value-type="float" office:value="0.172943376943783" calcext:value-type="float">
            <text:p>0.1729433769</text:p>
          </table:table-cell>
          <table:table-cell/>
          <table:table-cell office:value-type="float" office:value="0.422540207374938" calcext:value-type="float">
            <text:p>0.4225402074</text:p>
          </table:table-cell>
          <table:table-cell office:value-type="float" office:value="37.9666666666667" calcext:value-type="float">
            <text:p>37.96666666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99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KTLAB</text:p>
          </table:table-cell>
          <table:table-cell office:value-type="float" office:value="2211071" calcext:value-type="float">
            <text:p>2211071</text:p>
          </table:table-cell>
          <table:table-cell office:value-type="float" office:value="2211080" calcext:value-type="float">
            <text:p>2211080</text:p>
          </table:table-cell>
          <table:table-cell office:value-type="string" calcext:value-type="string">
            <text:p><text:a xlink:href="https://www.synapse.org/#%21Synapse:syn2211079" xlink:type="simple">syn2211079</text:a></text:p>
          </table:table-cell>
          <table:table-cell office:value-type="float" office:value="41.933" calcext:value-type="float">
            <text:p>41.933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1.09826707278599" calcext:value-type="float">
            <text:p>1.0983</text:p>
          </table:table-cell>
          <table:table-cell table:style-name="ce5" office:value-type="float" office:value="0.863956057227938" calcext:value-type="float">
            <text:p>0.8640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183" calcext:value-type="float">
            <text:p>0.5183</text:p>
          </table:table-cell>
          <table:table-cell table:style-name="ce5" office:value-type="float" office:value="-0.0141229468323138" calcext:value-type="float">
            <text:p>-0.0141</text:p>
          </table:table-cell>
          <table:table-cell table:style-name="ce5" office:value-type="float" office:value="0.505634053322164" calcext:value-type="float">
            <text:p>0.5056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0.0213083081078708" calcext:value-type="float">
            <text:p>-0.0213083081</text:p>
          </table:table-cell>
          <table:table-cell office:value-type="float" office:value="0.508500141783462" calcext:value-type="float">
            <text:p>0.5085001418</text:p>
          </table:table-cell>
          <table:table-cell office:value-type="float" office:value="0.77650190112988" calcext:value-type="float">
            <text:p>0.7765019011</text:p>
          </table:table-cell>
          <table:table-cell office:value-type="float" office:value="0.218726349367492" calcext:value-type="float">
            <text:p>0.2187263494</text:p>
          </table:table-cell>
          <table:table-cell office:value-type="float" office:value="1.18207568744395" calcext:value-type="float">
            <text:p>1.1820756874</text:p>
          </table:table-cell>
          <table:table-cell office:value-type="float" office:value="0.118587835169116" calcext:value-type="float">
            <text:p>0.1185878352</text:p>
          </table:table-cell>
          <table:table-cell office:value-type="float" office:value="0.204081390756154" calcext:value-type="float">
            <text:p>0.2040813908</text:p>
          </table:table-cell>
          <table:table-cell/>
          <table:table-cell office:value-type="float" office:value="0.385937984320322" calcext:value-type="float">
            <text:p>0.3859379843</text:p>
          </table:table-cell>
          <table:table-cell office:value-type="float" office:value="42.8333333333333" calcext:value-type="float">
            <text:p>42.833333333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99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sannio2</text:p>
          </table:table-cell>
          <table:table-cell office:value-type="float" office:value="1960333" calcext:value-type="float">
            <text:p>1960333</text:p>
          </table:table-cell>
          <table:table-cell office:value-type="float" office:value="2227438" calcext:value-type="float">
            <text:p>2227438</text:p>
          </table:table-cell>
          <table:table-cell office:value-type="string" calcext:value-type="string">
            <text:p><text:a xlink:href="https://www.synapse.org/#%21Synapse:syn2227437" xlink:type="simple">syn2227437</text:a></text:p>
          </table:table-cell>
          <table:table-cell office:value-type="float" office:value="42.433" calcext:value-type="float">
            <text:p>42.4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22213178024306" calcext:value-type="float">
            <text:p>1.2221</text:p>
          </table:table-cell>
          <table:table-cell table:style-name="ce5" office:value-type="float" office:value="0.889171101621949" calcext:value-type="float">
            <text:p>0.8892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209" calcext:value-type="float">
            <text:p>0.5209</text:p>
          </table:table-cell>
          <table:table-cell table:style-name="ce5" office:value-type="float" office:value="-0.0134114529828444" calcext:value-type="float">
            <text:p>-0.0134</text:p>
          </table:table-cell>
          <table:table-cell table:style-name="ce5" office:value-type="float" office:value="0.505350235247468" calcext:value-type="float">
            <text:p>0.5054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0.264062413400138" calcext:value-type="float">
            <text:p>-0.2640624134</text:p>
          </table:table-cell>
          <table:table-cell office:value-type="float" office:value="0.604134087022694" calcext:value-type="float">
            <text:p>0.604134087</text:p>
          </table:table-cell>
          <table:table-cell office:value-type="float" office:value="1.09565634235945" calcext:value-type="float">
            <text:p>1.0956563424</text:p>
          </table:table-cell>
          <table:table-cell office:value-type="float" office:value="0.136614597500871" calcext:value-type="float">
            <text:p>0.1366145975</text:p>
          </table:table-cell>
          <table:table-cell office:value-type="float" office:value="1.36488956791146" calcext:value-type="float">
            <text:p>1.3648895679</text:p>
          </table:table-cell>
          <table:table-cell office:value-type="float" office:value="0.08614388078085" calcext:value-type="float">
            <text:p>0.0861438808</text:p>
          </table:table-cell>
          <table:table-cell office:value-type="float" office:value="0.15547919945812" calcext:value-type="float">
            <text:p>0.1554791995</text:p>
          </table:table-cell>
          <table:table-cell/>
          <table:table-cell office:value-type="float" office:value="0.387261051748728" calcext:value-type="float">
            <text:p>0.3872610517</text:p>
          </table:table-cell>
          <table:table-cell office:value-type="float" office:value="44.3" calcext:value-type="float">
            <text:p>44.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99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Bing</text:p>
          </table:table-cell>
          <table:table-cell office:value-type="float" office:value="1586698" calcext:value-type="float">
            <text:p>1586698</text:p>
          </table:table-cell>
          <table:table-cell office:value-type="float" office:value="2227726" calcext:value-type="float">
            <text:p>2227726</text:p>
          </table:table-cell>
          <table:table-cell office:value-type="string" calcext:value-type="string">
            <text:p><text:a xlink:href="https://www.synapse.org/#%21Synapse:syn2227725" xlink:type="simple">syn2227725</text:a>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58546825545045" calcext:value-type="float">
            <text:p>1.5855</text:p>
          </table:table-cell>
          <table:table-cell table:style-name="ce5" office:value-type="float" office:value="0.943570008050881" calcext:value-type="float">
            <text:p>0.9436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249" calcext:value-type="float">
            <text:p>0.5249</text:p>
          </table:table-cell>
          <table:table-cell table:style-name="ce5" office:value-type="float" office:value="0.0792199043622889" calcext:value-type="float">
            <text:p>0.0792</text:p>
          </table:table-cell>
          <table:table-cell table:style-name="ce5" office:value-type="float" office:value="0.468428856477091" calcext:value-type="float">
            <text:p>0.4684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0.600080907934708" calcext:value-type="float">
            <text:p>-0.6000809079</text:p>
          </table:table-cell>
          <table:table-cell office:value-type="float" office:value="0.725773842109925" calcext:value-type="float">
            <text:p>0.7257738421</text:p>
          </table:table-cell>
          <table:table-cell office:value-type="float" office:value="1.52992497205871" calcext:value-type="float">
            <text:p>1.5299249721</text:p>
          </table:table-cell>
          <table:table-cell office:value-type="float" office:value="0.0630176506642601" calcext:value-type="float">
            <text:p>0.0630176507</text:p>
          </table:table-cell>
          <table:table-cell office:value-type="float" office:value="1.63751990751521" calcext:value-type="float">
            <text:p>1.6375199075</text:p>
          </table:table-cell>
          <table:table-cell office:value-type="float" office:value="0.0507609414008522" calcext:value-type="float">
            <text:p>0.0507609414</text:p>
          </table:table-cell>
          <table:table-cell office:value-type="float" office:value="0.0966254084883046" calcext:value-type="float">
            <text:p>0.0966254085</text:p>
          </table:table-cell>
          <table:table-cell/>
          <table:table-cell office:value-type="float" office:value="0.427408247931582" calcext:value-type="float">
            <text:p>0.4274082479</text:p>
          </table:table-cell>
          <table:table-cell office:value-type="float" office:value="41.3333333333333" calcext:value-type="float">
            <text:p>41.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99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StuartLabANOVA</text:p>
          </table:table-cell>
          <table:table-cell office:value-type="float" office:value="2181229" calcext:value-type="float">
            <text:p>2181229</text:p>
          </table:table-cell>
          <table:table-cell office:value-type="float" office:value="2210998" calcext:value-type="float">
            <text:p>2210998</text:p>
          </table:table-cell>
          <table:table-cell office:value-type="string" calcext:value-type="string">
            <text:p><text:a xlink:href="https://www.synapse.org/#%21Synapse:syn2210996" xlink:type="simple">syn2210996</text:a></text:p>
          </table:table-cell>
          <table:table-cell office:value-type="float" office:value="43.966" calcext:value-type="float">
            <text:p>43.966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1.61849884410567" calcext:value-type="float">
            <text:p>1.6185</text:p>
          </table:table-cell>
          <table:table-cell table:style-name="ce5" office:value-type="float" office:value="0.947222432135279" calcext:value-type="float">
            <text:p>0.9472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249" calcext:value-type="float">
            <text:p>0.5249</text:p>
          </table:table-cell>
          <table:table-cell table:style-name="ce5" office:value-type="float" office:value="0.366150465020952" calcext:value-type="float">
            <text:p>0.3662</text:p>
          </table:table-cell>
          <table:table-cell table:style-name="ce5" office:value-type="float" office:value="0.357126401266671" calcext:value-type="float">
            <text:p>0.3571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.06120738520606" calcext:value-type="float">
            <text:p>-2.0612073852</text:p>
          </table:table-cell>
          <table:table-cell office:value-type="float" office:value="0.980358370364008" calcext:value-type="float">
            <text:p>0.9803583704</text:p>
          </table:table-cell>
          <table:table-cell office:value-type="float" office:value="2.36694857120167" calcext:value-type="float">
            <text:p>2.3669485712</text:p>
          </table:table-cell>
          <table:table-cell office:value-type="float" office:value="0.00896771245294714" calcext:value-type="float">
            <text:p>0.0089677125</text:p>
          </table:table-cell>
          <table:table-cell office:value-type="float" office:value="1.6359578771787" calcext:value-type="float">
            <text:p>1.6359578772</text:p>
          </table:table-cell>
          <table:table-cell office:value-type="float" office:value="0.0509242017708632" calcext:value-type="float">
            <text:p>0.0509242018</text:p>
          </table:table-cell>
          <table:table-cell office:value-type="float" office:value="0.0966254084883046" calcext:value-type="float">
            <text:p>0.0966254085</text:p>
          </table:table-cell>
          <table:table-cell/>
          <table:table-cell office:value-type="float" office:value="0.439363398474144" calcext:value-type="float">
            <text:p>0.4393633985</text:p>
          </table:table-cell>
          <table:table-cell office:value-type="float" office:value="42.8666666666667" calcext:value-type="float">
            <text:p>42.866666666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Morpheus</text:p>
          </table:table-cell>
          <table:table-cell office:value-type="float" office:value="1444703" calcext:value-type="float">
            <text:p>1444703</text:p>
          </table:table-cell>
          <table:table-cell office:value-type="float" office:value="2227915" calcext:value-type="float">
            <text:p>2227915</text:p>
          </table:table-cell>
          <table:table-cell office:value-type="string" calcext:value-type="string">
            <text:p><text:a xlink:href="https://www.synapse.org/#%21Synapse:syn2188973" xlink:type="simple">syn2188973</text:a>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65152943276089" calcext:value-type="float">
            <text:p>1.6515</text:p>
          </table:table-cell>
          <table:table-cell table:style-name="ce5" office:value-type="float" office:value="0.95068474204536" calcext:value-type="float">
            <text:p>0.9507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226" calcext:value-type="float">
            <text:p>0.5226</text:p>
          </table:table-cell>
          <table:table-cell table:style-name="ce5" office:value-type="float" office:value="0.209900607764336" calcext:value-type="float">
            <text:p>0.2099</text:p>
          </table:table-cell>
          <table:table-cell table:style-name="ce5" office:value-type="float" office:value="0.416872623934947" calcext:value-type="float">
            <text:p>0.416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-0.68156065990564" calcext:value-type="float">
            <text:p>-0.6815606599</text:p>
          </table:table-cell>
          <table:table-cell office:value-type="float" office:value="0.752241601117969" calcext:value-type="float">
            <text:p>0.7522416011</text:p>
          </table:table-cell>
          <table:table-cell office:value-type="float" office:value="1.14367414738561" calcext:value-type="float">
            <text:p>1.1436741474</text:p>
          </table:table-cell>
          <table:table-cell office:value-type="float" office:value="0.126379399373969" calcext:value-type="float">
            <text:p>0.1263793994</text:p>
          </table:table-cell>
          <table:table-cell office:value-type="float" office:value="1.47815987014207" calcext:value-type="float">
            <text:p>1.4781598701</text:p>
          </table:table-cell>
          <table:table-cell office:value-type="float" office:value="0.0696824961336356" calcext:value-type="float">
            <text:p>0.0696824961</text:p>
          </table:table-cell>
          <table:table-cell office:value-type="float" office:value="0.128912617847226" calcext:value-type="float">
            <text:p>0.1289126178</text:p>
          </table:table-cell>
          <table:table-cell/>
          <table:table-cell office:value-type="float" office:value="0.392829751543154" calcext:value-type="float">
            <text:p>0.3928297515</text:p>
          </table:table-cell>
          <table:table-cell office:value-type="float" office:value="45.0333333333333" calcext:value-type="float">
            <text:p>45.0333333333</text:p>
          </table:table-cell>
          <table:table-cell office:value-type="float" office:value="46" calcext:value-type="float">
            <text:p>46</text:p>
          </table:table-cell>
          <table:table-cell office:value-type="float" office:value="44.5" calcext:value-type="float">
            <text:p>44.5</text:p>
          </table:table-cell>
          <table:table-cell office:value-type="float" office:value="44" calcext:value-type="float">
            <text:p>44</text:p>
          </table:table-cell>
          <table:table-cell table:number-columns-repeated="99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BiGCaT</text:p>
          </table:table-cell>
          <table:table-cell office:value-type="float" office:value="1947978" calcext:value-type="float">
            <text:p>1947978</text:p>
          </table:table-cell>
          <table:table-cell office:value-type="float" office:value="2191039" calcext:value-type="float">
            <text:p>2191039</text:p>
          </table:table-cell>
          <table:table-cell office:value-type="string" calcext:value-type="string">
            <text:p><text:a xlink:href="https://www.synapse.org/#%21Synapse:syn2191031" xlink:type="simple">syn2191031</text:a></text:p>
          </table:table-cell>
          <table:table-cell office:value-type="float" office:value="44.766" calcext:value-type="float">
            <text:p>44.7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80016708170937" calcext:value-type="float">
            <text:p>1.8002</text:p>
          </table:table-cell>
          <table:table-cell table:style-name="ce5" office:value-type="float" office:value="0.964082870031019" calcext:value-type="float">
            <text:p>0.9641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5" office:value-type="float" office:value="-0.0144454808628959" calcext:value-type="float">
            <text:p>-0.0144</text:p>
          </table:table-cell>
          <table:table-cell table:style-name="ce5" office:value-type="float" office:value="0.505762712656859" calcext:value-type="float">
            <text:p>0.5058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-0.0199928556601065" calcext:value-type="float">
            <text:p>-0.0199928557</text:p>
          </table:table-cell>
          <table:table-cell office:value-type="float" office:value="0.507975464107428" calcext:value-type="float">
            <text:p>0.5079754641</text:p>
          </table:table-cell>
          <table:table-cell office:value-type="float" office:value="0.000123407300343294" calcext:value-type="float">
            <text:p>0.0001234073</text:p>
          </table:table-cell>
          <table:table-cell office:value-type="float" office:value="0.499950767610308" calcext:value-type="float">
            <text:p>0.4999507676</text:p>
          </table:table-cell>
          <table:table-cell office:value-type="float" office:value="-0.0676131551469866" calcext:value-type="float">
            <text:p>-0.0676131551</text:p>
          </table:table-cell>
          <table:table-cell office:value-type="float" office:value="0.526953208463825" calcext:value-type="float">
            <text:p>0.5269532085</text:p>
          </table:table-cell>
          <table:table-cell office:value-type="float" office:value="0.722121063450427" calcext:value-type="float">
            <text:p>0.7221210635</text:p>
          </table:table-cell>
          <table:table-cell/>
          <table:table-cell office:value-type="float" office:value="0.37330411134759" calcext:value-type="float">
            <text:p>0.3733041113</text:p>
          </table:table-cell>
          <table:table-cell office:value-type="float" office:value="45.3" calcext:value-type="float">
            <text:p>45.3</text:p>
          </table:table-cell>
          <table:table-cell office:value-type="float" office:value="49" calcext:value-type="float">
            <text:p>49</text:p>
          </table:table-cell>
          <table:table-cell office:value-type="float" office:value="46.5" calcext:value-type="float">
            <text:p>46.5</text:p>
          </table:table-cell>
          <table:table-cell office:value-type="float" office:value="46" calcext:value-type="float">
            <text:p>46</text:p>
          </table:table-cell>
          <table:table-cell table:number-columns-repeated="99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Singularity</text:p>
          </table:table-cell>
          <table:table-cell office:value-type="float" office:value="2223212" calcext:value-type="float">
            <text:p>2223212</text:p>
          </table:table-cell>
          <table:table-cell office:value-type="float" office:value="2228510" calcext:value-type="float">
            <text:p>2228510</text:p>
          </table:table-cell>
          <table:table-cell office:value-type="string" calcext:value-type="string">
            <text:p><text:a xlink:href="https://www.synapse.org/#%21Synapse:syn2228509" xlink:type="simple">syn2228509</text:a></text:p>
          </table:table-cell>
          <table:table-cell office:value-type="float" office:value="45.333" calcext:value-type="float">
            <text:p>45.3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94054708349404" calcext:value-type="float">
            <text:p>1.9405</text:p>
          </table:table-cell>
          <table:table-cell table:style-name="ce5" office:value-type="float" office:value="0.973843381043653" calcext:value-type="float">
            <text:p>0.973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35" calcext:value-type="float">
            <text:p>0.5035</text:p>
          </table:table-cell>
          <table:table-cell table:style-name="ce5" office:value-type="float" office:value="-0.0139439989130876" calcext:value-type="float">
            <text:p>-0.0139</text:p>
          </table:table-cell>
          <table:table-cell table:style-name="ce5" office:value-type="float" office:value="0.505562670460648" calcext:value-type="float">
            <text:p>0.5056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-0.121358587208523" calcext:value-type="float">
            <text:p>-0.1213585872</text:p>
          </table:table-cell>
          <table:table-cell office:value-type="float" office:value="0.548296491502621" calcext:value-type="float">
            <text:p>0.5482964915</text:p>
          </table:table-cell>
          <table:table-cell office:value-type="float" office:value="0.430388010857568" calcext:value-type="float">
            <text:p>0.4303880109</text:p>
          </table:table-cell>
          <table:table-cell office:value-type="float" office:value="0.333456707545316" calcext:value-type="float">
            <text:p>0.3334567075</text:p>
          </table:table-cell>
          <table:table-cell office:value-type="float" office:value="0.174319159825015" calcext:value-type="float">
            <text:p>0.1743191598</text:p>
          </table:table-cell>
          <table:table-cell office:value-type="float" office:value="0.430807321201902" calcext:value-type="float">
            <text:p>0.4308073212</text:p>
          </table:table-cell>
          <table:table-cell office:value-type="float" office:value="0.611489953579513" calcext:value-type="float">
            <text:p>0.6114899536</text:p>
          </table:table-cell>
          <table:table-cell/>
          <table:table-cell office:value-type="float" office:value="0.386314196272004" calcext:value-type="float">
            <text:p>0.3863141963</text:p>
          </table:table-cell>
          <table:table-cell office:value-type="float" office:value="44.5333333333333" calcext:value-type="float">
            <text:p>44.5333333333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99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aylor Swift</text:p>
          </table:table-cell>
          <table:table-cell office:value-type="float" office:value="2191059" calcext:value-type="float">
            <text:p>2191059</text:p>
          </table:table-cell>
          <table:table-cell office:value-type="float" office:value="2191067" calcext:value-type="float">
            <text:p>2191067</text:p>
          </table:table-cell>
          <table:table-cell office:value-type="string" calcext:value-type="string">
            <text:p><text:a xlink:href="https://www.synapse.org/#%21Synapse:syn2191066" xlink:type="simple">syn2191066</text:a></text:p>
          </table:table-cell>
          <table:table-cell office:value-type="float" office:value="45.333" calcext:value-type="float">
            <text:p>45.3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94054708349404" calcext:value-type="float">
            <text:p>1.9405</text:p>
          </table:table-cell>
          <table:table-cell table:style-name="ce5" office:value-type="float" office:value="0.973843381043653" calcext:value-type="float">
            <text:p>0.973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172" calcext:value-type="float">
            <text:p>0.5172</text:p>
          </table:table-cell>
          <table:table-cell table:style-name="ce5" office:value-type="float" office:value="-0.0146868197173591" calcext:value-type="float">
            <text:p>-0.0147</text:p>
          </table:table-cell>
          <table:table-cell table:style-name="ce5" office:value-type="float" office:value="0.505858982716092" calcext:value-type="float">
            <text:p>0.505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-1.01420471283979" calcext:value-type="float">
            <text:p>-1.0142047128</text:p>
          </table:table-cell>
          <table:table-cell office:value-type="float" office:value="0.844757459860188" calcext:value-type="float">
            <text:p>0.8447574599</text:p>
          </table:table-cell>
          <table:table-cell office:value-type="float" office:value="1.83169041378801" calcext:value-type="float">
            <text:p>1.8316904138</text:p>
          </table:table-cell>
          <table:table-cell office:value-type="float" office:value="0.0334987788421454" calcext:value-type="float">
            <text:p>0.0334987788</text:p>
          </table:table-cell>
          <table:table-cell office:value-type="float" office:value="1.10874145044005" calcext:value-type="float">
            <text:p>1.1087414504</text:p>
          </table:table-cell>
          <table:table-cell office:value-type="float" office:value="0.133770867441242" calcext:value-type="float">
            <text:p>0.1337708674</text:p>
          </table:table-cell>
          <table:table-cell office:value-type="float" office:value="0.22497827706027" calcext:value-type="float">
            <text:p>0.2249782771</text:p>
          </table:table-cell>
          <table:table-cell/>
          <table:table-cell office:value-type="float" office:value="0.436711245233826" calcext:value-type="float">
            <text:p>0.4367112452</text:p>
          </table:table-cell>
          <table:table-cell office:value-type="float" office:value="43.9" calcext:value-type="float">
            <text:p>43.9</text:p>
          </table:table-cell>
          <table:table-cell office:value-type="float" office:value="42" calcext:value-type="float">
            <text:p>42</text:p>
          </table:table-cell>
          <table:table-cell office:value-type="float" office:value="43.5" calcext:value-type="float">
            <text:p>43.5</text:p>
          </table:table-cell>
          <table:table-cell office:value-type="float" office:value="43" calcext:value-type="float">
            <text:p>43</text:p>
          </table:table-cell>
          <table:table-cell table:number-columns-repeated="99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Hatric</text:p>
          </table:table-cell>
          <table:table-cell office:value-type="float" office:value="2208322" calcext:value-type="float">
            <text:p>2208322</text:p>
          </table:table-cell>
          <table:table-cell office:value-type="float" office:value="2208336" calcext:value-type="float">
            <text:p>2208336</text:p>
          </table:table-cell>
          <table:table-cell office:value-type="string" calcext:value-type="string">
            <text:p><text:a xlink:href="https://www.synapse.org/#%21Synapse:syn2208332" xlink:type="simple">syn2208332</text:a></text:p>
          </table:table-cell>
          <table:table-cell office:value-type="float" office:value="45.466" calcext:value-type="float">
            <text:p>45.4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1.97357767214926" calcext:value-type="float">
            <text:p>1.9736</text:p>
          </table:table-cell>
          <table:table-cell table:style-name="ce5" office:value-type="float" office:value="0.975785107677352" calcext:value-type="float">
            <text:p>0.975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76" calcext:value-type="float">
            <text:p>0.4976</text:p>
          </table:table-cell>
          <table:table-cell table:style-name="ce5" office:value-type="float" office:value="-0.0146654069267724" calcext:value-type="float">
            <text:p>-0.0147</text:p>
          </table:table-cell>
          <table:table-cell table:style-name="ce5" office:value-type="float" office:value="0.50585044116851" calcext:value-type="float">
            <text:p>0.505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0.0213083081078708" calcext:value-type="float">
            <text:p>-0.0213083081</text:p>
          </table:table-cell>
          <table:table-cell office:value-type="float" office:value="0.508500141783462" calcext:value-type="float">
            <text:p>0.5085001418</text:p>
          </table:table-cell>
          <table:table-cell office:value-type="float" office:value="0.00764875543051932" calcext:value-type="float">
            <text:p>0.0076487554</text:p>
          </table:table-cell>
          <table:table-cell office:value-type="float" office:value="0.496948617819081" calcext:value-type="float">
            <text:p>0.4969486178</text:p>
          </table:table-cell>
          <table:table-cell office:value-type="float" office:value="-0.230982204965674" calcext:value-type="float">
            <text:p>-0.230982205</text:p>
          </table:table-cell>
          <table:table-cell office:value-type="float" office:value="0.591335686684963" calcext:value-type="float">
            <text:p>0.5913356867</text:p>
          </table:table-cell>
          <table:table-cell office:value-type="float" office:value="0.75318743640456" calcext:value-type="float">
            <text:p>0.7531874364</text:p>
          </table:table-cell>
          <table:table-cell/>
          <table:table-cell office:value-type="float" office:value="0.37307481634688" calcext:value-type="float">
            <text:p>0.3730748163</text:p>
          </table:table-cell>
          <table:table-cell office:value-type="float" office:value="45.9666666666667" calcext:value-type="float">
            <text:p>45.96666666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99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Dynamo Bios</text:p>
          </table:table-cell>
          <table:table-cell office:value-type="float" office:value="1947547" calcext:value-type="float">
            <text:p>1947547</text:p>
          </table:table-cell>
          <table:table-cell office:value-type="float" office:value="2227786" calcext:value-type="float">
            <text:p>2227786</text:p>
          </table:table-cell>
          <table:table-cell office:value-type="string" calcext:value-type="string">
            <text:p><text:a xlink:href="https://www.synapse.org/#%21Synapse:syn2227784" xlink:type="simple">syn2227784</text:a></text:p>
          </table:table-cell>
          <table:table-cell office:value-type="float" office:value="45.633" calcext:value-type="float">
            <text:p>45.6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01486590796828" calcext:value-type="float">
            <text:p>2.0149</text:p>
          </table:table-cell>
          <table:table-cell table:style-name="ce5" office:value-type="float" office:value="0.978040649512375" calcext:value-type="float">
            <text:p>0.9780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97" calcext:value-type="float">
            <text:p>0.5097</text:p>
          </table:table-cell>
          <table:table-cell table:style-name="ce5" office:value-type="float" office:value="-0.0205543120731811" calcext:value-type="float">
            <text:p>-0.0206</text:p>
          </table:table-cell>
          <table:table-cell table:style-name="ce5" office:value-type="float" office:value="0.508199406779279" calcext:value-type="float">
            <text:p>0.5082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2.64465943200063" calcext:value-type="float">
            <text:p>-2.644659432</text:p>
          </table:table-cell>
          <table:table-cell office:value-type="float" office:value="0.995911341306544" calcext:value-type="float">
            <text:p>0.9959113413</text:p>
          </table:table-cell>
          <table:table-cell office:value-type="float" office:value="3.05652247363847" calcext:value-type="float">
            <text:p>3.0565224736</text:p>
          </table:table-cell>
          <table:table-cell office:value-type="float" office:value="0.00111960346892237" calcext:value-type="float">
            <text:p>0.0011196035</text:p>
          </table:table-cell>
          <table:table-cell office:value-type="float" office:value="0.597134789572564" calcext:value-type="float">
            <text:p>0.5971347896</text:p>
          </table:table-cell>
          <table:table-cell office:value-type="float" office:value="0.275208696194715" calcext:value-type="float">
            <text:p>0.2752086962</text:p>
          </table:table-cell>
          <table:table-cell office:value-type="float" office:value="0.424280073300185" calcext:value-type="float">
            <text:p>0.4242800733</text:p>
          </table:table-cell>
          <table:table-cell/>
          <table:table-cell office:value-type="float" office:value="0.444361357825174" calcext:value-type="float">
            <text:p>0.4443613578</text:p>
          </table:table-cell>
          <table:table-cell office:value-type="float" office:value="45.1" calcext:value-type="float">
            <text:p>45.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99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Ingenuity</text:p>
          </table:table-cell>
          <table:table-cell office:value-type="float" office:value="1930532" calcext:value-type="float">
            <text:p>1930532</text:p>
          </table:table-cell>
          <table:table-cell office:value-type="float" office:value="2228327" calcext:value-type="float">
            <text:p>2228327</text:p>
          </table:table-cell>
          <table:table-cell office:value-type="string" calcext:value-type="string">
            <text:p><text:a xlink:href="https://www.synapse.org/#%21Synapse:syn2228292" xlink:type="simple">syn2228292</text:a></text:p>
          </table:table-cell>
          <table:table-cell office:value-type="float" office:value="45.733" calcext:value-type="float">
            <text:p>45.733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2.03963884945969" calcext:value-type="float">
            <text:p>2.0396</text:p>
          </table:table-cell>
          <table:table-cell table:style-name="ce5" office:value-type="float" office:value="0.979306845178782" calcext:value-type="float">
            <text:p>0.9793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85" calcext:value-type="float">
            <text:p>0.4985</text:p>
          </table:table-cell>
          <table:table-cell table:style-name="ce5" office:value-type="float" office:value="-0.0144454808628959" calcext:value-type="float">
            <text:p>-0.0144</text:p>
          </table:table-cell>
          <table:table-cell table:style-name="ce5" office:value-type="float" office:value="0.505762712656859" calcext:value-type="float">
            <text:p>0.5058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-0.120934283600746" calcext:value-type="float">
            <text:p>-0.1209342836</text:p>
          </table:table-cell>
          <table:table-cell office:value-type="float" office:value="0.548128456470018" calcext:value-type="float">
            <text:p>0.5481284565</text:p>
          </table:table-cell>
          <table:table-cell office:value-type="float" office:value="0.00764875543051932" calcext:value-type="float">
            <text:p>0.0076487554</text:p>
          </table:table-cell>
          <table:table-cell office:value-type="float" office:value="0.496948617819081" calcext:value-type="float">
            <text:p>0.4969486178</text:p>
          </table:table-cell>
          <table:table-cell office:value-type="float" office:value="-0.169077236109281" calcext:value-type="float">
            <text:p>-0.1690772361</text:p>
          </table:table-cell>
          <table:table-cell office:value-type="float" office:value="0.567132054957223" calcext:value-type="float">
            <text:p>0.567132055</text:p>
          </table:table-cell>
          <table:table-cell office:value-type="float" office:value="0.749424501193474" calcext:value-type="float">
            <text:p>0.7494245012</text:p>
          </table:table-cell>
          <table:table-cell/>
          <table:table-cell office:value-type="float" office:value="0.373266164043096" calcext:value-type="float">
            <text:p>0.373266164</text:p>
          </table:table-cell>
          <table:table-cell office:value-type="float" office:value="46.1666666666667" calcext:value-type="float">
            <text:p>46.1666666667</text:p>
          </table:table-cell>
          <table:table-cell office:value-type="float" office:value="52" calcext:value-type="float">
            <text:p>52</text:p>
          </table:table-cell>
          <table:table-cell office:value-type="float" office:value="50.5" calcext:value-type="float">
            <text:p>50.5</text:p>
          </table:table-cell>
          <table:table-cell office:value-type="float" office:value="50" calcext:value-type="float">
            <text:p>50</text:p>
          </table:table-cell>
          <table:table-cell table:number-columns-repeated="99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ai</text:p>
          </table:table-cell>
          <table:table-cell office:value-type="float" office:value="2203530" calcext:value-type="float">
            <text:p>2203530</text:p>
          </table:table-cell>
          <table:table-cell office:value-type="float" office:value="2203537" calcext:value-type="float">
            <text:p>2203537</text:p>
          </table:table-cell>
          <table:table-cell office:value-type="string" calcext:value-type="string">
            <text:p><text:a xlink:href="https://www.synapse.org/#%21Synapse:syn2203532" xlink:type="simple">syn2203532</text:a></text:p>
          </table:table-cell>
          <table:table-cell office:value-type="float" office:value="45.866" calcext:value-type="float">
            <text:p>45.8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06441179095111" calcext:value-type="float">
            <text:p>2.0644</text:p>
          </table:table-cell>
          <table:table-cell table:style-name="ce5" office:value-type="float" office:value="0.980510655262455" calcext:value-type="float">
            <text:p>0.9805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97" calcext:value-type="float">
            <text:p>0.5097</text:p>
          </table:table-cell>
          <table:table-cell table:style-name="ce5" office:value-type="float" office:value="0.120738014870225" calcext:value-type="float">
            <text:p>0.1207</text:p>
          </table:table-cell>
          <table:table-cell table:style-name="ce5" office:value-type="float" office:value="0.451949273863346" calcext:value-type="float">
            <text:p>0.451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-1.35380769512441" calcext:value-type="float">
            <text:p>-1.3538076951</text:p>
          </table:table-cell>
          <table:table-cell office:value-type="float" office:value="0.912101130998142" calcext:value-type="float">
            <text:p>0.912101131</text:p>
          </table:table-cell>
          <table:table-cell office:value-type="float" office:value="1.30387296795137" calcext:value-type="float">
            <text:p>1.303872968</text:p>
          </table:table-cell>
          <table:table-cell office:value-type="float" office:value="0.0961384492036146" calcext:value-type="float">
            <text:p>0.0961384492</text:p>
          </table:table-cell>
          <table:table-cell office:value-type="float" office:value="0.597541430422692" calcext:value-type="float">
            <text:p>0.5975414304</text:p>
          </table:table-cell>
          <table:table-cell office:value-type="float" office:value="0.275072977351401" calcext:value-type="float">
            <text:p>0.2750729774</text:p>
          </table:table-cell>
          <table:table-cell office:value-type="float" office:value="0.424280073300185" calcext:value-type="float">
            <text:p>0.4242800733</text:p>
          </table:table-cell>
          <table:table-cell/>
          <table:table-cell office:value-type="float" office:value="0.415967570094833" calcext:value-type="float">
            <text:p>0.4159675701</text:p>
          </table:table-cell>
          <table:table-cell office:value-type="float" office:value="44.0666666666667" calcext:value-type="float">
            <text:p>44.0666666667</text:p>
          </table:table-cell>
          <table:table-cell office:value-type="float" office:value="43" calcext:value-type="float">
            <text:p>43</text:p>
          </table:table-cell>
          <table:table-cell office:value-type="float" office:value="46.5" calcext:value-type="float">
            <text:p>46.5</text:p>
          </table:table-cell>
          <table:table-cell office:value-type="float" office:value="46" calcext:value-type="float">
            <text:p>46</text:p>
          </table:table-cell>
          <table:table-cell table:number-columns-repeated="99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itt.transmed</text:p>
          </table:table-cell>
          <table:table-cell office:value-type="float" office:value="422262" calcext:value-type="float">
            <text:p>422262</text:p>
          </table:table-cell>
          <table:table-cell office:value-type="float" office:value="2227861" calcext:value-type="float">
            <text:p>2227861</text:p>
          </table:table-cell>
          <table:table-cell office:value-type="string" calcext:value-type="string">
            <text:p><text:a xlink:href="https://www.synapse.org/#%21Synapse:syn2227860" xlink:type="simple">syn2227860</text:a>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08092708527872" calcext:value-type="float">
            <text:p>2.0809</text:p>
          </table:table-cell>
          <table:table-cell table:style-name="ce5" office:value-type="float" office:value="0.98127970972031" calcext:value-type="float">
            <text:p>0.9813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112" calcext:value-type="float">
            <text:p>0.5112</text:p>
          </table:table-cell>
          <table:table-cell table:style-name="ce5" office:value-type="float" office:value="-0.0105334387167999" calcext:value-type="float">
            <text:p>-0.0105</text:p>
          </table:table-cell>
          <table:table-cell table:style-name="ce5" office:value-type="float" office:value="0.504202156354798" calcext:value-type="float">
            <text:p>0.5042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-0.529458675272968" calcext:value-type="float">
            <text:p>-0.5294586753</text:p>
          </table:table-cell>
          <table:table-cell office:value-type="float" office:value="0.701756347882096" calcext:value-type="float">
            <text:p>0.7017563479</text:p>
          </table:table-cell>
          <table:table-cell office:value-type="float" office:value="1.10955089182786" calcext:value-type="float">
            <text:p>1.1095508918</text:p>
          </table:table-cell>
          <table:table-cell office:value-type="float" office:value="0.133596301383627" calcext:value-type="float">
            <text:p>0.1335963014</text:p>
          </table:table-cell>
          <table:table-cell office:value-type="float" office:value="0.697063690960621" calcext:value-type="float">
            <text:p>0.697063691</text:p>
          </table:table-cell>
          <table:table-cell office:value-type="float" office:value="0.242881467875501" calcext:value-type="float">
            <text:p>0.2428814679</text:p>
          </table:table-cell>
          <table:table-cell office:value-type="float" office:value="0.39940508050638" calcext:value-type="float">
            <text:p>0.3994050805</text:p>
          </table:table-cell>
          <table:table-cell/>
          <table:table-cell office:value-type="float" office:value="0.394651412441629" calcext:value-type="float">
            <text:p>0.3946514124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52.5" calcext:value-type="float">
            <text:p>52.5</text:p>
          </table:table-cell>
          <table:table-cell office:value-type="float" office:value="51" calcext:value-type="float">
            <text:p>51</text:p>
          </table:table-cell>
          <table:table-cell table:number-columns-repeated="99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FUBerlin</text:p>
          </table:table-cell>
          <table:table-cell office:value-type="float" office:value="1998294" calcext:value-type="float">
            <text:p>1998294</text:p>
          </table:table-cell>
          <table:table-cell office:value-type="float" office:value="2211143" calcext:value-type="float">
            <text:p>2211143</text:p>
          </table:table-cell>
          <table:table-cell office:value-type="string" calcext:value-type="string">
            <text:p><text:a xlink:href="https://www.synapse.org/#%21Synapse:syn2211142" xlink:type="simple">syn2211142</text:a>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25433767571861" calcext:value-type="float">
            <text:p>2.2543</text:p>
          </table:table-cell>
          <table:table-cell table:style-name="ce5" office:value-type="float" office:value="0.98791253356919" calcext:value-type="float">
            <text:p>0.9879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73" calcext:value-type="float">
            <text:p>0.4973</text:p>
          </table:table-cell>
          <table:table-cell table:style-name="ce5" office:value-type="float" office:value="-0.0145497070739472" calcext:value-type="float">
            <text:p>-0.0145</text:p>
          </table:table-cell>
          <table:table-cell table:style-name="ce5" office:value-type="float" office:value="0.505804288529711" calcext:value-type="float">
            <text:p>0.5058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-0.322723770867652" calcext:value-type="float">
            <text:p>-0.3227237709</text:p>
          </table:table-cell>
          <table:table-cell office:value-type="float" office:value="0.626547775963376" calcext:value-type="float">
            <text:p>0.626547776</text:p>
          </table:table-cell>
          <table:table-cell office:value-type="float" office:value="0.348280726635812" calcext:value-type="float">
            <text:p>0.3482807266</text:p>
          </table:table-cell>
          <table:table-cell office:value-type="float" office:value="0.363814683384296" calcext:value-type="float">
            <text:p>0.3638146834</text:p>
          </table:table-cell>
          <table:table-cell office:value-type="float" office:value="-0.245951834271853" calcext:value-type="float">
            <text:p>-0.2459518343</text:p>
          </table:table-cell>
          <table:table-cell office:value-type="float" office:value="0.597140241003019" calcext:value-type="float">
            <text:p>0.597140241</text:p>
          </table:table-cell>
          <table:table-cell office:value-type="float" office:value="0.75318743640456" calcext:value-type="float">
            <text:p>0.7531874364</text:p>
          </table:table-cell>
          <table:table-cell/>
          <table:table-cell office:value-type="float" office:value="0.372400636102968" calcext:value-type="float">
            <text:p>0.3724006361</text:p>
          </table:table-cell>
          <table:table-cell office:value-type="float" office:value="47.6" calcext:value-type="float">
            <text:p>47.6</text:p>
          </table:table-cell>
          <table:table-cell office:value-type="float" office:value="59" calcext:value-type="float">
            <text:p>59</text:p>
          </table:table-cell>
          <table:table-cell office:value-type="float" office:value="55.5" calcext:value-type="float">
            <text:p>55.5</text:p>
          </table:table-cell>
          <table:table-cell office:value-type="float" office:value="56" calcext:value-type="float">
            <text:p>56</text:p>
          </table:table-cell>
          <table:table-cell table:number-columns-repeated="99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SUNQR</text:p>
          </table:table-cell>
          <table:table-cell office:value-type="float" office:value="1947964" calcext:value-type="float">
            <text:p>1947964</text:p>
          </table:table-cell>
          <table:table-cell office:value-type="float" office:value="2228539" calcext:value-type="float">
            <text:p>2228539</text:p>
          </table:table-cell>
          <table:table-cell office:value-type="string" calcext:value-type="string">
            <text:p><text:a xlink:href="https://www.synapse.org/#%21Synapse:syn2228537" xlink:type="simple">syn2228537</text:a></text:p>
          </table:table-cell>
          <table:table-cell office:value-type="float" office:value="46.733" calcext:value-type="float">
            <text:p>46.7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28736826437383" calcext:value-type="float">
            <text:p>2.2874</text:p>
          </table:table-cell>
          <table:table-cell table:style-name="ce5" office:value-type="float" office:value="0.988912831480369" calcext:value-type="float">
            <text:p>0.9889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64" calcext:value-type="float">
            <text:p>0.4964</text:p>
          </table:table-cell>
          <table:table-cell table:style-name="ce5" office:value-type="float" office:value="-0.0141381094685581" calcext:value-type="float">
            <text:p>-0.0141</text:p>
          </table:table-cell>
          <table:table-cell table:style-name="ce5" office:value-type="float" office:value="0.505640101734965" calcext:value-type="float">
            <text:p>0.5056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6.5" calcext:value-type="float">
            <text:p>56.5</text:p>
          </table:table-cell>
          <table:table-cell/>
          <table:table-cell office:value-type="float" office:value="-0.445700285456062" calcext:value-type="float">
            <text:p>-0.4457002855</text:p>
          </table:table-cell>
          <table:table-cell office:value-type="float" office:value="0.672093120820615" calcext:value-type="float">
            <text:p>0.6720931208</text:p>
          </table:table-cell>
          <table:table-cell office:value-type="float" office:value="0.306736468537863" calcext:value-type="float">
            <text:p>0.3067364685</text:p>
          </table:table-cell>
          <table:table-cell office:value-type="float" office:value="0.379521984553047" calcext:value-type="float">
            <text:p>0.3795219846</text:p>
          </table:table-cell>
          <table:table-cell office:value-type="float" office:value="-0.313257009506254" calcext:value-type="float">
            <text:p>-0.3132570095</text:p>
          </table:table-cell>
          <table:table-cell office:value-type="float" office:value="0.622957295506559" calcext:value-type="float">
            <text:p>0.6229572955</text:p>
          </table:table-cell>
          <table:table-cell office:value-type="float" office:value="0.755718686352219" calcext:value-type="float">
            <text:p>0.7557186864</text:p>
          </table:table-cell>
          <table:table-cell/>
          <table:table-cell office:value-type="float" office:value="0.381513591761768" calcext:value-type="float">
            <text:p>0.3815135918</text:p>
          </table:table-cell>
          <table:table-cell office:value-type="float" office:value="47.8" calcext:value-type="float">
            <text:p>47.8</text:p>
          </table:table-cell>
          <table:table-cell office:value-type="float" office:value="60" calcext:value-type="float">
            <text:p>60</text:p>
          </table:table-cell>
          <table:table-cell office:value-type="float" office:value="56.5" calcext:value-type="float">
            <text:p>56.5</text:p>
          </table:table-cell>
          <table:table-cell office:value-type="float" office:value="57" calcext:value-type="float">
            <text:p>57</text:p>
          </table:table-cell>
          <table:table-cell table:number-columns-repeated="99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Cassis</text:p>
          </table:table-cell>
          <table:table-cell office:value-type="float" office:value="1929509" calcext:value-type="float">
            <text:p>1929509</text:p>
          </table:table-cell>
          <table:table-cell office:value-type="float" office:value="2109590" calcext:value-type="float">
            <text:p>2109590</text:p>
          </table:table-cell>
          <table:table-cell office:value-type="string" calcext:value-type="string">
            <text:p><text:a xlink:href="https://www.synapse.org/#%21Synapse:syn2108840" xlink:type="simple">syn2108840</text:a></text:p>
          </table:table-cell>
          <table:table-cell office:value-type="float" office:value="46.766" calcext:value-type="float">
            <text:p>46.7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30388355870144" calcext:value-type="float">
            <text:p>2.3039</text:p>
          </table:table-cell>
          <table:table-cell table:style-name="ce5" office:value-type="float" office:value="0.989385409563564" calcext:value-type="float">
            <text:p>0.9894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94" calcext:value-type="float">
            <text:p>0.5094</text:p>
          </table:table-cell>
          <table:table-cell table:style-name="ce5" office:value-type="float" office:value="-0.0049105976630384" calcext:value-type="float">
            <text:p>-0.0049</text:p>
          </table:table-cell>
          <table:table-cell table:style-name="ce5" office:value-type="float" office:value="0.501959037156463" calcext:value-type="float">
            <text:p>0.5020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0.935992700341827" calcext:value-type="float">
            <text:p>-0.9359927003</text:p>
          </table:table-cell>
          <table:table-cell office:value-type="float" office:value="0.825361526946708" calcext:value-type="float">
            <text:p>0.8253615269</text:p>
          </table:table-cell>
          <table:table-cell office:value-type="float" office:value="1.05986072682127" calcext:value-type="float">
            <text:p>1.0598607268</text:p>
          </table:table-cell>
          <table:table-cell office:value-type="float" office:value="0.144603982421181" calcext:value-type="float">
            <text:p>0.1446039824</text:p>
          </table:table-cell>
          <table:table-cell office:value-type="float" office:value="0.578283881675525" calcext:value-type="float">
            <text:p>0.5782838817</text:p>
          </table:table-cell>
          <table:table-cell office:value-type="float" office:value="0.281536237364742" calcext:value-type="float">
            <text:p>0.2815362374</text:p>
          </table:table-cell>
          <table:table-cell office:value-type="float" office:value="0.425177174795733" calcext:value-type="float">
            <text:p>0.4251771748</text:p>
          </table:table-cell>
          <table:table-cell/>
          <table:table-cell office:value-type="float" office:value="0.394904887883401" calcext:value-type="float">
            <text:p>0.3949048879</text:p>
          </table:table-cell>
          <table:table-cell office:value-type="float" office:value="46.7" calcext:value-type="float">
            <text:p>46.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99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HIBY</text:p>
          </table:table-cell>
          <table:table-cell office:value-type="float" office:value="2208339" calcext:value-type="float">
            <text:p>2208339</text:p>
          </table:table-cell>
          <table:table-cell office:value-type="float" office:value="2208344" calcext:value-type="float">
            <text:p>2208344</text:p>
          </table:table-cell>
          <table:table-cell office:value-type="string" calcext:value-type="string">
            <text:p><text:a xlink:href="https://www.synapse.org/#%21Synapse:syn2208343" xlink:type="simple">syn2208343</text:a></text:p>
          </table:table-cell>
          <table:table-cell office:value-type="float" office:value="46.866" calcext:value-type="float">
            <text:p>46.866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2.32039885302905" calcext:value-type="float">
            <text:p>2.3204</text:p>
          </table:table-cell>
          <table:table-cell table:style-name="ce5" office:value-type="float" office:value="0.989840344557589" calcext:value-type="float">
            <text:p>0.989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68" calcext:value-type="float">
            <text:p>0.4968</text:p>
          </table:table-cell>
          <table:table-cell table:style-name="ce5" office:value-type="float" office:value="-0.0141381094685581" calcext:value-type="float">
            <text:p>-0.0141</text:p>
          </table:table-cell>
          <table:table-cell table:style-name="ce5" office:value-type="float" office:value="0.505640101734965" calcext:value-type="float">
            <text:p>0.5056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0.302444169507559" calcext:value-type="float">
            <text:p>-0.3024441695</text:p>
          </table:table-cell>
          <table:table-cell office:value-type="float" office:value="0.618843256054357" calcext:value-type="float">
            <text:p>0.6188432561</text:p>
          </table:table-cell>
          <table:table-cell office:value-type="float" office:value="0.253753612343865" calcext:value-type="float">
            <text:p>0.2537536123</text:p>
          </table:table-cell>
          <table:table-cell office:value-type="float" office:value="0.399842956293934" calcext:value-type="float">
            <text:p>0.3998429563</text:p>
          </table:table-cell>
          <table:table-cell office:value-type="float" office:value="-0.2811244248106" calcext:value-type="float">
            <text:p>-0.2811244248</text:p>
          </table:table-cell>
          <table:table-cell office:value-type="float" office:value="0.610692516003698" calcext:value-type="float">
            <text:p>0.610692516</text:p>
          </table:table-cell>
          <table:table-cell office:value-type="float" office:value="0.75318743640456" calcext:value-type="float">
            <text:p>0.7531874364</text:p>
          </table:table-cell>
          <table:table-cell/>
          <table:table-cell office:value-type="float" office:value="0.380865528514069" calcext:value-type="float">
            <text:p>0.3808655285</text:p>
          </table:table-cell>
          <table:table-cell office:value-type="float" office:value="46.6333333333333" calcext:value-type="float">
            <text:p>46.633333333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99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Platinum</text:p>
          </table:table-cell>
          <table:table-cell office:value-type="float" office:value="1967195" calcext:value-type="float">
            <text:p>1967195</text:p>
          </table:table-cell>
          <table:table-cell office:value-type="float" office:value="2226874" calcext:value-type="float">
            <text:p>2226874</text:p>
          </table:table-cell>
          <table:table-cell office:value-type="string" calcext:value-type="string">
            <text:p><text:a xlink:href="https://www.synapse.org/#%21Synapse:syn2226871" xlink:type="simple">syn2226871</text:a></text:p>
          </table:table-cell>
          <table:table-cell office:value-type="float" office:value="46.966" calcext:value-type="float">
            <text:p>46.9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35342944168426" calcext:value-type="float">
            <text:p>2.3534</text:p>
          </table:table-cell>
          <table:table-cell table:style-name="ce5" office:value-type="float" office:value="0.99069943114848" calcext:value-type="float">
            <text:p>0.9907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81" calcext:value-type="float">
            <text:p>0.5081</text:p>
          </table:table-cell>
          <table:table-cell table:style-name="ce5" office:value-type="float" office:value="0.0701690045624754" calcext:value-type="float">
            <text:p>0.0702</text:p>
          </table:table-cell>
          <table:table-cell table:style-name="ce5" office:value-type="float" office:value="0.47202957213641" calcext:value-type="float">
            <text:p>0.4720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1.54018598577261" calcext:value-type="float">
            <text:p>-1.5401859858</text:p>
          </table:table-cell>
          <table:table-cell office:value-type="float" office:value="0.938242487530067" calcext:value-type="float">
            <text:p>0.9382424875</text:p>
          </table:table-cell>
          <table:table-cell office:value-type="float" office:value="2.13364850389099" calcext:value-type="float">
            <text:p>2.1336485039</text:p>
          </table:table-cell>
          <table:table-cell office:value-type="float" office:value="0.0164357821884316" calcext:value-type="float">
            <text:p>0.0164357822</text:p>
          </table:table-cell>
          <table:table-cell office:value-type="float" office:value="0.487827600971685" calcext:value-type="float">
            <text:p>0.487827601</text:p>
          </table:table-cell>
          <table:table-cell office:value-type="float" office:value="0.312835979696882" calcext:value-type="float">
            <text:p>0.3128359797</text:p>
          </table:table-cell>
          <table:table-cell office:value-type="float" office:value="0.462997249951386" calcext:value-type="float">
            <text:p>0.46299725</text:p>
          </table:table-cell>
          <table:table-cell/>
          <table:table-cell office:value-type="float" office:value="0.400402756522521" calcext:value-type="float">
            <text:p>0.4004027565</text:p>
          </table:table-cell>
          <table:table-cell office:value-type="float" office:value="48.7333333333333" calcext:value-type="float">
            <text:p>48.733333333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9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tongji team</text:p>
          </table:table-cell>
          <table:table-cell office:value-type="float" office:value="1929419" calcext:value-type="float">
            <text:p>1929419</text:p>
          </table:table-cell>
          <table:table-cell office:value-type="float" office:value="2228413" calcext:value-type="float">
            <text:p>2228413</text:p>
          </table:table-cell>
          <table:table-cell office:value-type="string" calcext:value-type="string">
            <text:p><text:a xlink:href="https://www.synapse.org/#%21Synapse:syn2228408" xlink:type="simple">syn2228408</text:a>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53509767928796" calcext:value-type="float">
            <text:p>2.5351</text:p>
          </table:table-cell>
          <table:table-cell table:style-name="ce5" office:value-type="float" office:value="0.994379201248915" calcext:value-type="float">
            <text:p>0.9944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32" calcext:value-type="float">
            <text:p>0.5032</text:p>
          </table:table-cell>
          <table:table-cell table:style-name="ce5" office:value-type="float" office:value="0.0353818528207409" calcext:value-type="float">
            <text:p>0.0354</text:p>
          </table:table-cell>
          <table:table-cell table:style-name="ce5" office:value-type="float" office:value="0.485887627501199" calcext:value-type="float">
            <text:p>0.485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-0.951483151426881" calcext:value-type="float">
            <text:p>-0.9514831514</text:p>
          </table:table-cell>
          <table:table-cell office:value-type="float" office:value="0.82932041627015" calcext:value-type="float">
            <text:p>0.8293204163</text:p>
          </table:table-cell>
          <table:table-cell office:value-type="float" office:value="0.951879665496865" calcext:value-type="float">
            <text:p>0.9518796655</text:p>
          </table:table-cell>
          <table:table-cell office:value-type="float" office:value="0.170579006665764" calcext:value-type="float">
            <text:p>0.1705790067</text:p>
          </table:table-cell>
          <table:table-cell office:value-type="float" office:value="0.156145871415769" calcext:value-type="float">
            <text:p>0.1561458714</text:p>
          </table:table-cell>
          <table:table-cell office:value-type="float" office:value="0.437959020806949" calcext:value-type="float">
            <text:p>0.4379590208</text:p>
          </table:table-cell>
          <table:table-cell office:value-type="float" office:value="0.611489953579513" calcext:value-type="float">
            <text:p>0.6114899536</text:p>
          </table:table-cell>
          <table:table-cell/>
          <table:table-cell office:value-type="float" office:value="0.385543724299793" calcext:value-type="float">
            <text:p>0.3855437243</text:p>
          </table:table-cell>
          <table:table-cell office:value-type="float" office:value="47.0333333333333" calcext:value-type="float">
            <text:p>47.033333333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99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Reptar</text:p>
          </table:table-cell>
          <table:table-cell office:value-type="float" office:value="2184912" calcext:value-type="float">
            <text:p>2184912</text:p>
          </table:table-cell>
          <table:table-cell office:value-type="float" office:value="2192500" calcext:value-type="float">
            <text:p>2192500</text:p>
          </table:table-cell>
          <table:table-cell office:value-type="string" calcext:value-type="string">
            <text:p><text:a xlink:href="https://www.synapse.org/#%21Synapse:syn2192497" xlink:type="simple">syn2192497</text:a>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2.55161297361557" calcext:value-type="float">
            <text:p>2.5516</text:p>
          </table:table-cell>
          <table:table-cell table:style-name="ce5" office:value-type="float" office:value="0.994638722246902" calcext:value-type="float">
            <text:p>0.9946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57" calcext:value-type="float">
            <text:p>0.4957</text:p>
          </table:table-cell>
          <table:table-cell table:style-name="ce5" office:value-type="float" office:value="0.0889959562843416" calcext:value-type="float">
            <text:p>0.0890</text:p>
          </table:table-cell>
          <table:table-cell table:style-name="ce5" office:value-type="float" office:value="0.464542561893515" calcext:value-type="float">
            <text:p>0.4645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-1.27746275314518" calcext:value-type="float">
            <text:p>-1.2774627531</text:p>
          </table:table-cell>
          <table:table-cell office:value-type="float" office:value="0.899280538895929" calcext:value-type="float">
            <text:p>0.8992805389</text:p>
          </table:table-cell>
          <table:table-cell office:value-type="float" office:value="0.779325210125396" calcext:value-type="float">
            <text:p>0.7793252101</text:p>
          </table:table-cell>
          <table:table-cell office:value-type="float" office:value="0.217894083897583" calcext:value-type="float">
            <text:p>0.2178940839</text:p>
          </table:table-cell>
          <table:table-cell office:value-type="float" office:value="-0.355826061484229" calcext:value-type="float">
            <text:p>-0.3558260615</text:p>
          </table:table-cell>
          <table:table-cell office:value-type="float" office:value="0.639014584737246" calcext:value-type="float">
            <text:p>0.6390145847</text:p>
          </table:table-cell>
          <table:table-cell office:value-type="float" office:value="0.762694826944455" calcext:value-type="float">
            <text:p>0.7626948269</text:p>
          </table:table-cell>
          <table:table-cell/>
          <table:table-cell office:value-type="float" office:value="0.395849832660564" calcext:value-type="float">
            <text:p>0.3958498327</text:p>
          </table:table-cell>
          <table:table-cell office:value-type="float" office:value="45.5333333333333" calcext:value-type="float">
            <text:p>45.533333333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99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BIGH</text:p>
          </table:table-cell>
          <table:table-cell office:value-type="float" office:value="2208327" calcext:value-type="float">
            <text:p>2208327</text:p>
          </table:table-cell>
          <table:table-cell office:value-type="float" office:value="2208338" calcext:value-type="float">
            <text:p>2208338</text:p>
          </table:table-cell>
          <table:table-cell office:value-type="string" calcext:value-type="string">
            <text:p><text:a xlink:href="https://www.synapse.org/#%21Synapse:syn2208337" xlink:type="simple">syn2208337</text:a></text:p>
          </table:table-cell>
          <table:table-cell office:value-type="float" office:value="48.133" calcext:value-type="float">
            <text:p>48.133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2.72502356405546" calcext:value-type="float">
            <text:p>2.7250</text:p>
          </table:table-cell>
          <table:table-cell table:style-name="ce5" office:value-type="float" office:value="0.996785155098781" calcext:value-type="float">
            <text:p>0.996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59" calcext:value-type="float">
            <text:p>0.5059</text:p>
          </table:table-cell>
          <table:table-cell table:style-name="ce5" office:value-type="float" office:value="-0.0180694678375012" calcext:value-type="float">
            <text:p>-0.0181</text:p>
          </table:table-cell>
          <table:table-cell table:style-name="ce5" office:value-type="float" office:value="0.507208282445086" calcext:value-type="float">
            <text:p>0.5072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479124424671499" calcext:value-type="float">
            <text:p>-0.4791244247</text:p>
          </table:table-cell>
          <table:table-cell office:value-type="float" office:value="0.68407494258892" calcext:value-type="float">
            <text:p>0.6840749426</text:p>
          </table:table-cell>
          <table:table-cell office:value-type="float" office:value="0.754357778977741" calcext:value-type="float">
            <text:p>0.754357779</text:p>
          </table:table-cell>
          <table:table-cell office:value-type="float" office:value="0.225317208316248" calcext:value-type="float">
            <text:p>0.2253172083</text:p>
          </table:table-cell>
          <table:table-cell office:value-type="float" office:value="0.338313230098302" calcext:value-type="float">
            <text:p>0.3383132301</text:p>
          </table:table-cell>
          <table:table-cell office:value-type="float" office:value="0.36756357737347" calcext:value-type="float">
            <text:p>0.3675635774</text:p>
          </table:table-cell>
          <table:table-cell office:value-type="float" office:value="0.533327543639937" calcext:value-type="float">
            <text:p>0.5333275436</text:p>
          </table:table-cell>
          <table:table-cell/>
          <table:table-cell office:value-type="float" office:value="0.395411609313114" calcext:value-type="float">
            <text:p>0.3954116093</text:p>
          </table:table-cell>
          <table:table-cell office:value-type="float" office:value="48.2" calcext:value-type="float">
            <text:p>48.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9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ICHING</text:p>
          </table:table-cell>
          <table:table-cell office:value-type="float" office:value="1978046" calcext:value-type="float">
            <text:p>1978046</text:p>
          </table:table-cell>
          <table:table-cell office:value-type="float" office:value="1997509" calcext:value-type="float">
            <text:p>1997509</text:p>
          </table:table-cell>
          <table:table-cell office:value-type="string" calcext:value-type="string">
            <text:p><text:a xlink:href="https://www.synapse.org/#%21Synapse:syn1997508" xlink:type="simple">syn1997508</text:a></text:p>
          </table:table-cell>
          <table:table-cell office:value-type="float" office:value="48.566" calcext:value-type="float">
            <text:p>48.5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74153885838307" calcext:value-type="float">
            <text:p>2.7415</text:p>
          </table:table-cell>
          <table:table-cell table:style-name="ce5" office:value-type="float" office:value="0.99694239364799" calcext:value-type="float">
            <text:p>0.9969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5097" calcext:value-type="float">
            <text:p>0.5097</text:p>
          </table:table-cell>
          <table:table-cell table:style-name="ce5" office:value-type="float" office:value="0.0482328583750254" calcext:value-type="float">
            <text:p>0.0482</text:p>
          </table:table-cell>
          <table:table-cell table:style-name="ce5" office:value-type="float" office:value="0.480765331728283" calcext:value-type="float">
            <text:p>0.4808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56.5" calcext:value-type="float">
            <text:p>56.5</text:p>
          </table:table-cell>
          <table:table-cell/>
          <table:table-cell office:value-type="float" office:value="-1.04465701145603" calcext:value-type="float">
            <text:p>-1.0446570115</text:p>
          </table:table-cell>
          <table:table-cell office:value-type="float" office:value="0.851909240049108" calcext:value-type="float">
            <text:p>0.85190924</text:p>
          </table:table-cell>
          <table:table-cell office:value-type="float" office:value="1.2110288759208" calcext:value-type="float">
            <text:p>1.2110288759</text:p>
          </table:table-cell>
          <table:table-cell office:value-type="float" office:value="0.112942169010198" calcext:value-type="float">
            <text:p>0.112942169</text:p>
          </table:table-cell>
          <table:table-cell office:value-type="float" office:value="0.599591933098616" calcext:value-type="float">
            <text:p>0.5995919331</text:p>
          </table:table-cell>
          <table:table-cell office:value-type="float" office:value="0.274389112325253" calcext:value-type="float">
            <text:p>0.2743891123</text:p>
          </table:table-cell>
          <table:table-cell office:value-type="float" office:value="0.424280073300185" calcext:value-type="float">
            <text:p>0.4242800733</text:p>
          </table:table-cell>
          <table:table-cell/>
          <table:table-cell office:value-type="float" office:value="0.407366348687109" calcext:value-type="float">
            <text:p>0.4073663487</text:p>
          </table:table-cell>
          <table:table-cell office:value-type="float" office:value="46.2333333333333" calcext:value-type="float">
            <text:p>46.2333333333</text:p>
          </table:table-cell>
          <table:table-cell office:value-type="float" office:value="53" calcext:value-type="float">
            <text:p>53</text:p>
          </table:table-cell>
          <table:table-cell office:value-type="float" office:value="56.5" calcext:value-type="float">
            <text:p>56.5</text:p>
          </table:table-cell>
          <table:table-cell office:value-type="float" office:value="57" calcext:value-type="float">
            <text:p>57</text:p>
          </table:table-cell>
          <table:table-cell table:number-columns-repeated="99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GR</text:p>
          </table:table-cell>
          <table:table-cell office:value-type="float" office:value="1929409" calcext:value-type="float">
            <text:p>1929409</text:p>
          </table:table-cell>
          <table:table-cell office:value-type="float" office:value="2208267" calcext:value-type="float">
            <text:p>2208267</text:p>
          </table:table-cell>
          <table:table-cell office:value-type="string" calcext:value-type="string">
            <text:p><text:a xlink:href="https://www.synapse.org/#%21Synapse:syn2208094" xlink:type="simple">syn2208094</text:a></text:p>
          </table:table-cell>
          <table:table-cell office:value-type="float" office:value="49.133" calcext:value-type="float">
            <text:p>49.1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2.88191886016775" calcext:value-type="float">
            <text:p>2.8819</text:p>
          </table:table-cell>
          <table:table-cell table:style-name="ce5" office:value-type="float" office:value="0.998023692486305" calcext:value-type="float">
            <text:p>0.9980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91" calcext:value-type="float">
            <text:p>0.4991</text:p>
          </table:table-cell>
          <table:table-cell table:style-name="ce5" office:value-type="float" office:value="-0.0145711198645339" calcext:value-type="float">
            <text:p>-0.0146</text:p>
          </table:table-cell>
          <table:table-cell table:style-name="ce5" office:value-type="float" office:value="0.50581283009174" calcext:value-type="float">
            <text:p>0.5058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-0.386087864202346" calcext:value-type="float">
            <text:p>-0.3860878642</text:p>
          </table:table-cell>
          <table:table-cell office:value-type="float" office:value="0.650284201330872" calcext:value-type="float">
            <text:p>0.6502842013</text:p>
          </table:table-cell>
          <table:table-cell office:value-type="float" office:value="0.48574973476275" calcext:value-type="float">
            <text:p>0.4857497348</text:p>
          </table:table-cell>
          <table:table-cell office:value-type="float" office:value="0.313572308314932" calcext:value-type="float">
            <text:p>0.3135723083</text:p>
          </table:table-cell>
          <table:table-cell office:value-type="float" office:value="-0.124390992160364" calcext:value-type="float">
            <text:p>-0.1243909922</text:p>
          </table:table-cell>
          <table:table-cell office:value-type="float" office:value="0.549497147414431" calcext:value-type="float">
            <text:p>0.5494971474</text:p>
          </table:table-cell>
          <table:table-cell office:value-type="float" office:value="0.739323434703053" calcext:value-type="float">
            <text:p>0.7393234347</text:p>
          </table:table-cell>
          <table:table-cell/>
          <table:table-cell office:value-type="float" office:value="0.382538968117581" calcext:value-type="float">
            <text:p>0.3825389681</text:p>
          </table:table-cell>
          <table:table-cell office:value-type="float" office:value="49.1" calcext:value-type="float">
            <text:p>49.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9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D3</text:p>
          </table:table-cell>
          <table:table-cell office:value-type="float" office:value="1976589" calcext:value-type="float">
            <text:p>1976589</text:p>
          </table:table-cell>
          <table:table-cell office:value-type="float" office:value="2191036" calcext:value-type="float">
            <text:p>2191036</text:p>
          </table:table-cell>
          <table:table-cell office:value-type="string" calcext:value-type="string">
            <text:p><text:a xlink:href="https://www.synapse.org/#%21Synapse:syn2023913" xlink:type="simple">syn2023913</text:a>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18745180522851" calcext:value-type="float">
            <text:p>3.1875</text:p>
          </table:table-cell>
          <table:table-cell table:style-name="ce5" office:value-type="float" office:value="0.999282338120545" calcext:value-type="float">
            <text:p>0.9993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03" calcext:value-type="float">
            <text:p>0.4903</text:p>
          </table:table-cell>
          <table:table-cell table:style-name="ce5" office:value-type="float" office:value="-0.0145798956871968" calcext:value-type="float">
            <text:p>-0.0146</text:p>
          </table:table-cell>
          <table:table-cell table:style-name="ce5" office:value-type="float" office:value="0.505816330766575" calcext:value-type="float">
            <text:p>0.5058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-0.711201349351645" calcext:value-type="float">
            <text:p>-0.7112013494</text:p>
          </table:table-cell>
          <table:table-cell office:value-type="float" office:value="0.761520263728306" calcext:value-type="float">
            <text:p>0.7615202637</text:p>
          </table:table-cell>
          <table:table-cell office:value-type="float" office:value="0.234021970546954" calcext:value-type="float">
            <text:p>0.2340219705</text:p>
          </table:table-cell>
          <table:table-cell office:value-type="float" office:value="0.407483961085883" calcext:value-type="float">
            <text:p>0.4074839611</text:p>
          </table:table-cell>
          <table:table-cell office:value-type="float" office:value="-0.727547092902949" calcext:value-type="float">
            <text:p>-0.7275470929</text:p>
          </table:table-cell>
          <table:table-cell office:value-type="float" office:value="0.76655456121505" calcext:value-type="float">
            <text:p>0.7665545612</text:p>
          </table:table-cell>
          <table:table-cell office:value-type="float" office:value="0.872692885075596" calcext:value-type="float">
            <text:p>0.8726928851</text:p>
          </table:table-cell>
          <table:table-cell/>
          <table:table-cell office:value-type="float" office:value="0.36798773041945" calcext:value-type="float">
            <text:p>0.3679877304</text:p>
          </table:table-cell>
          <table:table-cell office:value-type="float" office:value="51.1666666666667" calcext:value-type="float">
            <text:p>51.1666666667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5" calcext:value-type="float">
            <text:p>65</text:p>
          </table:table-cell>
          <table:table-cell table:number-columns-repeated="99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ScreamingGoats</text:p>
          </table:table-cell>
          <table:table-cell office:value-type="float" office:value="2025508" calcext:value-type="float">
            <text:p>2025508</text:p>
          </table:table-cell>
          <table:table-cell office:value-type="float" office:value="2176649" calcext:value-type="float">
            <text:p>2176649</text:p>
          </table:table-cell>
          <table:table-cell office:value-type="string" calcext:value-type="string">
            <text:p><text:a xlink:href="https://www.synapse.org/#%21Synapse:syn2176644" xlink:type="simple">syn2176644</text:a></text:p>
          </table:table-cell>
          <table:table-cell office:value-type="float" office:value="50.366" calcext:value-type="float">
            <text:p>50.3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18745180522851" calcext:value-type="float">
            <text:p>3.1875</text:p>
          </table:table-cell>
          <table:table-cell table:style-name="ce5" office:value-type="float" office:value="0.999282338120545" calcext:value-type="float">
            <text:p>0.9993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805" calcext:value-type="float">
            <text:p>0.4805</text:p>
          </table:table-cell>
          <table:table-cell table:style-name="ce5" office:value-type="float" office:value="-0.719775975817347" calcext:value-type="float">
            <text:p>-0.7198</text:p>
          </table:table-cell>
          <table:table-cell table:style-name="ce5" office:value-type="float" office:value="0.764168530531992" calcext:value-type="float">
            <text:p>0.7642</text:p>
          </table:table-cell>
          <table:table-cell table:style-name="ce5" office:value-type="float" office:value="0.774636592594074" calcext:value-type="float">
            <text:p>0.774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2.21999005652874" calcext:value-type="float">
            <text:p>-2.2199900565</text:p>
          </table:table-cell>
          <table:table-cell office:value-type="float" office:value="0.986790278700016" calcext:value-type="float">
            <text:p>0.9867902787</text:p>
          </table:table-cell>
          <table:table-cell office:value-type="float" office:value="2.07386178505113" calcext:value-type="float">
            <text:p>2.0738617851</text:p>
          </table:table-cell>
          <table:table-cell office:value-type="float" office:value="0.0190460745232144" calcext:value-type="float">
            <text:p>0.0190460745</text:p>
          </table:table-cell>
          <table:table-cell office:value-type="float" office:value="-1.39559625563824" calcext:value-type="float">
            <text:p>-1.3955962556</text:p>
          </table:table-cell>
          <table:table-cell office:value-type="float" office:value="0.918581944679557" calcext:value-type="float">
            <text:p>0.9185819447</text:p>
          </table:table-cell>
          <table:table-cell office:value-type="float" office:value="0.957395266285735" calcext:value-type="float">
            <text:p>0.9573952663</text:p>
          </table:table-cell>
          <table:table-cell/>
          <table:table-cell office:value-type="float" office:value="0.402628036078839" calcext:value-type="float">
            <text:p>0.4026280361</text:p>
          </table:table-cell>
          <table:table-cell office:value-type="float" office:value="47.1" calcext:value-type="float">
            <text:p>47.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9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sfntt</text:p>
          </table:table-cell>
          <table:table-cell office:value-type="float" office:value="2223194" calcext:value-type="float">
            <text:p>2223194</text:p>
          </table:table-cell>
          <table:table-cell office:value-type="float" office:value="2228020" calcext:value-type="float">
            <text:p>2228020</text:p>
          </table:table-cell>
          <table:table-cell office:value-type="string" calcext:value-type="string">
            <text:p><text:a xlink:href="https://www.synapse.org/#%21Synapse:syn2227998" xlink:type="simple">syn2227998</text:a></text:p>
          </table:table-cell>
          <table:table-cell office:value-type="float" office:value="50.966" calcext:value-type="float">
            <text:p>50.9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33608945417699" calcext:value-type="float">
            <text:p>3.3361</text:p>
          </table:table-cell>
          <table:table-cell table:style-name="ce5" office:value-type="float" office:value="0.999575170902633" calcext:value-type="float">
            <text:p>0.9996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45" calcext:value-type="float">
            <text:p>0.4945</text:p>
          </table:table-cell>
          <table:table-cell table:style-name="ce5" office:value-type="float" office:value="-0.035747858329856" calcext:value-type="float">
            <text:p>-0.0357</text:p>
          </table:table-cell>
          <table:table-cell table:style-name="ce5" office:value-type="float" office:value="0.514258295255392" calcext:value-type="float">
            <text:p>0.5143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-1.04028207520093" calcext:value-type="float">
            <text:p>-1.0402820752</text:p>
          </table:table-cell>
          <table:table-cell office:value-type="float" office:value="0.850895565282197" calcext:value-type="float">
            <text:p>0.8508955653</text:p>
          </table:table-cell>
          <table:table-cell office:value-type="float" office:value="0.895851630596793" calcext:value-type="float">
            <text:p>0.8958516306</text:p>
          </table:table-cell>
          <table:table-cell office:value-type="float" office:value="0.185166005221814" calcext:value-type="float">
            <text:p>0.1851660052</text:p>
          </table:table-cell>
          <table:table-cell office:value-type="float" office:value="-0.441969016495083" calcext:value-type="float">
            <text:p>-0.4419690165</text:p>
          </table:table-cell>
          <table:table-cell office:value-type="float" office:value="0.670744186643658" calcext:value-type="float">
            <text:p>0.6707441866</text:p>
          </table:table-cell>
          <table:table-cell office:value-type="float" office:value="0.787858250978265" calcext:value-type="float">
            <text:p>0.787858251</text:p>
          </table:table-cell>
          <table:table-cell/>
          <table:table-cell office:value-type="float" office:value="0.3863392308431" calcext:value-type="float">
            <text:p>0.3863392308</text:p>
          </table:table-cell>
          <table:table-cell office:value-type="float" office:value="50.1666666666667" calcext:value-type="float">
            <text:p>50.1666666667</text:p>
          </table:table-cell>
          <table:table-cell office:value-type="float" office:value="65" calcext:value-type="float">
            <text:p>65</text:p>
          </table:table-cell>
          <table:table-cell office:value-type="float" office:value="64.5" calcext:value-type="float">
            <text:p>64.5</text:p>
          </table:table-cell>
          <table:table-cell office:value-type="float" office:value="64" calcext:value-type="float">
            <text:p>64</text:p>
          </table:table-cell>
          <table:table-cell table:number-columns-repeated="99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CMK4</text:p>
          </table:table-cell>
          <table:table-cell office:value-type="float" office:value="1967721" calcext:value-type="float">
            <text:p>1967721</text:p>
          </table:table-cell>
          <table:table-cell office:value-type="float" office:value="2186400" calcext:value-type="float">
            <text:p>2186400</text:p>
          </table:table-cell>
          <table:table-cell office:value-type="string" calcext:value-type="string">
            <text:p><text:a xlink:href="https://www.synapse.org/#%21Synapse:syn2186397" xlink:type="simple">syn2186397</text:a>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40215063148743" calcext:value-type="float">
            <text:p>3.4022</text:p>
          </table:table-cell>
          <table:table-cell table:style-name="ce5" office:value-type="float" office:value="0.999665711116431" calcext:value-type="float">
            <text:p>0.9997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89" calcext:value-type="float">
            <text:p>0.489</text:p>
          </table:table-cell>
          <table:table-cell table:style-name="ce5" office:value-type="float" office:value="-0.0146868197173591" calcext:value-type="float">
            <text:p>-0.0147</text:p>
          </table:table-cell>
          <table:table-cell table:style-name="ce5" office:value-type="float" office:value="0.505858982716092" calcext:value-type="float">
            <text:p>0.505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-1.00192602056809" calcext:value-type="float">
            <text:p>-1.0019260206</text:p>
          </table:table-cell>
          <table:table-cell office:value-type="float" office:value="0.841810337859236" calcext:value-type="float">
            <text:p>0.8418103379</text:p>
          </table:table-cell>
          <table:table-cell office:value-type="float" office:value="1.01233390734194" calcext:value-type="float">
            <text:p>1.0123339073</text:p>
          </table:table-cell>
          <table:table-cell office:value-type="float" office:value="0.15568921390123" calcext:value-type="float">
            <text:p>0.1556892139</text:p>
          </table:table-cell>
          <table:table-cell office:value-type="float" office:value="-0.814460880246641" calcext:value-type="float">
            <text:p>-0.8144608802</text:p>
          </table:table-cell>
          <table:table-cell office:value-type="float" office:value="0.792309512925466" calcext:value-type="float">
            <text:p>0.7923095129</text:p>
          </table:table-cell>
          <table:table-cell office:value-type="float" office:value="0.888347029643704" calcext:value-type="float">
            <text:p>0.8883470296</text:p>
          </table:table-cell>
          <table:table-cell/>
          <table:table-cell office:value-type="float" office:value="0.372105251191591" calcext:value-type="float">
            <text:p>0.3721052512</text:p>
          </table:table-cell>
          <table:table-cell office:value-type="float" office:value="51.1666666666667" calcext:value-type="float">
            <text:p>51.16666666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9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dftt</text:p>
          </table:table-cell>
          <table:table-cell office:value-type="float" office:value="2208132" calcext:value-type="float">
            <text:p>2208132</text:p>
          </table:table-cell>
          <table:table-cell office:value-type="float" office:value="2228091" calcext:value-type="float">
            <text:p>2228091</text:p>
          </table:table-cell>
          <table:table-cell office:value-type="string" calcext:value-type="string">
            <text:p><text:a xlink:href="https://www.synapse.org/#%21Synapse:syn2228085" xlink:type="simple">syn2228085</text:a>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41866592581503" calcext:value-type="float">
            <text:p>3.4187</text:p>
          </table:table-cell>
          <table:table-cell table:style-name="ce5" office:value-type="float" office:value="0.999685355316363" calcext:value-type="float">
            <text:p>0.9997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813" calcext:value-type="float">
            <text:p>0.4813</text:p>
          </table:table-cell>
          <table:table-cell table:style-name="ce5" office:value-type="float" office:value="-0.0180405638864786" calcext:value-type="float">
            <text:p>-0.0180</text:p>
          </table:table-cell>
          <table:table-cell table:style-name="ce5" office:value-type="float" office:value="0.50719675331626" calcext:value-type="float">
            <text:p>0.5072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8.5" calcext:value-type="float">
            <text:p>68.5</text:p>
          </table:table-cell>
          <table:table-cell/>
          <table:table-cell office:value-type="float" office:value="-1.41556520706402" calcext:value-type="float">
            <text:p>-1.4155652071</text:p>
          </table:table-cell>
          <table:table-cell office:value-type="float" office:value="0.921548577915321" calcext:value-type="float">
            <text:p>0.9215485779</text:p>
          </table:table-cell>
          <table:table-cell office:value-type="float" office:value="0.814523781901941" calcext:value-type="float">
            <text:p>0.8145237819</text:p>
          </table:table-cell>
          <table:table-cell office:value-type="float" office:value="0.207672476932099" calcext:value-type="float">
            <text:p>0.2076724769</text:p>
          </table:table-cell>
          <table:table-cell office:value-type="float" office:value="-1.33934351153623" calcext:value-type="float">
            <text:p>-1.3393435115</text:p>
          </table:table-cell>
          <table:table-cell office:value-type="float" office:value="0.909770565072439" calcext:value-type="float">
            <text:p>0.9097705651</text:p>
          </table:table-cell>
          <table:table-cell office:value-type="float" office:value="0.957395266285735" calcext:value-type="float">
            <text:p>0.9573952663</text:p>
          </table:table-cell>
          <table:table-cell/>
          <table:table-cell office:value-type="float" office:value="0.372358093762363" calcext:value-type="float">
            <text:p>0.3723580938</text:p>
          </table:table-cell>
          <table:table-cell office:value-type="float" office:value="51.5666666666667" calcext:value-type="float">
            <text:p>51.5666666667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70" calcext:value-type="float">
            <text:p>70</text:p>
          </table:table-cell>
          <table:table-cell table:number-columns-repeated="99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bdalab</text:p>
          </table:table-cell>
          <table:table-cell office:value-type="float" office:value="2021321" calcext:value-type="float">
            <text:p>2021321</text:p>
          </table:table-cell>
          <table:table-cell office:value-type="float" office:value="2228053" calcext:value-type="float">
            <text:p>2228053</text:p>
          </table:table-cell>
          <table:table-cell office:value-type="string" calcext:value-type="string">
            <text:p><text:a xlink:href="https://www.synapse.org/#%21Synapse:syn2228044" xlink:type="simple">syn2228044</text:a></text:p>
          </table:table-cell>
          <table:table-cell office:value-type="float" office:value="51.533" calcext:value-type="float">
            <text:p>51.5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47646945596166" calcext:value-type="float">
            <text:p>3.4765</text:p>
          </table:table-cell>
          <table:table-cell table:style-name="ce5" office:value-type="float" office:value="0.999745968951827" calcext:value-type="float">
            <text:p>0.9997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879" calcext:value-type="float">
            <text:p>0.4879</text:p>
          </table:table-cell>
          <table:table-cell table:style-name="ce5" office:value-type="float" office:value="-0.114013413654197" calcext:value-type="float">
            <text:p>-0.1140</text:p>
          </table:table-cell>
          <table:table-cell table:style-name="ce5" office:value-type="float" office:value="0.545386419887596" calcext:value-type="float">
            <text:p>0.5454</text:p>
          </table:table-cell>
          <table:table-cell table:style-name="ce5" office:value-type="float" office:value="0.593508751054148" calcext:value-type="float">
            <text:p>0.5935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-0.800978891249413" calcext:value-type="float">
            <text:p>-0.8009788912</text:p>
          </table:table-cell>
          <table:table-cell office:value-type="float" office:value="0.788428066890116" calcext:value-type="float">
            <text:p>0.7884280669</text:p>
          </table:table-cell>
          <table:table-cell office:value-type="float" office:value="0.720706273701996" calcext:value-type="float">
            <text:p>0.7207062737</text:p>
          </table:table-cell>
          <table:table-cell office:value-type="float" office:value="0.235545125821288" calcext:value-type="float">
            <text:p>0.2355451258</text:p>
          </table:table-cell>
          <table:table-cell office:value-type="float" office:value="-0.893100572484172" calcext:value-type="float">
            <text:p>-0.8931005725</text:p>
          </table:table-cell>
          <table:table-cell office:value-type="float" office:value="0.814098341777921" calcext:value-type="float">
            <text:p>0.8140983418</text:p>
          </table:table-cell>
          <table:table-cell office:value-type="float" office:value="0.899153392411435" calcext:value-type="float">
            <text:p>0.8991533924</text:p>
          </table:table-cell>
          <table:table-cell/>
          <table:table-cell office:value-type="float" office:value="0.384815901802802" calcext:value-type="float">
            <text:p>0.3848159018</text:p>
          </table:table-cell>
          <table:table-cell office:value-type="float" office:value="49.4666666666667" calcext:value-type="float">
            <text:p>49.4666666667</text:p>
          </table:table-cell>
          <table:table-cell office:value-type="float" office:value="64" calcext:value-type="float">
            <text:p>64</text:p>
          </table:table-cell>
          <table:table-cell office:value-type="float" office:value="65.5" calcext:value-type="float">
            <text:p>65.5</text:p>
          </table:table-cell>
          <table:table-cell office:value-type="float" office:value="65" calcext:value-type="float">
            <text:p>65</text:p>
          </table:table-cell>
          <table:table-cell table:number-columns-repeated="99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JSE</text:p>
          </table:table-cell>
          <table:table-cell office:value-type="float" office:value="1715820" calcext:value-type="float">
            <text:p>1715820</text:p>
          </table:table-cell>
          <table:table-cell office:value-type="float" office:value="2211011" calcext:value-type="float">
            <text:p>2211011</text:p>
          </table:table-cell>
          <table:table-cell office:value-type="string" calcext:value-type="string">
            <text:p><text:a xlink:href="https://www.synapse.org/#%21Synapse:syn2211002" xlink:type="simple">syn2211002</text:a></text:p>
          </table:table-cell>
          <table:table-cell office:value-type="float" office:value="51.833" calcext:value-type="float">
            <text:p>51.833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ncomplete submission</text:p>
          </table:table-cell>
          <table:table-cell table:style-name="ce5" office:value-type="float" office:value="3.55078828043591" calcext:value-type="float">
            <text:p>3.5508</text:p>
          </table:table-cell>
          <table:table-cell table:style-name="ce5" office:value-type="float" office:value="0.999807960374842" calcext:value-type="float">
            <text:p>0.999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71" calcext:value-type="float">
            <text:p>0.4971</text:p>
          </table:table-cell>
          <table:table-cell table:style-name="ce5" office:value-type="float" office:value="-0.0574681859452633" calcext:value-type="float">
            <text:p>-0.0575</text:p>
          </table:table-cell>
          <table:table-cell table:style-name="ce5" office:value-type="float" office:value="0.522913875925838" calcext:value-type="float">
            <text:p>0.5229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float" office:value="-1.25941443049751" calcext:value-type="float">
            <text:p>-1.2594144305</text:p>
          </table:table-cell>
          <table:table-cell office:value-type="float" office:value="0.896059660058748" calcext:value-type="float">
            <text:p>0.8960596601</text:p>
          </table:table-cell>
          <table:table-cell office:value-type="float" office:value="1.1830441312343" calcext:value-type="float">
            <text:p>1.1830441312</text:p>
          </table:table-cell>
          <table:table-cell office:value-type="float" office:value="0.118395828912873" calcext:value-type="float">
            <text:p>0.1183958289</text:p>
          </table:table-cell>
          <table:table-cell office:value-type="float" office:value="-0.262917814210357" calcext:value-type="float">
            <text:p>-0.2629178142</text:p>
          </table:table-cell>
          <table:table-cell office:value-type="float" office:value="0.603693037265108" calcext:value-type="float">
            <text:p>0.6036930373</text:p>
          </table:table-cell>
          <table:table-cell office:value-type="float" office:value="0.75318743640456" calcext:value-type="float">
            <text:p>0.7531874364</text:p>
          </table:table-cell>
          <table:table-cell/>
          <table:table-cell office:value-type="float" office:value="0.385439399139935" calcext:value-type="float">
            <text:p>0.3854393991</text:p>
          </table:table-cell>
          <table:table-cell office:value-type="float" office:value="50.3333333333333" calcext:value-type="float">
            <text:p>50.3333333333</text:p>
          </table:table-cell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68" calcext:value-type="float">
            <text:p>68</text:p>
          </table:table-cell>
          <table:table-cell table:number-columns-repeated="99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hibiscus</text:p>
          </table:table-cell>
          <table:table-cell office:value-type="float" office:value="1960343" calcext:value-type="float">
            <text:p>1960343</text:p>
          </table:table-cell>
          <table:table-cell office:value-type="float" office:value="2211032" calcext:value-type="float">
            <text:p>2211032</text:p>
          </table:table-cell>
          <table:table-cell office:value-type="string" calcext:value-type="string">
            <text:p><text:a xlink:href="https://www.synapse.org/#%21Synapse:syn2211031" xlink:type="simple">syn2211031</text:a></text:p>
          </table:table-cell>
          <table:table-cell office:value-type="float" office:value="52.033" calcext:value-type="float">
            <text:p>52.033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60859181058254" calcext:value-type="float">
            <text:p>3.6086</text:p>
          </table:table-cell>
          <table:table-cell table:style-name="ce5" office:value-type="float" office:value="0.999846068217751" calcext:value-type="float">
            <text:p>0.9998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845" calcext:value-type="float">
            <text:p>0.4845</text:p>
          </table:table-cell>
          <table:table-cell table:style-name="ce5" office:value-type="float" office:value="-0.186312127986905" calcext:value-type="float">
            <text:p>-0.1863</text:p>
          </table:table-cell>
          <table:table-cell table:style-name="ce5" office:value-type="float" office:value="0.573900001389635" calcext:value-type="float">
            <text:p>0.5739</text:p>
          </table:table-cell>
          <table:table-cell table:style-name="ce5" office:value-type="float" office:value="0.615486958012072" calcext:value-type="float">
            <text:p>0.615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1.13705192727971" calcext:value-type="float">
            <text:p>-1.1370519273</text:p>
          </table:table-cell>
          <table:table-cell office:value-type="float" office:value="0.872241710713229" calcext:value-type="float">
            <text:p>0.8722417107</text:p>
          </table:table-cell>
          <table:table-cell office:value-type="float" office:value="0.924794001239709" calcext:value-type="float">
            <text:p>0.9247940012</text:p>
          </table:table-cell>
          <table:table-cell office:value-type="float" office:value="0.177536535787298" calcext:value-type="float">
            <text:p>0.1775365358</text:p>
          </table:table-cell>
          <table:table-cell office:value-type="float" office:value="-1.12454598701997" calcext:value-type="float">
            <text:p>-1.124545987</text:p>
          </table:table-cell>
          <table:table-cell office:value-type="float" office:value="0.86960926354853" calcext:value-type="float">
            <text:p>0.8696092635</text:p>
          </table:table-cell>
          <table:table-cell office:value-type="float" office:value="0.932624427573786" calcext:value-type="float">
            <text:p>0.9326244276</text:p>
          </table:table-cell>
          <table:table-cell/>
          <table:table-cell office:value-type="float" office:value="0.403232728750075" calcext:value-type="float">
            <text:p>0.4032327288</text:p>
          </table:table-cell>
          <table:table-cell office:value-type="float" office:value="43.4333333333333" calcext:value-type="float">
            <text:p>43.433333333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99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bacbddepn</text:p>
          </table:table-cell>
          <table:table-cell office:value-type="float" office:value="2176606" calcext:value-type="float">
            <text:p>2176606</text:p>
          </table:table-cell>
          <table:table-cell office:value-type="float" office:value="2227764" calcext:value-type="float">
            <text:p>2227764</text:p>
          </table:table-cell>
          <table:table-cell office:value-type="string" calcext:value-type="string">
            <text:p><text:a xlink:href="https://www.synapse.org/#%21Synapse:syn2227762" xlink:type="simple">syn2227762</text:a></text:p>
          </table:table-cell>
          <table:table-cell office:value-type="float" office:value="52.166" calcext:value-type="float">
            <text:p>52.1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3.62510710491014" calcext:value-type="float">
            <text:p>3.6251</text:p>
          </table:table-cell>
          <table:table-cell table:style-name="ce5" office:value-type="float" office:value="0.99985557914073" calcext:value-type="float">
            <text:p>0.9999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861" calcext:value-type="float">
            <text:p>0.4861</text:p>
          </table:table-cell>
          <table:table-cell table:style-name="ce5" office:value-type="float" office:value="-0.0551751143753307" calcext:value-type="float">
            <text:p>-0.0552</text:p>
          </table:table-cell>
          <table:table-cell table:style-name="ce5" office:value-type="float" office:value="0.522000522710598" calcext:value-type="float">
            <text:p>0.5220</text:p>
          </table:table-cell>
          <table:table-cell table:style-name="ce5" office:value-type="float" office:value="0.577546668933015" calcext:value-type="float">
            <text:p>0.577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-1.4368591804933" calcext:value-type="float">
            <text:p>-1.4368591805</text:p>
          </table:table-cell>
          <table:table-cell office:value-type="float" office:value="0.924620994727906" calcext:value-type="float">
            <text:p>0.9246209947</text:p>
          </table:table-cell>
          <table:table-cell office:value-type="float" office:value="0.932945787054315" calcext:value-type="float">
            <text:p>0.9329457871</text:p>
          </table:table-cell>
          <table:table-cell office:value-type="float" office:value="0.175423980041618" calcext:value-type="float">
            <text:p>0.17542398</text:p>
          </table:table-cell>
          <table:table-cell office:value-type="float" office:value="-1.01585776412912" calcext:value-type="float">
            <text:p>-1.0158577641</text:p>
          </table:table-cell>
          <table:table-cell office:value-type="float" office:value="0.845151437985428" calcext:value-type="float">
            <text:p>0.845151438</text:p>
          </table:table-cell>
          <table:table-cell office:value-type="float" office:value="0.919723623690025" calcext:value-type="float">
            <text:p>0.9197236237</text:p>
          </table:table-cell>
          <table:table-cell/>
          <table:table-cell office:value-type="float" office:value="0.376436592357023" calcext:value-type="float">
            <text:p>0.3764365924</text:p>
          </table:table-cell>
          <table:table-cell office:value-type="float" office:value="50.2333333333333" calcext:value-type="float">
            <text:p>50.233333333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9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SFTTRW</text:p>
          </table:table-cell>
          <table:table-cell office:value-type="float" office:value="2197468" calcext:value-type="float">
            <text:p>2197468</text:p>
          </table:table-cell>
          <table:table-cell office:value-type="float" office:value="2228119" calcext:value-type="float">
            <text:p>2228119</text:p>
          </table:table-cell>
          <table:table-cell office:value-type="string" calcext:value-type="string">
            <text:p><text:a xlink:href="https://www.synapse.org/#%21Synapse:syn2228112" xlink:type="simple">syn2228112</text:a></text:p>
          </table:table-cell>
          <table:table-cell office:value-type="float" office:value="52.333" calcext:value-type="float">
            <text:p>52.333</text:p>
          </table:table-cell>
          <table:table-cell office:value-type="string" calcext:value-type="string">
            <text:p>Y</text:p>
          </table:table-cell>
          <table:table-cell table:style-name="ce3"/>
          <table:table-cell table:style-name="ce5" office:value-type="float" office:value="3.66639534072917" calcext:value-type="float">
            <text:p>3.6664</text:p>
          </table:table-cell>
          <table:table-cell table:style-name="ce5" office:value-type="float" office:value="0.99987700323531" calcext:value-type="float">
            <text:p>0.9999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92" calcext:value-type="float">
            <text:p>0.492</text:p>
          </table:table-cell>
          <table:table-cell table:style-name="ce5" office:value-type="float" office:value="-0.258819428243313" calcext:value-type="float">
            <text:p>-0.2588</text:p>
          </table:table-cell>
          <table:table-cell table:style-name="ce5" office:value-type="float" office:value="0.602112716526722" calcext:value-type="float">
            <text:p>0.6021</text:p>
          </table:table-cell>
          <table:table-cell table:style-name="ce5" office:value-type="float" office:value="0.636519157471106" calcext:value-type="float">
            <text:p>0.6365</text:p>
          </table:table-cell>
          <table:table-cell office:value-type="float" office:value="69.5" calcext:value-type="float">
            <text:p>69.5</text:p>
          </table:table-cell>
          <table:table-cell/>
          <table:table-cell office:value-type="float" office:value="-1.12415103611955" calcext:value-type="float">
            <text:p>-1.1241510361</text:p>
          </table:table-cell>
          <table:table-cell office:value-type="float" office:value="0.869525521339891" calcext:value-type="float">
            <text:p>0.8695255213</text:p>
          </table:table-cell>
          <table:table-cell office:value-type="float" office:value="1.00062364712515" calcext:value-type="float">
            <text:p>1.0006236471</text:p>
          </table:table-cell>
          <table:table-cell office:value-type="float" office:value="0.158504396640269" calcext:value-type="float">
            <text:p>0.1585043966</text:p>
          </table:table-cell>
          <table:table-cell office:value-type="float" office:value="-0.606957126497765" calcext:value-type="float">
            <text:p>-0.6069571265</text:p>
          </table:table-cell>
          <table:table-cell office:value-type="float" office:value="0.728060317464952" calcext:value-type="float">
            <text:p>0.7280603175</text:p>
          </table:table-cell>
          <table:table-cell office:value-type="float" office:value="0.841819742068851" calcext:value-type="float">
            <text:p>0.8418197421</text:p>
          </table:table-cell>
          <table:table-cell/>
          <table:table-cell office:value-type="float" office:value="0.385474133662426" calcext:value-type="float">
            <text:p>0.3854741337</text:p>
          </table:table-cell>
          <table:table-cell office:value-type="float" office:value="50.6666666666667" calcext:value-type="float">
            <text:p>50.6666666667</text:p>
          </table:table-cell>
          <table:table-cell office:value-type="float" office:value="68" calcext:value-type="float">
            <text:p>68</text:p>
          </table:table-cell>
          <table:table-cell office:value-type="float" office:value="69.5" calcext:value-type="float">
            <text:p>69.5</text:p>
          </table:table-cell>
          <table:table-cell office:value-type="float" office:value="71" calcext:value-type="float">
            <text:p>71</text:p>
          </table:table-cell>
          <table:table-cell table:number-columns-repeated="99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Boston</text:p>
          </table:table-cell>
          <table:table-cell office:value-type="float" office:value="1929528" calcext:value-type="float">
            <text:p>1929528</text:p>
          </table:table-cell>
          <table:table-cell office:value-type="float" office:value="2177126" calcext:value-type="float">
            <text:p>2177126</text:p>
          </table:table-cell>
          <table:table-cell office:value-type="string" calcext:value-type="string">
            <text:p><text:a xlink:href="https://www.synapse.org/#%21Synapse:syn2009122" xlink:type="simple">syn2009122</text:a></text:p>
          </table:table-cell>
          <table:table-cell office:value-type="float" office:value="58.366" calcext:value-type="float">
            <text:p>58.366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5.16928712454157" calcext:value-type="float">
            <text:p>5.1693</text:p>
          </table:table-cell>
          <table:table-cell table:style-name="ce5" office:value-type="float" office:value="0.999999882505684" calcext:value-type="float">
            <text:p>1.0000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482" calcext:value-type="float">
            <text:p>0.4482</text:p>
          </table:table-cell>
          <table:table-cell table:style-name="ce5" office:value-type="float" office:value="-0.322579866631115" calcext:value-type="float">
            <text:p>-0.3226</text:p>
          </table:table-cell>
          <table:table-cell table:style-name="ce5" office:value-type="float" office:value="0.626493278322053" calcext:value-type="float">
            <text:p>0.6265</text:p>
          </table:table-cell>
          <table:table-cell table:style-name="ce5" office:value-type="float" office:value="0.652964825293408" calcext:value-type="float">
            <text:p>0.653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-2.15340519706458" calcext:value-type="float">
            <text:p>-2.1534051971</text:p>
          </table:table-cell>
          <table:table-cell office:value-type="float" office:value="0.984356576244442" calcext:value-type="float">
            <text:p>0.9843565762</text:p>
          </table:table-cell>
          <table:table-cell office:value-type="float" office:value="0.791483669424544" calcext:value-type="float">
            <text:p>0.7914836694</text:p>
          </table:table-cell>
          <table:table-cell office:value-type="float" office:value="0.214330901042076" calcext:value-type="float">
            <text:p>0.214330901</text:p>
          </table:table-cell>
          <table:table-cell office:value-type="float" office:value="-3.60295542230356" calcext:value-type="float">
            <text:p>-3.6029554223</text:p>
          </table:table-cell>
          <table:table-cell office:value-type="float" office:value="0.999842690249464" calcext:value-type="float">
            <text:p>0.9998426902</text:p>
          </table:table-cell>
          <table:table-cell office:value-type="float" office:value="0.999999999999836" calcext:value-type="float">
            <text:p>1</text:p>
          </table:table-cell>
          <table:table-cell/>
          <table:table-cell office:value-type="float" office:value="0.357348081819974" calcext:value-type="float">
            <text:p>0.3573480818</text:p>
          </table:table-cell>
          <table:table-cell office:value-type="float" office:value="56.8333333333333" calcext:value-type="float">
            <text:p>56.833333333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99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SENSE</text:p>
          </table:table-cell>
          <table:table-cell office:value-type="float" office:value="1923508" calcext:value-type="float">
            <text:p>1923508</text:p>
          </table:table-cell>
          <table:table-cell office:value-type="float" office:value="2226580" calcext:value-type="float">
            <text:p>2226580</text:p>
          </table:table-cell>
          <table:table-cell office:value-type="string" calcext:value-type="string">
            <text:p><text:a xlink:href="https://www.synapse.org/#%21Synapse:syn2226577" xlink:type="simple">syn2226577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table:style-name="ce3"/>
          <table:table-cell table:style-name="ce5" office:value-type="float" office:value="5.57391183556799" calcext:value-type="float">
            <text:p>5.5739</text:p>
          </table:table-cell>
          <table:table-cell table:style-name="ce5" office:value-type="float" office:value="0.999999987545909" calcext:value-type="float">
            <text:p>1.0000</text:p>
          </table:table-cell>
          <table:table-cell office:value-type="float" office:value="0.999999999994307" calcext:value-type="float">
            <text:p>1</text:p>
          </table:table-cell>
          <table:table-cell table:style-name="ce3" office:value-type="float" office:value="0.4405" calcext:value-type="float">
            <text:p>0.4405</text:p>
          </table:table-cell>
          <table:table-cell table:style-name="ce5" office:value-type="float" office:value="-0.681588782779683" calcext:value-type="float">
            <text:p>-0.6816</text:p>
          </table:table-cell>
          <table:table-cell table:style-name="ce5" office:value-type="float" office:value="0.752250495080547" calcext:value-type="float">
            <text:p>0.7523</text:p>
          </table:table-cell>
          <table:table-cell table:style-name="ce5" office:value-type="float" office:value="0.773146342166118" calcext:value-type="float">
            <text:p>0.773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-1.96930772806903" calcext:value-type="float">
            <text:p>-1.9693077281</text:p>
          </table:table-cell>
          <table:table-cell office:value-type="float" office:value="0.975541117855684" calcext:value-type="float">
            <text:p>0.9755411179</text:p>
          </table:table-cell>
          <table:table-cell office:value-type="float" office:value="0.863685841654371" calcext:value-type="float">
            <text:p>0.8636858417</text:p>
          </table:table-cell>
          <table:table-cell office:value-type="float" office:value="0.19388024671918" calcext:value-type="float">
            <text:p>0.1938802467</text:p>
          </table:table-cell>
          <table:table-cell office:value-type="float" office:value="-4.12768154789406" calcext:value-type="float">
            <text:p>-4.1276815479</text:p>
          </table:table-cell>
          <table:table-cell office:value-type="float" office:value="0.999981678044879" calcext:value-type="float">
            <text:p>0.999981678</text:p>
          </table:table-cell>
          <table:table-cell office:value-type="float" office:value="0.999999999999836" calcext:value-type="float">
            <text:p>1</text:p>
          </table:table-cell>
          <table:table-cell/>
          <table:table-cell office:value-type="float" office:value="0.347770096515804" calcext:value-type="float">
            <text:p>0.3477700965</text:p>
          </table:table-cell>
          <table:table-cell office:value-type="float" office:value="59.7666666666667" calcext:value-type="float">
            <text:p>59.7666666667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99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WH</text:p>
          </table:table-cell>
          <table:table-cell office:value-type="float" office:value="2211090" calcext:value-type="float">
            <text:p>2211090</text:p>
          </table:table-cell>
          <table:table-cell office:value-type="float" office:value="2211104" calcext:value-type="float">
            <text:p>2211104</text:p>
          </table:table-cell>
          <table:table-cell office:value-type="string" calcext:value-type="string">
            <text:p><text:a xlink:href="https://www.synapse.org/#%21Synapse:syn2211101" xlink:type="simple">syn2211101</text:a>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5" office:value-type="float" office:value="6.78778596864724" calcext:value-type="float">
            <text:p>6.7878</text:p>
          </table:table-cell>
          <table:table-cell table:number-columns-repeated="2" office:value-type="float" office:value="0.999999999994307" calcext:value-type="float">
            <text:p>1</text:p>
          </table:table-cell>
          <table:table-cell table:style-name="ce3" office:value-type="float" office:value="0.3943" calcext:value-type="float">
            <text:p>0.3943</text:p>
          </table:table-cell>
          <table:table-cell table:style-name="ce5" office:value-type="float" office:value="-1.33444254227087" calcext:value-type="float">
            <text:p>-1.3344</text:p>
          </table:table-cell>
          <table:table-cell table:number-columns-repeated="2" table:style-name="ce5" office:value-type="float" office:value="0.908970567217914" calcext:value-type="float">
            <text:p>0.90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-2.71627847025041" calcext:value-type="float">
            <text:p>-2.7162784703</text:p>
          </table:table-cell>
          <table:table-cell office:value-type="float" office:value="0.996698981917939" calcext:value-type="float">
            <text:p>0.9966989819</text:p>
          </table:table-cell>
          <table:table-cell office:value-type="float" office:value="0.156501871207355" calcext:value-type="float">
            <text:p>0.1565018712</text:p>
          </table:table-cell>
          <table:table-cell office:value-type="float" office:value="0.437818722203827" calcext:value-type="float">
            <text:p>0.4378187222</text:p>
          </table:table-cell>
          <table:table-cell office:value-type="float" office:value="-7.28202800052684" calcext:value-type="float">
            <text:p>-7.2820280005</text:p>
          </table:table-cell>
          <table:table-cell table:number-columns-repeated="2" office:value-type="float" office:value="0.999999999999836" calcext:value-type="float">
            <text:p>1</text:p>
          </table:table-cell>
          <table:table-cell/>
          <table:table-cell office:value-type="float" office:value="0.333833811610839" calcext:value-type="float">
            <text:p>0.3338338116</text:p>
          </table:table-cell>
          <table:table-cell office:value-type="float" office:value="61.2666666666667" calcext:value-type="float">
            <text:p>61.2666666667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1B" table:style-name="ta1">
        <table:table-column table:style-name="co1" table:default-cell-style-name="ce3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5" table:default-cell-style-name="ce2"/>
        <table:table-column table:style-name="co27" table:default-cell-style-name="ce2"/>
        <table:table-column table:style-name="co29" table:default-cell-style-name="ce2"/>
        <table:table-column table:style-name="co8" table:default-cell-style-name="ce3"/>
        <table:table-column table:style-name="co30" table:default-cell-style-name="ce2"/>
        <table:table-column table:style-name="co2" table:default-cell-style-name="ce2"/>
        <table:table-column table:style-name="co2" table:default-cell-style-name="ce3"/>
        <table:table-column table:style-name="co7" table:default-cell-style-name="ce3"/>
        <table:table-column table:style-name="co22" table:default-cell-style-name="ce3"/>
        <table:table-column table:style-name="co14" table:default-cell-style-name="ce8"/>
        <table:table-column table:style-name="co23" table:default-cell-style-name="ce3"/>
        <table:table-column table:style-name="co24" table:number-columns-repeated="1007" table:default-cell-style-name="ce3"/>
        <table:table-column table:style-name="co25" table:number-columns-repeated="2" table:default-cell-style-name="ce3"/>
        <table:table-row table:style-name="ro1">
          <table:table-cell table:style-name="ce1" office:value-type="string" calcext:value-type="string">
            <text:p>Final rank</text:p>
          </table:table-cell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>
            <text:p>User ID</text:p>
          </table:table-cell>
          <table:table-cell table:style-name="ce4" office:value-type="string" calcext:value-type="string">
            <text:p>Submission ID</text:p>
          </table:table-cell>
          <table:table-cell table:style-name="ce4" office:value-type="string" calcext:value-type="string">
            <text:p>Entity ID</text:p>
          </table:table-cell>
          <table:table-cell table:style-name="ce4" office:value-type="string" calcext:value-type="string">
            <text:p>AUROC</text:p>
          </table:table-cell>
          <table:table-cell table:style-name="ce4" office:value-type="string" calcext:value-type="string">
            <text:p>rank robust ?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z-score (AUROC)</text:p>
          </table:table-cell>
          <table:table-cell table:style-name="ce4" office:value-type="string" calcext:value-type="string">
            <text:p>p-value (AUROC)</text:p>
          </table:table-cell>
          <table:table-cell table:style-name="ce1" office:value-type="string" calcext:value-type="string">
            <text:p>q-value (AUROC)</text:p>
          </table:table-cell>
          <table:table-cell table:style-name="ce1" office:value-type="string" calcext:value-type="string">
            <text:p>AUPR</text:p>
          </table:table-cell>
          <table:table-cell table:style-name="ce1" office:value-type="string" calcext:value-type="string">
            <text:p>rank (AUPR)</text:p>
          </table:table-cell>
          <table:table-cell table:style-name="ce7" office:value-type="string" calcext:value-type="string">
            <text:p>mean rank (AUROC,AUPR)</text:p>
          </table:table-cell>
          <table:table-cell table:style-name="ce7" office:value-type="string" calcext:value-type="string">
            <text:p>rank (AUROC,AUPR)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MSUSongLab</text:p>
          </table:table-cell>
          <table:table-cell office:value-type="float" office:value="193965" calcext:value-type="float">
            <text:p>193965</text:p>
          </table:table-cell>
          <table:table-cell office:value-type="float" office:value="2227414" calcext:value-type="float">
            <text:p>2227414</text:p>
          </table:table-cell>
          <table:table-cell office:value-type="string" calcext:value-type="string">
            <text:p><text:a xlink:href="https://www.synapse.org/#%21Synapse:syn2227412" xlink:type="simple">syn2227412</text:a></text:p>
          </table:table-cell>
          <table:table-cell office:value-type="float" office:value="0.7642" calcext:value-type="float">
            <text:p>0.764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7.1365" calcext:value-type="float">
            <text:p>7.1365</text:p>
          </table:table-cell>
          <table:table-cell office:value-type="float" office:value="0.000000000000478" calcext:value-type="float">
            <text:p>4.78E-13</text:p>
          </table:table-cell>
          <table:table-cell office:value-type="float" office:value="0.0000000000311173309341939" calcext:value-type="float">
            <text:p>3.11173309341939E-11</text:p>
          </table:table-cell>
          <table:table-cell office:value-type="float" office:value="0.464171955363517" calcext:value-type="float">
            <text:p>0.46417195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Net</text:p>
          </table:table-cell>
          <table:table-cell office:value-type="float" office:value="194758" calcext:value-type="float">
            <text:p>194758</text:p>
          </table:table-cell>
          <table:table-cell office:value-type="float" office:value="2226905" calcext:value-type="float">
            <text:p>2226905</text:p>
          </table:table-cell>
          <table:table-cell office:value-type="string" calcext:value-type="string">
            <text:p><text:a xlink:href="https://www.synapse.org/#%21Synapse:syn2223185" xlink:type="simple">syn2223185</text:a></text:p>
          </table:table-cell>
          <table:table-cell office:value-type="float" office:value="0.7348" calcext:value-type="float">
            <text:p>0.7348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6.352" calcext:value-type="float">
            <text:p>6.352</text:p>
          </table:table-cell>
          <table:table-cell office:value-type="float" office:value="0.000000000106" calcext:value-type="float">
            <text:p>1.06E-10</text:p>
          </table:table-cell>
          <table:table-cell office:value-type="float" office:value="0.00000000345366651943735" calcext:value-type="float">
            <text:p>3.45366651943735E-09</text:p>
          </table:table-cell>
          <table:table-cell office:value-type="float" office:value="0.31850810763745" calcext:value-type="float">
            <text:p>0.3185081076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pNet</text:p>
          </table:table-cell>
          <table:table-cell office:value-type="float" office:value="196170" calcext:value-type="float">
            <text:p>196170</text:p>
          </table:table-cell>
          <table:table-cell office:value-type="float" office:value="2228005" calcext:value-type="float">
            <text:p>2228005</text:p>
          </table:table-cell>
          <table:table-cell office:value-type="string" calcext:value-type="string">
            <text:p><text:a xlink:href="https://www.synapse.org/#%21Synapse:syn2228003" xlink:type="simple">syn2228003</text:a></text:p>
          </table:table-cell>
          <table:table-cell office:value-type="float" office:value="0.6827" calcext:value-type="float">
            <text:p>0.682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4.9573" calcext:value-type="float">
            <text:p>4.9573</text:p>
          </table:table-cell>
          <table:table-cell office:value-type="float" office:value="0.000000357" calcext:value-type="float">
            <text:p>0.000000357</text:p>
          </table:table-cell>
          <table:table-cell office:value-type="float" office:value="0.00000774361914720097" calcext:value-type="float">
            <text:p>7.74361914720097E-06</text:p>
          </table:table-cell>
          <table:table-cell office:value-type="float" office:value="0.333968637805926" calcext:value-type="float">
            <text:p>0.333968637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lugly</text:p>
          </table:table-cell>
          <table:table-cell office:value-type="float" office:value="168517" calcext:value-type="float">
            <text:p>168517</text:p>
          </table:table-cell>
          <table:table-cell office:value-type="float" office:value="2227867" calcext:value-type="float">
            <text:p>2227867</text:p>
          </table:table-cell>
          <table:table-cell office:value-type="string" calcext:value-type="string">
            <text:p><text:a xlink:href="https://www.synapse.org/#%21Synapse:syn2211009" xlink:type="simple">syn2211009</text:a></text:p>
          </table:table-cell>
          <table:table-cell office:value-type="float" office:value="0.6735" calcext:value-type="float">
            <text:p>0.673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4.7098" calcext:value-type="float">
            <text:p>4.7098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0.0000201467490762441" calcext:value-type="float">
            <text:p>2.01467490762441E-05</text:p>
          </table:table-cell>
          <table:table-cell office:value-type="float" office:value="0.39153314212663" calcext:value-type="float">
            <text:p>0.391533142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uanLab</text:p>
          </table:table-cell>
          <table:table-cell office:value-type="float" office:value="193554" calcext:value-type="float">
            <text:p>193554</text:p>
          </table:table-cell>
          <table:table-cell office:value-type="float" office:value="2227672" calcext:value-type="float">
            <text:p>2227672</text:p>
          </table:table-cell>
          <table:table-cell office:value-type="string" calcext:value-type="string">
            <text:p><text:a xlink:href="https://www.synapse.org/#%21Synapse:syn2227664" xlink:type="simple">syn2227664</text:a></text:p>
          </table:table-cell>
          <table:table-cell office:value-type="float" office:value="0.6622" calcext:value-type="float">
            <text:p>0.662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4.4091" calcext:value-type="float">
            <text:p>4.4091</text:p>
          </table:table-cell>
          <table:table-cell office:value-type="float" office:value="0.00000519" calcext:value-type="float">
            <text:p>0.00000519</text:p>
          </table:table-cell>
          <table:table-cell office:value-type="float" office:value="0.0000674707082712889" calcext:value-type="float">
            <text:p>6.74707082712889E-05</text:p>
          </table:table-cell>
          <table:table-cell office:value-type="float" office:value="0.368770227042468" calcext:value-type="float">
            <text:p>0.368770227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Dynamo Bios</text:p>
          </table:table-cell>
          <table:table-cell office:value-type="float" office:value="194754" calcext:value-type="float">
            <text:p>194754</text:p>
          </table:table-cell>
          <table:table-cell office:value-type="float" office:value="2227790" calcext:value-type="float">
            <text:p>2227790</text:p>
          </table:table-cell>
          <table:table-cell office:value-type="string" calcext:value-type="string">
            <text:p><text:a xlink:href="https://www.synapse.org/#%21Synapse:syn2227789" xlink:type="simple">syn2227789</text:a></text:p>
          </table:table-cell>
          <table:table-cell office:value-type="float" office:value="0.6586" calcext:value-type="float">
            <text:p>0.658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4.3134" calcext:value-type="float">
            <text:p>4.3134</text:p>
          </table:table-cell>
          <table:table-cell office:value-type="float" office:value="0.00000804" calcext:value-type="float">
            <text:p>0.00000804</text:p>
          </table:table-cell>
          <table:table-cell office:value-type="float" office:value="0.0000859568082915509" calcext:value-type="float">
            <text:p>8.59568082915509E-05</text:p>
          </table:table-cell>
          <table:table-cell office:value-type="float" office:value="0.366277179707082" calcext:value-type="float">
            <text:p>0.3662771797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BIT</text:p>
          </table:table-cell>
          <table:table-cell office:value-type="float" office:value="152836" calcext:value-type="float">
            <text:p>152836</text:p>
          </table:table-cell>
          <table:table-cell office:value-type="float" office:value="2227703" calcext:value-type="float">
            <text:p>2227703</text:p>
          </table:table-cell>
          <table:table-cell office:value-type="string" calcext:value-type="string">
            <text:p><text:a xlink:href="https://www.synapse.org/#%21Synapse:syn2227660" xlink:type="simple">syn2227660</text:a></text:p>
          </table:table-cell>
          <table:table-cell office:value-type="float" office:value="0.6575" calcext:value-type="float">
            <text:p>0.657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4.2821" calcext:value-type="float">
            <text:p>4.2821</text:p>
          </table:table-cell>
          <table:table-cell office:value-type="float" office:value="0.00000926" calcext:value-type="float">
            <text:p>0.00000926</text:p>
          </table:table-cell>
          <table:table-cell office:value-type="float" office:value="0.0000859568082915509" calcext:value-type="float">
            <text:p>8.59568082915509E-05</text:p>
          </table:table-cell>
          <table:table-cell office:value-type="float" office:value="0.333631131964934" calcext:value-type="float">
            <text:p>0.333631132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ongji team</text:p>
          </table:table-cell>
          <table:table-cell office:value-type="float" office:value="192941" calcext:value-type="float">
            <text:p>192941</text:p>
          </table:table-cell>
          <table:table-cell office:value-type="float" office:value="2228414" calcext:value-type="float">
            <text:p>2228414</text:p>
          </table:table-cell>
          <table:table-cell office:value-type="string" calcext:value-type="string">
            <text:p><text:a xlink:href="https://www.synapse.org/#%21Synapse:syn2228409" xlink:type="simple">syn2228409</text:a></text:p>
          </table:table-cell>
          <table:table-cell office:value-type="float" office:value="0.6516" calcext:value-type="float">
            <text:p>0.651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4.1249" calcext:value-type="float">
            <text:p>4.1249</text:p>
          </table:table-cell>
          <table:table-cell office:value-type="float" office:value="0.0000185" calcext:value-type="float">
            <text:p>0.0000185</text:p>
          </table:table-cell>
          <table:table-cell office:value-type="float" office:value="0.000150676447613698" calcext:value-type="float">
            <text:p>0.0001506764</text:p>
          </table:table-cell>
          <table:table-cell office:value-type="float" office:value="0.32908737116665" calcext:value-type="float">
            <text:p>0.329087371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lSoTi</text:p>
          </table:table-cell>
          <table:table-cell office:value-type="float" office:value="218107" calcext:value-type="float">
            <text:p>218107</text:p>
          </table:table-cell>
          <table:table-cell office:value-type="float" office:value="2226719" calcext:value-type="float">
            <text:p>2226719</text:p>
          </table:table-cell>
          <table:table-cell office:value-type="string" calcext:value-type="string">
            <text:p><text:a xlink:href="https://www.synapse.org/#%21Synapse:syn2226717" xlink:type="simple">syn2226717</text:a></text:p>
          </table:table-cell>
          <table:table-cell office:value-type="float" office:value="0.6457" calcext:value-type="float">
            <text:p>0.645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.9672" calcext:value-type="float">
            <text:p>3.9672</text:p>
          </table:table-cell>
          <table:table-cell office:value-type="float" office:value="0.0000364" calcext:value-type="float">
            <text:p>0.0000364</text:p>
          </table:table-cell>
          <table:table-cell office:value-type="float" office:value="0.000262607092448297" calcext:value-type="float">
            <text:p>0.0002626071</text:p>
          </table:table-cell>
          <table:table-cell office:value-type="float" office:value="0.380004619941283" calcext:value-type="float">
            <text:p>0.38000461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reiburgBiossX</text:p>
          </table:table-cell>
          <table:table-cell office:value-type="float" office:value="192926" calcext:value-type="float">
            <text:p>192926</text:p>
          </table:table-cell>
          <table:table-cell office:value-type="float" office:value="2227834" calcext:value-type="float">
            <text:p>2227834</text:p>
          </table:table-cell>
          <table:table-cell office:value-type="string" calcext:value-type="string">
            <text:p><text:a xlink:href="https://www.synapse.org/#%21Synapse:syn2227828" xlink:type="simple">syn2227828</text:a></text:p>
          </table:table-cell>
          <table:table-cell office:value-type="float" office:value="0.6399" calcext:value-type="float">
            <text:p>0.639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.813" calcext:value-type="float">
            <text:p>3.813</text:p>
          </table:table-cell>
          <table:table-cell office:value-type="float" office:value="0.0000686" calcext:value-type="float">
            <text:p>0.0000686</text:p>
          </table:table-cell>
          <table:table-cell office:value-type="float" office:value="0.000446192865861228" calcext:value-type="float">
            <text:p>0.0004461929</text:p>
          </table:table-cell>
          <table:table-cell office:value-type="float" office:value="0.421577957358718" calcext:value-type="float">
            <text:p>0.42157795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StuartLab</text:p>
          </table:table-cell>
          <table:table-cell office:value-type="float" office:value="299643" calcext:value-type="float">
            <text:p>299643</text:p>
          </table:table-cell>
          <table:table-cell office:value-type="float" office:value="2227902" calcext:value-type="float">
            <text:p>2227902</text:p>
          </table:table-cell>
          <table:table-cell office:value-type="string" calcext:value-type="string">
            <text:p><text:a xlink:href="https://www.synapse.org/#%21Synapse:syn2191000" xlink:type="simple">syn2191000</text:a></text:p>
          </table:table-cell>
          <table:table-cell office:value-type="float" office:value="0.6202" calcext:value-type="float">
            <text:p>0.620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.2837" calcext:value-type="float">
            <text:p>3.2837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300361309567361" calcext:value-type="float">
            <text:p>0.0030036131</text:p>
          </table:table-cell>
          <table:table-cell office:value-type="float" office:value="0.390367767107063" calcext:value-type="float">
            <text:p>0.3903677671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Netzwerk</text:p>
          </table:table-cell>
          <table:table-cell office:value-type="float" office:value="202510" calcext:value-type="float">
            <text:p>202510</text:p>
          </table:table-cell>
          <table:table-cell office:value-type="float" office:value="2227967" calcext:value-type="float">
            <text:p>2227967</text:p>
          </table:table-cell>
          <table:table-cell office:value-type="string" calcext:value-type="string">
            <text:p><text:a xlink:href="https://www.synapse.org/#%21Synapse:syn2211054" xlink:type="simple">syn2211054</text:a></text:p>
          </table:table-cell>
          <table:table-cell office:value-type="float" office:value="0.6193" calcext:value-type="float">
            <text:p>0.619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.2613" calcext:value-type="float">
            <text:p>3.2613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300361309567361" calcext:value-type="float">
            <text:p>0.0030036131</text:p>
          </table:table-cell>
          <table:table-cell office:value-type="float" office:value="0.354741985826168" calcext:value-type="float">
            <text:p>0.354741985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BI_Lab</text:p>
          </table:table-cell>
          <table:table-cell office:value-type="float" office:value="198449" calcext:value-type="float">
            <text:p>198449</text:p>
          </table:table-cell>
          <table:table-cell office:value-type="float" office:value="2227869" calcext:value-type="float">
            <text:p>2227869</text:p>
          </table:table-cell>
          <table:table-cell office:value-type="string" calcext:value-type="string">
            <text:p><text:a xlink:href="https://www.synapse.org/#%21Synapse:syn2227868" xlink:type="simple">syn2227868</text:a></text:p>
          </table:table-cell>
          <table:table-cell office:value-type="float" office:value="0.6005" calcext:value-type="float">
            <text:p>0.600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7568" calcext:value-type="float">
            <text:p>2.7568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145925103076444" calcext:value-type="float">
            <text:p>0.0145925103</text:p>
          </table:table-cell>
          <table:table-cell office:value-type="float" office:value="0.301859603630576" calcext:value-type="float">
            <text:p>0.301859603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hibiscus</text:p>
          </table:table-cell>
          <table:table-cell office:value-type="float" office:value="196034" calcext:value-type="float">
            <text:p>196034</text:p>
          </table:table-cell>
          <table:table-cell office:value-type="float" office:value="2192492" calcext:value-type="float">
            <text:p>2192492</text:p>
          </table:table-cell>
          <table:table-cell office:value-type="string" calcext:value-type="string">
            <text:p><text:a xlink:href="https://www.synapse.org/#%21Synapse:syn2192490" xlink:type="simple">syn2192490</text:a></text:p>
          </table:table-cell>
          <table:table-cell office:value-type="float" office:value="0.5915" calcext:value-type="float">
            <text:p>0.591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5181" calcext:value-type="float">
            <text:p>2.518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273904931605581" calcext:value-type="float">
            <text:p>0.0273904932</text:p>
          </table:table-cell>
          <table:table-cell office:value-type="float" office:value="0.245605137435441" calcext:value-type="float">
            <text:p>0.245605137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Zhangroup</text:p>
          </table:table-cell>
          <table:table-cell office:value-type="float" office:value="214313" calcext:value-type="float">
            <text:p>214313</text:p>
          </table:table-cell>
          <table:table-cell office:value-type="float" office:value="2227420" calcext:value-type="float">
            <text:p>2227420</text:p>
          </table:table-cell>
          <table:table-cell office:value-type="string" calcext:value-type="string">
            <text:p><text:a xlink:href="https://www.synapse.org/#%21Synapse:syn2227418" xlink:type="simple">syn2227418</text:a></text:p>
          </table:table-cell>
          <table:table-cell office:value-type="float" office:value="0.5786" calcext:value-type="float">
            <text:p>0.578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1707" calcext:value-type="float">
            <text:p>2.17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27747955552383" calcext:value-type="float">
            <text:p>0.0627747956</text:p>
          </table:table-cell>
          <table:table-cell office:value-type="float" office:value="0.295059959582953" calcext:value-type="float">
            <text:p>0.2950599596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BCD</text:p>
          </table:table-cell>
          <table:table-cell office:value-type="float" office:value="196823" calcext:value-type="float">
            <text:p>196823</text:p>
          </table:table-cell>
          <table:table-cell office:value-type="float" office:value="2228403" calcext:value-type="float">
            <text:p>2228403</text:p>
          </table:table-cell>
          <table:table-cell office:value-type="string" calcext:value-type="string">
            <text:p><text:a xlink:href="https://www.synapse.org/#%21Synapse:syn2228392" xlink:type="simple">syn2228392</text:a></text:p>
          </table:table-cell>
          <table:table-cell office:value-type="float" office:value="0.5781" calcext:value-type="float">
            <text:p>0.578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1583" calcext:value-type="float">
            <text:p>2.1583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627747955552383" calcext:value-type="float">
            <text:p>0.0627747956</text:p>
          </table:table-cell>
          <table:table-cell office:value-type="float" office:value="0.301999812271389" calcext:value-type="float">
            <text:p>0.30199981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sakev</text:p>
          </table:table-cell>
          <table:table-cell office:value-type="float" office:value="422256" calcext:value-type="float">
            <text:p>422256</text:p>
          </table:table-cell>
          <table:table-cell office:value-type="float" office:value="2228274" calcext:value-type="float">
            <text:p>2228274</text:p>
          </table:table-cell>
          <table:table-cell office:value-type="string" calcext:value-type="string">
            <text:p><text:a xlink:href="https://www.synapse.org/#%21Synapse:syn2228260" xlink:type="simple">syn2228260</text:a></text:p>
          </table:table-cell>
          <table:table-cell office:value-type="float" office:value="0.5771" calcext:value-type="float">
            <text:p>0.577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1306" calcext:value-type="float">
            <text:p>2.130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633216800666638" calcext:value-type="float">
            <text:p>0.0633216801</text:p>
          </table:table-cell>
          <table:table-cell office:value-type="float" office:value="0.249947633279687" calcext:value-type="float">
            <text:p>0.249947633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KALEH</text:p>
          </table:table-cell>
          <table:table-cell office:value-type="float" office:value="220816" calcext:value-type="float">
            <text:p>220816</text:p>
          </table:table-cell>
          <table:table-cell office:value-type="float" office:value="2208175" calcext:value-type="float">
            <text:p>2208175</text:p>
          </table:table-cell>
          <table:table-cell office:value-type="string" calcext:value-type="string">
            <text:p><text:a xlink:href="https://www.synapse.org/#%21Synapse:syn2208172" xlink:type="simple">syn2208172</text:a></text:p>
          </table:table-cell>
          <table:table-cell office:value-type="float" office:value="0.5759" calcext:value-type="float">
            <text:p>0.575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0999" calcext:value-type="float">
            <text:p>2.0999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645262922209653" calcext:value-type="float">
            <text:p>0.0645262922</text:p>
          </table:table-cell>
          <table:table-cell office:value-type="float" office:value="0.332370678396904" calcext:value-type="float">
            <text:p>0.3323706784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DoNET</text:p>
          </table:table-cell>
          <table:table-cell office:value-type="float" office:value="202315" calcext:value-type="float">
            <text:p>202315</text:p>
          </table:table-cell>
          <table:table-cell office:value-type="float" office:value="2210195" calcext:value-type="float">
            <text:p>2210195</text:p>
          </table:table-cell>
          <table:table-cell office:value-type="string" calcext:value-type="string">
            <text:p><text:a xlink:href="https://www.synapse.org/#%21Synapse:syn2210193" xlink:type="simple">syn2210193</text:a></text:p>
          </table:table-cell>
          <table:table-cell office:value-type="float" office:value="0.5738" calcext:value-type="float">
            <text:p>0.573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0431" calcext:value-type="float">
            <text:p>2.0431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02043446109839" calcext:value-type="float">
            <text:p>0.0702043446</text:p>
          </table:table-cell>
          <table:table-cell office:value-type="float" office:value="0.205822716838337" calcext:value-type="float">
            <text:p>0.2058227168</text:p>
          </table:table-cell>
          <table:table-cell office:value-type="float" office:value="52" calcext:value-type="float">
            <text:p>52</text:p>
          </table:table-cell>
          <table:table-cell office:value-type="float" office:value="35.5" calcext:value-type="float">
            <text:p>35.5</text:p>
          </table:table-cell>
          <table:table-cell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oat Tower</text:p>
          </table:table-cell>
          <table:table-cell office:value-type="float" office:value="210187" calcext:value-type="float">
            <text:p>210187</text:p>
          </table:table-cell>
          <table:table-cell office:value-type="float" office:value="2208275" calcext:value-type="float">
            <text:p>2208275</text:p>
          </table:table-cell>
          <table:table-cell office:value-type="string" calcext:value-type="string">
            <text:p><text:a xlink:href="https://www.synapse.org/#%21Synapse:syn2208273" xlink:type="simple">syn2208273</text:a></text:p>
          </table:table-cell>
          <table:table-cell office:value-type="float" office:value="0.5724" calcext:value-type="float">
            <text:p>0.572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.0065" calcext:value-type="float">
            <text:p>2.0065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728047592304548" calcext:value-type="float">
            <text:p>0.0728047592</text:p>
          </table:table-cell>
          <table:table-cell office:value-type="float" office:value="0.257626743104982" calcext:value-type="float">
            <text:p>0.25762674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Taylor Swift</text:p>
          </table:table-cell>
          <table:table-cell office:value-type="float" office:value="219105" calcext:value-type="float">
            <text:p>219105</text:p>
          </table:table-cell>
          <table:table-cell office:value-type="float" office:value="2208305" calcext:value-type="float">
            <text:p>2208305</text:p>
          </table:table-cell>
          <table:table-cell office:value-type="string" calcext:value-type="string">
            <text:p><text:a xlink:href="https://www.synapse.org/#%21Synapse:syn2208304" xlink:type="simple">syn2208304</text:a></text:p>
          </table:table-cell>
          <table:table-cell office:value-type="float" office:value="0.5711" calcext:value-type="float">
            <text:p>0.571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9723" calcext:value-type="float">
            <text:p>1.972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751761673032333" calcext:value-type="float">
            <text:p>0.0751761673</text:p>
          </table:table-cell>
          <table:table-cell office:value-type="float" office:value="0.263762586070752" calcext:value-type="float">
            <text:p>0.2637625861</text:p>
          </table:table-cell>
          <table:table-cell office:value-type="float" office:value="24" calcext:value-type="float">
            <text:p>24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lphabet</text:p>
          </table:table-cell>
          <table:table-cell office:value-type="float" office:value="192926" calcext:value-type="float">
            <text:p>192926</text:p>
          </table:table-cell>
          <table:table-cell office:value-type="float" office:value="2228147" calcext:value-type="float">
            <text:p>2228147</text:p>
          </table:table-cell>
          <table:table-cell office:value-type="string" calcext:value-type="string">
            <text:p><text:a xlink:href="https://www.synapse.org/#%21Synapse:syn2228146" xlink:type="simple">syn2228146</text:a></text:p>
          </table:table-cell>
          <table:table-cell office:value-type="float" office:value="0.5647" calcext:value-type="float">
            <text:p>0.564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7998" calcext:value-type="float">
            <text:p>1.799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06204421779854" calcext:value-type="float">
            <text:p>0.1062044218</text:p>
          </table:table-cell>
          <table:table-cell office:value-type="float" office:value="0.288271145261412" calcext:value-type="float">
            <text:p>0.288271145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HD_Systems</text:p>
          </table:table-cell>
          <table:table-cell office:value-type="float" office:value="196799" calcext:value-type="float">
            <text:p>196799</text:p>
          </table:table-cell>
          <table:table-cell office:value-type="float" office:value="2227817" calcext:value-type="float">
            <text:p>2227817</text:p>
          </table:table-cell>
          <table:table-cell office:value-type="string" calcext:value-type="string">
            <text:p><text:a xlink:href="https://www.synapse.org/#%21Synapse:syn2227816" xlink:type="simple">syn2227816</text:a></text:p>
          </table:table-cell>
          <table:table-cell office:value-type="float" office:value="0.5637" calcext:value-type="float">
            <text:p>0.563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7738" calcext:value-type="float">
            <text:p>1.7738</text:p>
          </table:table-cell>
          <table:table-cell office:value-type="float" office:value="0.038" calcext:value-type="float">
            <text:p>0.038</text:p>
          </table:table-cell>
          <table:table-cell office:value-type="float" office:value="0.107527293018969" calcext:value-type="float">
            <text:p>0.107527293</text:p>
          </table:table-cell>
          <table:table-cell office:value-type="float" office:value="0.262926872098789" calcext:value-type="float">
            <text:p>0.26292687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Hatric</text:p>
          </table:table-cell>
          <table:table-cell office:value-type="float" office:value="220832" calcext:value-type="float">
            <text:p>220832</text:p>
          </table:table-cell>
          <table:table-cell office:value-type="float" office:value="2208331" calcext:value-type="float">
            <text:p>2208331</text:p>
          </table:table-cell>
          <table:table-cell office:value-type="string" calcext:value-type="string">
            <text:p><text:a xlink:href="https://www.synapse.org/#%21Synapse:syn2208325" xlink:type="simple">syn2208325</text:a></text:p>
          </table:table-cell>
          <table:table-cell office:value-type="float" office:value="0.5613" calcext:value-type="float">
            <text:p>0.561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7094" calcext:value-type="float">
            <text:p>1.7094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118322859604613" calcext:value-type="float">
            <text:p>0.1183228596</text:p>
          </table:table-cell>
          <table:table-cell office:value-type="float" office:value="0.257176757879042" calcext:value-type="float">
            <text:p>0.2571767579</text:p>
          </table:table-cell>
          <table:table-cell office:value-type="float" office:value="31" calcext:value-type="float">
            <text:p>31</text:p>
          </table:table-cell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latinum</text:p>
          </table:table-cell>
          <table:table-cell office:value-type="float" office:value="196719" calcext:value-type="float">
            <text:p>196719</text:p>
          </table:table-cell>
          <table:table-cell office:value-type="float" office:value="2226875" calcext:value-type="float">
            <text:p>2226875</text:p>
          </table:table-cell>
          <table:table-cell office:value-type="string" calcext:value-type="string">
            <text:p><text:a xlink:href="https://www.synapse.org/#%21Synapse:syn2226872" xlink:type="simple">syn2226872</text:a></text:p>
          </table:table-cell>
          <table:table-cell office:value-type="float" office:value="0.5595" calcext:value-type="float">
            <text:p>0.559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6603" calcext:value-type="float">
            <text:p>1.6603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125893012366439" calcext:value-type="float">
            <text:p>0.1258930124</text:p>
          </table:table-cell>
          <table:table-cell office:value-type="float" office:value="0.302465768957825" calcext:value-type="float">
            <text:p>0.302465769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SFTTRW</text:p>
          </table:table-cell>
          <table:table-cell office:value-type="float" office:value="219746" calcext:value-type="float">
            <text:p>219746</text:p>
          </table:table-cell>
          <table:table-cell office:value-type="float" office:value="2228122" calcext:value-type="float">
            <text:p>2228122</text:p>
          </table:table-cell>
          <table:table-cell office:value-type="string" calcext:value-type="string">
            <text:p><text:a xlink:href="https://www.synapse.org/#%21Synapse:syn2228117" xlink:type="simple">syn2228117</text:a></text:p>
          </table:table-cell>
          <table:table-cell office:value-type="float" office:value="0.5588" calcext:value-type="float">
            <text:p>0.558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6414" calcext:value-type="float">
            <text:p>1.641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125893012366439" calcext:value-type="float">
            <text:p>0.1258930124</text:p>
          </table:table-cell>
          <table:table-cell office:value-type="float" office:value="0.270265938009495" calcext:value-type="float">
            <text:p>0.27026593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WH</text:p>
          </table:table-cell>
          <table:table-cell office:value-type="float" office:value="221109" calcext:value-type="float">
            <text:p>221109</text:p>
          </table:table-cell>
          <table:table-cell office:value-type="float" office:value="2211106" calcext:value-type="float">
            <text:p>2211106</text:p>
          </table:table-cell>
          <table:table-cell office:value-type="string" calcext:value-type="string">
            <text:p><text:a xlink:href="https://www.synapse.org/#%21Synapse:syn2211102" xlink:type="simple">syn2211102</text:a></text:p>
          </table:table-cell>
          <table:table-cell office:value-type="float" office:value="0.5579" calcext:value-type="float">
            <text:p>0.557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6172" calcext:value-type="float">
            <text:p>1.6172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12739412153065" calcext:value-type="float">
            <text:p>0.1273941215</text:p>
          </table:table-cell>
          <table:table-cell office:value-type="float" office:value="0.256965569031316" calcext:value-type="float">
            <text:p>0.256965569</text:p>
          </table:table-cell>
          <table:table-cell office:value-type="float" office:value="32" calcext:value-type="float">
            <text:p>32</text:p>
          </table:table-cell>
          <table:table-cell office:value-type="float" office:value="29.5" calcext:value-type="float">
            <text:p>29.5</text:p>
          </table:table-cell>
          <table:table-cell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DC_TDC</text:p>
          </table:table-cell>
          <table:table-cell office:value-type="float" office:value="297732" calcext:value-type="float">
            <text:p>297732</text:p>
          </table:table-cell>
          <table:table-cell office:value-type="float" office:value="2227914" calcext:value-type="float">
            <text:p>2227914</text:p>
          </table:table-cell>
          <table:table-cell office:value-type="string" calcext:value-type="string">
            <text:p><text:a xlink:href="https://www.synapse.org/#%21Synapse:syn2227913" xlink:type="simple">syn2227913</text:a></text:p>
          </table:table-cell>
          <table:table-cell office:value-type="float" office:value="0.5567" calcext:value-type="float">
            <text:p>0.556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5847" calcext:value-type="float">
            <text:p>1.5847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131200772728281" calcext:value-type="float">
            <text:p>0.1312007727</text:p>
          </table:table-cell>
          <table:table-cell office:value-type="float" office:value="0.242267365989838" calcext:value-type="float">
            <text:p>0.2422673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AHAT</text:p>
          </table:table-cell>
          <table:table-cell office:value-type="float" office:value="220817" calcext:value-type="float">
            <text:p>220817</text:p>
          </table:table-cell>
          <table:table-cell office:value-type="float" office:value="2208182" calcext:value-type="float">
            <text:p>2208182</text:p>
          </table:table-cell>
          <table:table-cell office:value-type="string" calcext:value-type="string">
            <text:p><text:a xlink:href="https://www.synapse.org/#%21Synapse:syn2208179" xlink:type="simple">syn2208179</text:a></text:p>
          </table:table-cell>
          <table:table-cell office:value-type="float" office:value="0.5543" calcext:value-type="float">
            <text:p>0.554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5209" calcext:value-type="float">
            <text:p>1.520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39601812080839" calcext:value-type="float">
            <text:p>0.1396018121</text:p>
          </table:table-cell>
          <table:table-cell office:value-type="float" office:value="0.302000503199438" calcext:value-type="float">
            <text:p>0.302000503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bdalab</text:p>
          </table:table-cell>
          <table:table-cell office:value-type="float" office:value="202132" calcext:value-type="float">
            <text:p>202132</text:p>
          </table:table-cell>
          <table:table-cell office:value-type="float" office:value="2228049" calcext:value-type="float">
            <text:p>2228049</text:p>
          </table:table-cell>
          <table:table-cell office:value-type="string" calcext:value-type="string">
            <text:p><text:a xlink:href="https://www.synapse.org/#%21Synapse:syn2228040" xlink:type="simple">syn2228040</text:a></text:p>
          </table:table-cell>
          <table:table-cell office:value-type="float" office:value="0.5542" calcext:value-type="float">
            <text:p>0.554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5186" calcext:value-type="float">
            <text:p>1.5186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39601812080839" calcext:value-type="float">
            <text:p>0.1396018121</text:p>
          </table:table-cell>
          <table:table-cell office:value-type="float" office:value="0.266372622401438" calcext:value-type="float">
            <text:p>0.2663726224</text:p>
          </table:table-cell>
          <table:table-cell office:value-type="float" office:value="23" calcext:value-type="float">
            <text:p>23</text:p>
          </table:table-cell>
          <table:table-cell office:value-type="float" office:value="26.5" calcext:value-type="float">
            <text:p>26.5</text:p>
          </table:table-cell>
          <table:table-cell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Hogwarts2</text:p>
          </table:table-cell>
          <table:table-cell office:value-type="float" office:value="210328" calcext:value-type="float">
            <text:p>210328</text:p>
          </table:table-cell>
          <table:table-cell office:value-type="float" office:value="2191072" calcext:value-type="float">
            <text:p>2191072</text:p>
          </table:table-cell>
          <table:table-cell office:value-type="string" calcext:value-type="string">
            <text:p><text:a xlink:href="https://www.synapse.org/#%21Synapse:syn2191071" xlink:type="simple">syn2191071</text:a></text:p>
          </table:table-cell>
          <table:table-cell office:value-type="float" office:value="0.5527" calcext:value-type="float">
            <text:p>0.55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mplete submission</text:p>
          </table:table-cell>
          <table:table-cell office:value-type="float" office:value="1.4796" calcext:value-type="float">
            <text:p>1.4796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141293630782852" calcext:value-type="float">
            <text:p>0.1412936308</text:p>
          </table:table-cell>
          <table:table-cell office:value-type="float" office:value="0.260084823656293" calcext:value-type="float">
            <text:p>0.26008482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ScreamingGoats</text:p>
          </table:table-cell>
          <table:table-cell office:value-type="float" office:value="202550" calcext:value-type="float">
            <text:p>202550</text:p>
          </table:table-cell>
          <table:table-cell office:value-type="float" office:value="2208247" calcext:value-type="float">
            <text:p>2208247</text:p>
          </table:table-cell>
          <table:table-cell office:value-type="string" calcext:value-type="string">
            <text:p><text:a xlink:href="https://www.synapse.org/#%21Synapse:syn2208246" xlink:type="simple">syn2208246</text:a></text:p>
          </table:table-cell>
          <table:table-cell office:value-type="float" office:value="0.5526" calcext:value-type="float">
            <text:p>0.552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476" calcext:value-type="float">
            <text:p>1.476</text:p>
          </table:table-cell>
          <table:table-cell office:value-type="float" office:value="0.07" calcext:value-type="float">
            <text:p>0.07</text:p>
          </table:table-cell>
          <table:table-cell office:value-type="float" office:value="0.141293630782852" calcext:value-type="float">
            <text:p>0.1412936308</text:p>
          </table:table-cell>
          <table:table-cell office:value-type="float" office:value="0.243289556195598" calcext:value-type="float">
            <text:p>0.2432895562</text:p>
          </table:table-cell>
          <table:table-cell office:value-type="float" office:value="37" calcext:value-type="float">
            <text:p>37</text:p>
          </table:table-cell>
          <table:table-cell office:value-type="float" office:value="34.5" calcext:value-type="float">
            <text:p>34.5</text:p>
          </table:table-cell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Biomecis</text:p>
          </table:table-cell>
          <table:table-cell office:value-type="float" office:value="218624" calcext:value-type="float">
            <text:p>218624</text:p>
          </table:table-cell>
          <table:table-cell office:value-type="float" office:value="2211116" calcext:value-type="float">
            <text:p>2211116</text:p>
          </table:table-cell>
          <table:table-cell office:value-type="string" calcext:value-type="string">
            <text:p><text:a xlink:href="https://www.synapse.org/#%21Synapse:syn2211115" xlink:type="simple">syn2211115</text:a></text:p>
          </table:table-cell>
          <table:table-cell office:value-type="float" office:value="0.5521" calcext:value-type="float">
            <text:p>0.55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mplete submission</text:p>
          </table:table-cell>
          <table:table-cell office:value-type="float" office:value="1.463" calcext:value-type="float">
            <text:p>1.463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141293630782852" calcext:value-type="float">
            <text:p>0.1412936308</text:p>
          </table:table-cell>
          <table:table-cell office:value-type="float" office:value="0.252098777236763" calcext:value-type="float">
            <text:p>0.2520987772</text:p>
          </table:table-cell>
          <table:table-cell office:value-type="float" office:value="34" calcext:value-type="float">
            <text:p>34</text:p>
          </table:table-cell>
          <table:table-cell office:value-type="float" office:value="33.5" calcext:value-type="float">
            <text:p>33.5</text:p>
          </table:table-cell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Shen</text:p>
          </table:table-cell>
          <table:table-cell office:value-type="float" office:value="196036" calcext:value-type="float">
            <text:p>196036</text:p>
          </table:table-cell>
          <table:table-cell office:value-type="float" office:value="2023373" calcext:value-type="float">
            <text:p>2023373</text:p>
          </table:table-cell>
          <table:table-cell office:value-type="string" calcext:value-type="string">
            <text:p><text:a xlink:href="https://www.synapse.org/#%21Synapse:syn2023371" xlink:type="simple">syn2023371</text:a></text:p>
          </table:table-cell>
          <table:table-cell office:value-type="float" office:value="0.5493" calcext:value-type="float">
            <text:p>0.54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mplete submission</text:p>
          </table:table-cell>
          <table:table-cell office:value-type="float" office:value="1.3886" calcext:value-type="float">
            <text:p>1.388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53511266079587" calcext:value-type="float">
            <text:p>0.1535112661</text:p>
          </table:table-cell>
          <table:table-cell office:value-type="float" office:value="0.240572537520824" calcext:value-type="float">
            <text:p>0.240572537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JCheng</text:p>
          </table:table-cell>
          <table:table-cell office:value-type="float" office:value="142055" calcext:value-type="float">
            <text:p>142055</text:p>
          </table:table-cell>
          <table:table-cell office:value-type="float" office:value="2227779" calcext:value-type="float">
            <text:p>2227779</text:p>
          </table:table-cell>
          <table:table-cell office:value-type="string" calcext:value-type="string">
            <text:p><text:a xlink:href="https://www.synapse.org/#%21Synapse:syn2227776" xlink:type="simple">syn2227776</text:a></text:p>
          </table:table-cell>
          <table:table-cell office:value-type="float" office:value="0.5493" calcext:value-type="float">
            <text:p>0.549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3874" calcext:value-type="float">
            <text:p>1.3874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153511266079587" calcext:value-type="float">
            <text:p>0.1535112661</text:p>
          </table:table-cell>
          <table:table-cell office:value-type="float" office:value="0.222997526232901" calcext:value-type="float">
            <text:p>0.2229975262</text:p>
          </table:table-cell>
          <table:table-cell office:value-type="float" office:value="44" calcext:value-type="float">
            <text:p>44</text:p>
          </table:table-cell>
          <table:table-cell office:value-type="float" office:value="39.5" calcext:value-type="float">
            <text:p>39.5</text:p>
          </table:table-cell>
          <table:table-cell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BiGCaT</text:p>
          </table:table-cell>
          <table:table-cell office:value-type="float" office:value="194797" calcext:value-type="float">
            <text:p>194797</text:p>
          </table:table-cell>
          <table:table-cell office:value-type="float" office:value="2191035" calcext:value-type="float">
            <text:p>2191035</text:p>
          </table:table-cell>
          <table:table-cell office:value-type="string" calcext:value-type="string">
            <text:p><text:a xlink:href="https://www.synapse.org/#%21Synapse:syn2027395" xlink:type="simple">syn2027395</text:a></text:p>
          </table:table-cell>
          <table:table-cell office:value-type="float" office:value="0.5478" calcext:value-type="float">
            <text:p>0.547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3472" calcext:value-type="float">
            <text:p>1.3472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158266507503545" calcext:value-type="float">
            <text:p>0.1582665075</text:p>
          </table:table-cell>
          <table:table-cell office:value-type="float" office:value="0.292187281710064" calcext:value-type="float">
            <text:p>0.2921872817</text:p>
          </table:table-cell>
          <table:table-cell office:value-type="float" office:value="19" calcext:value-type="float">
            <text:p>19</text:p>
          </table:table-cell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Bing</text:p>
          </table:table-cell>
          <table:table-cell office:value-type="float" office:value="158669" calcext:value-type="float">
            <text:p>158669</text:p>
          </table:table-cell>
          <table:table-cell office:value-type="float" office:value="2227683" calcext:value-type="float">
            <text:p>2227683</text:p>
          </table:table-cell>
          <table:table-cell office:value-type="string" calcext:value-type="string">
            <text:p><text:a xlink:href="https://www.synapse.org/#%21Synapse:syn2227681" xlink:type="simple">syn2227681</text:a></text:p>
          </table:table-cell>
          <table:table-cell office:value-type="float" office:value="0.5475" calcext:value-type="float">
            <text:p>0.547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3402" calcext:value-type="float">
            <text:p>1.3402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58266507503545" calcext:value-type="float">
            <text:p>0.1582665075</text:p>
          </table:table-cell>
          <table:table-cell office:value-type="float" office:value="0.276833610125742" calcext:value-type="float">
            <text:p>0.27683361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NIPL</text:p>
          </table:table-cell>
          <table:table-cell office:value-type="float" office:value="217660" calcext:value-type="float">
            <text:p>217660</text:p>
          </table:table-cell>
          <table:table-cell office:value-type="float" office:value="2208402" calcext:value-type="float">
            <text:p>2208402</text:p>
          </table:table-cell>
          <table:table-cell office:value-type="string" calcext:value-type="string">
            <text:p><text:a xlink:href="https://www.synapse.org/#%21Synapse:syn2208401" xlink:type="simple">syn2208401</text:a></text:p>
          </table:table-cell>
          <table:table-cell office:value-type="float" office:value="0.5444" calcext:value-type="float">
            <text:p>0.544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2569" calcext:value-type="float">
            <text:p>1.25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78570265204568" calcext:value-type="float">
            <text:p>0.1785702652</text:p>
          </table:table-cell>
          <table:table-cell office:value-type="float" office:value="0.240751753843222" calcext:value-type="float">
            <text:p>0.2407517538</text:p>
          </table:table-cell>
          <table:table-cell office:value-type="float" office:value="39" calcext:value-type="float">
            <text:p>39</text:p>
          </table:table-cell>
          <table:table-cell office:value-type="float" office:value="38.5" calcext:value-type="float">
            <text:p>38.5</text:p>
          </table:table-cell>
          <table:table-cell office:value-type="float" office:value="41" calcext:value-type="float">
            <text:p>41</text:p>
          </table:table-cell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dftt</text:p>
          </table:table-cell>
          <table:table-cell office:value-type="float" office:value="220813" calcext:value-type="float">
            <text:p>220813</text:p>
          </table:table-cell>
          <table:table-cell office:value-type="float" office:value="2228090" calcext:value-type="float">
            <text:p>2228090</text:p>
          </table:table-cell>
          <table:table-cell office:value-type="string" calcext:value-type="string">
            <text:p><text:a xlink:href="https://www.synapse.org/#%21Synapse:syn2228083" xlink:type="simple">syn2228083</text:a></text:p>
          </table:table-cell>
          <table:table-cell office:value-type="float" office:value="0.5419" calcext:value-type="float">
            <text:p>0.541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1913" calcext:value-type="float">
            <text:p>1.19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94613194926315" calcext:value-type="float">
            <text:p>0.1946131949</text:p>
          </table:table-cell>
          <table:table-cell office:value-type="float" office:value="0.261031528656381" calcext:value-type="float">
            <text:p>0.2610315287</text:p>
          </table:table-cell>
          <table:table-cell office:value-type="float" office:value="26" calcext:value-type="float">
            <text:p>26</text:p>
          </table:table-cell>
          <table:table-cell office:value-type="float" office:value="32.5" calcext:value-type="float">
            <text:p>32.5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ai</text:p>
          </table:table-cell>
          <table:table-cell office:value-type="float" office:value="220353" calcext:value-type="float">
            <text:p>220353</text:p>
          </table:table-cell>
          <table:table-cell office:value-type="float" office:value="2203544" calcext:value-type="float">
            <text:p>2203544</text:p>
          </table:table-cell>
          <table:table-cell office:value-type="string" calcext:value-type="string">
            <text:p><text:a xlink:href="https://www.synapse.org/#%21Synapse:syn2203543" xlink:type="simple">syn2203543</text:a></text:p>
          </table:table-cell>
          <table:table-cell office:value-type="float" office:value="0.5392" calcext:value-type="float">
            <text:p>0.539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118" calcext:value-type="float">
            <text:p>1.118</text:p>
          </table:table-cell>
          <table:table-cell office:value-type="float" office:value="0.132" calcext:value-type="float">
            <text:p>0.132</text:p>
          </table:table-cell>
          <table:table-cell office:value-type="float" office:value="0.214148182110145" calcext:value-type="float">
            <text:p>0.2141481821</text:p>
          </table:table-cell>
          <table:table-cell office:value-type="float" office:value="0.230281695295296" calcext:value-type="float">
            <text:p>0.230281695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sfntt</text:p>
          </table:table-cell>
          <table:table-cell office:value-type="float" office:value="222319" calcext:value-type="float">
            <text:p>222319</text:p>
          </table:table-cell>
          <table:table-cell office:value-type="float" office:value="2228016" calcext:value-type="float">
            <text:p>2228016</text:p>
          </table:table-cell>
          <table:table-cell office:value-type="string" calcext:value-type="string">
            <text:p><text:a xlink:href="https://www.synapse.org/#%21Synapse:syn2228014" xlink:type="simple">syn2228014</text:a></text:p>
          </table:table-cell>
          <table:table-cell office:value-type="float" office:value="0.5384" calcext:value-type="float">
            <text:p>0.538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0974" calcext:value-type="float">
            <text:p>1.0974</text:p>
          </table:table-cell>
          <table:table-cell office:value-type="float" office:value="0.136" calcext:value-type="float">
            <text:p>0.136</text:p>
          </table:table-cell>
          <table:table-cell office:value-type="float" office:value="0.214681653619967" calcext:value-type="float">
            <text:p>0.2146816536</text:p>
          </table:table-cell>
          <table:table-cell office:value-type="float" office:value="0.258440085027477" calcext:value-type="float">
            <text:p>0.25844008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Hairball</text:p>
          </table:table-cell>
          <table:table-cell office:value-type="float" office:value="215949" calcext:value-type="float">
            <text:p>215949</text:p>
          </table:table-cell>
          <table:table-cell office:value-type="float" office:value="2159502" calcext:value-type="float">
            <text:p>2159502</text:p>
          </table:table-cell>
          <table:table-cell office:value-type="string" calcext:value-type="string">
            <text:p><text:a xlink:href="https://www.synapse.org/#%21Synapse:syn2159500" xlink:type="simple">syn2159500</text:a>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mplete submission</text:p>
          </table:table-cell>
          <table:table-cell office:value-type="float" office:value="1.0861" calcext:value-type="float">
            <text:p>1.08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214681653619967" calcext:value-type="float">
            <text:p>0.2146816536</text:p>
          </table:table-cell>
          <table:table-cell office:value-type="float" office:value="0.230690977164035" calcext:value-type="float">
            <text:p>0.2306909772</text:p>
          </table:table-cell>
          <table:table-cell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Antipodes</text:p>
          </table:table-cell>
          <table:table-cell office:value-type="float" office:value="193513" calcext:value-type="float">
            <text:p>193513</text:p>
          </table:table-cell>
          <table:table-cell office:value-type="float" office:value="2168255" calcext:value-type="float">
            <text:p>2168255</text:p>
          </table:table-cell>
          <table:table-cell office:value-type="string" calcext:value-type="string">
            <text:p><text:a xlink:href="https://www.synapse.org/#%21Synapse:syn2168244" xlink:type="simple">syn2168244</text:a>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mplete submission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164" calcext:value-type="float">
            <text:p>0.164</text:p>
          </table:table-cell>
          <table:table-cell office:value-type="float" office:value="0.248187506926697" calcext:value-type="float">
            <text:p>0.2481875069</text:p>
          </table:table-cell>
          <table:table-cell office:value-type="float" office:value="0.255380913664206" calcext:value-type="float">
            <text:p>0.255380913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CMK</text:p>
          </table:table-cell>
          <table:table-cell office:value-type="float" office:value="196772" calcext:value-type="float">
            <text:p>196772</text:p>
          </table:table-cell>
          <table:table-cell office:value-type="float" office:value="2227757" calcext:value-type="float">
            <text:p>2227757</text:p>
          </table:table-cell>
          <table:table-cell office:value-type="string" calcext:value-type="string">
            <text:p><text:a xlink:href="https://www.synapse.org/#%21Synapse:syn2227753" xlink:type="simple">syn2227753</text:a>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9219" calcext:value-type="float">
            <text:p>0.921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63383500515359" calcext:value-type="float">
            <text:p>0.2633835005</text:p>
          </table:table-cell>
          <table:table-cell office:value-type="float" office:value="0.209780320220612" calcext:value-type="float">
            <text:p>0.2097803202</text:p>
          </table:table-cell>
          <table:table-cell office:value-type="float" office:value="49" calcext:value-type="float">
            <text:p>49</text:p>
          </table:table-cell>
          <table:table-cell office:value-type="float" office:value="46.5" calcext:value-type="float">
            <text:p>46.5</text:p>
          </table:table-cell>
          <table:table-cell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SENSE</text:p>
          </table:table-cell>
          <table:table-cell office:value-type="float" office:value="192350" calcext:value-type="float">
            <text:p>192350</text:p>
          </table:table-cell>
          <table:table-cell office:value-type="float" office:value="2023946" calcext:value-type="float">
            <text:p>2023946</text:p>
          </table:table-cell>
          <table:table-cell office:value-type="string" calcext:value-type="string">
            <text:p><text:a xlink:href="https://www.synapse.org/#%21Synapse:syn2023929" xlink:type="simple">syn2023929</text:a></text:p>
          </table:table-cell>
          <table:table-cell office:value-type="float" office:value="0.5262" calcext:value-type="float">
            <text:p>0.526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7701" calcext:value-type="float">
            <text:p>0.7701</text:p>
          </table:table-cell>
          <table:table-cell office:value-type="float" office:value="0.221" calcext:value-type="float">
            <text:p>0.221</text:p>
          </table:table-cell>
          <table:table-cell office:value-type="float" office:value="0.31867374934642" calcext:value-type="float">
            <text:p>0.3186737493</text:p>
          </table:table-cell>
          <table:table-cell office:value-type="float" office:value="0.22187075930419" calcext:value-type="float">
            <text:p>0.2218707593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rs5pB</text:p>
          </table:table-cell>
          <table:table-cell office:value-type="float" office:value="196755" calcext:value-type="float">
            <text:p>196755</text:p>
          </table:table-cell>
          <table:table-cell office:value-type="float" office:value="2227991" calcext:value-type="float">
            <text:p>2227991</text:p>
          </table:table-cell>
          <table:table-cell office:value-type="string" calcext:value-type="string">
            <text:p><text:a xlink:href="https://www.synapse.org/#%21Synapse:syn2227990" xlink:type="simple">syn2227990</text:a></text:p>
          </table:table-cell>
          <table:table-cell office:value-type="float" office:value="0.5178" calcext:value-type="float">
            <text:p>0.517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5462" calcext:value-type="float">
            <text:p>0.5462</text:p>
          </table:table-cell>
          <table:table-cell office:value-type="float" office:value="0.292" calcext:value-type="float">
            <text:p>0.292</text:p>
          </table:table-cell>
          <table:table-cell office:value-type="float" office:value="0.413264677171841" calcext:value-type="float">
            <text:p>0.4132646772</text:p>
          </table:table-cell>
          <table:table-cell office:value-type="float" office:value="0.212552393047601" calcext:value-type="float">
            <text:p>0.21255239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amss1012</text:p>
          </table:table-cell>
          <table:table-cell office:value-type="float" office:value="375814" calcext:value-type="float">
            <text:p>375814</text:p>
          </table:table-cell>
          <table:table-cell office:value-type="float" office:value="2227427" calcext:value-type="float">
            <text:p>2227427</text:p>
          </table:table-cell>
          <table:table-cell office:value-type="string" calcext:value-type="string">
            <text:p><text:a xlink:href="https://www.synapse.org/#%21Synapse:syn2227422" xlink:type="simple">syn2227422</text:a></text:p>
          </table:table-cell>
          <table:table-cell office:value-type="float" office:value="0.5169" calcext:value-type="float">
            <text:p>0.516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522" calcext:value-type="float">
            <text:p>0.522</text:p>
          </table:table-cell>
          <table:table-cell office:value-type="float" office:value="0.301" calcext:value-type="float">
            <text:p>0.301</text:p>
          </table:table-cell>
          <table:table-cell office:value-type="float" office:value="0.416048632851116" calcext:value-type="float">
            <text:p>0.4160486329</text:p>
          </table:table-cell>
          <table:table-cell office:value-type="float" office:value="0.259248905610835" calcext:value-type="float">
            <text:p>0.2592489056</text:p>
          </table:table-cell>
          <table:table-cell office:value-type="float" office:value="28" calcext:value-type="float">
            <text:p>28</text:p>
          </table:table-cell>
          <table:table-cell office:value-type="float" office:value="37.5" calcext:value-type="float">
            <text:p>37.5</text:p>
          </table:table-cell>
          <table:table-cell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FUBerlin</text:p>
          </table:table-cell>
          <table:table-cell office:value-type="float" office:value="199829" calcext:value-type="float">
            <text:p>199829</text:p>
          </table:table-cell>
          <table:table-cell office:value-type="float" office:value="2211145" calcext:value-type="float">
            <text:p>2211145</text:p>
          </table:table-cell>
          <table:table-cell office:value-type="string" calcext:value-type="string">
            <text:p><text:a xlink:href="https://www.synapse.org/#%21Synapse:syn2211144" xlink:type="simple">syn2211144</text:a></text:p>
          </table:table-cell>
          <table:table-cell office:value-type="float" office:value="0.5113" calcext:value-type="float">
            <text:p>0.511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713" calcext:value-type="float">
            <text:p>0.3713</text:p>
          </table:table-cell>
          <table:table-cell office:value-type="float" office:value="0.355" calcext:value-type="float">
            <text:p>0.355</text:p>
          </table:table-cell>
          <table:table-cell office:value-type="float" office:value="0.47643920516581" calcext:value-type="float">
            <text:p>0.4764392052</text:p>
          </table:table-cell>
          <table:table-cell office:value-type="float" office:value="0.205388787649403" calcext:value-type="float">
            <text:p>0.2053887876</text:p>
          </table:table-cell>
          <table:table-cell office:value-type="float" office:value="53" calcext:value-type="float">
            <text:p>53</text:p>
          </table:table-cell>
          <table:table-cell office:value-type="float" office:value="50.5" calcext:value-type="float">
            <text:p>50.5</text:p>
          </table:table-cell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Freya</text:p>
          </table:table-cell>
          <table:table-cell office:value-type="float" office:value="166187" calcext:value-type="float">
            <text:p>166187</text:p>
          </table:table-cell>
          <table:table-cell office:value-type="float" office:value="2211022" calcext:value-type="float">
            <text:p>2211022</text:p>
          </table:table-cell>
          <table:table-cell office:value-type="string" calcext:value-type="string">
            <text:p><text:a xlink:href="https://www.synapse.org/#%21Synapse:syn2183855" xlink:type="simple">syn2183855</text:a></text:p>
          </table:table-cell>
          <table:table-cell office:value-type="float" office:value="0.5109" calcext:value-type="float">
            <text:p>0.510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607" calcext:value-type="float">
            <text:p>0.3607</text:p>
          </table:table-cell>
          <table:table-cell office:value-type="float" office:value="0.359" calcext:value-type="float">
            <text:p>0.359</text:p>
          </table:table-cell>
          <table:table-cell office:value-type="float" office:value="0.47643920516581" calcext:value-type="float">
            <text:p>0.4764392052</text:p>
          </table:table-cell>
          <table:table-cell office:value-type="float" office:value="0.223773835119902" calcext:value-type="float">
            <text:p>0.223773835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GR</text:p>
          </table:table-cell>
          <table:table-cell office:value-type="float" office:value="192940" calcext:value-type="float">
            <text:p>192940</text:p>
          </table:table-cell>
          <table:table-cell office:value-type="float" office:value="2208266" calcext:value-type="float">
            <text:p>2208266</text:p>
          </table:table-cell>
          <table:table-cell office:value-type="string" calcext:value-type="string">
            <text:p><text:a xlink:href="https://www.synapse.org/#%21Synapse:syn2208092" xlink:type="simple">syn2208092</text:a></text:p>
          </table:table-cell>
          <table:table-cell office:value-type="float" office:value="0.5092" calcext:value-type="float">
            <text:p>0.509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158" calcext:value-type="float">
            <text:p>0.3158</text:p>
          </table:table-cell>
          <table:table-cell office:value-type="float" office:value="0.376" calcext:value-type="float">
            <text:p>0.376</text:p>
          </table:table-cell>
          <table:table-cell office:value-type="float" office:value="0.485591798302716" calcext:value-type="float">
            <text:p>0.4855917983</text:p>
          </table:table-cell>
          <table:table-cell office:value-type="float" office:value="0.198724497413103" calcext:value-type="float">
            <text:p>0.198724497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itt.transmed</text:p>
          </table:table-cell>
          <table:table-cell office:value-type="float" office:value="422262" calcext:value-type="float">
            <text:p>422262</text:p>
          </table:table-cell>
          <table:table-cell office:value-type="float" office:value="2227862" calcext:value-type="float">
            <text:p>2227862</text:p>
          </table:table-cell>
          <table:table-cell office:value-type="string" calcext:value-type="string">
            <text:p><text:a xlink:href="https://www.synapse.org/#%21Synapse:syn2227859" xlink:type="simple">syn2227859</text:a></text:p>
          </table:table-cell>
          <table:table-cell office:value-type="float" office:value="0.5083" calcext:value-type="float">
            <text:p>0.508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2898" calcext:value-type="float">
            <text:p>0.2898</text:p>
          </table:table-cell>
          <table:table-cell office:value-type="float" office:value="0.386" calcext:value-type="float">
            <text:p>0.386</text:p>
          </table:table-cell>
          <table:table-cell office:value-type="float" office:value="0.485591798302716" calcext:value-type="float">
            <text:p>0.4855917983</text:p>
          </table:table-cell>
          <table:table-cell office:value-type="float" office:value="0.201826209070113" calcext:value-type="float">
            <text:p>0.2018262091</text:p>
          </table:table-cell>
          <table:table-cell office:value-type="float" office:value="54" calcext:value-type="float">
            <text:p>54</text:p>
          </table:table-cell>
          <table:table-cell office:value-type="float" office:value="52.5" calcext:value-type="float">
            <text:p>52.5</text:p>
          </table:table-cell>
          <table:table-cell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ding</text:p>
          </table:table-cell>
          <table:table-cell office:value-type="float" office:value="191925" calcext:value-type="float">
            <text:p>191925</text:p>
          </table:table-cell>
          <table:table-cell office:value-type="float" office:value="2215218" calcext:value-type="float">
            <text:p>2215218</text:p>
          </table:table-cell>
          <table:table-cell office:value-type="string" calcext:value-type="string">
            <text:p><text:a xlink:href="https://www.synapse.org/#%21Synapse:syn2215217" xlink:type="simple">syn2215217</text:a>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mplete submission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5591798302716" calcext:value-type="float">
            <text:p>0.4855917983</text:p>
          </table:table-cell>
          <table:table-cell office:value-type="float" office:value="0.213643745399827" calcext:value-type="float">
            <text:p>0.2136437454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bacbddepn</text:p>
          </table:table-cell>
          <table:table-cell office:value-type="float" office:value="217660" calcext:value-type="float">
            <text:p>217660</text:p>
          </table:table-cell>
          <table:table-cell office:value-type="float" office:value="2227765" calcext:value-type="float">
            <text:p>2227765</text:p>
          </table:table-cell>
          <table:table-cell office:value-type="string" calcext:value-type="string">
            <text:p><text:a xlink:href="https://www.synapse.org/#%21Synapse:syn2227763" xlink:type="simple">syn2227763</text:a></text:p>
          </table:table-cell>
          <table:table-cell office:value-type="float" office:value="0.5038" calcext:value-type="float">
            <text:p>0.503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1717" calcext:value-type="float">
            <text:p>0.1717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0939295729839" calcext:value-type="float">
            <text:p>0.5209392957</text:p>
          </table:table-cell>
          <table:table-cell office:value-type="float" office:value="0.194350662060764" calcext:value-type="float">
            <text:p>0.1943506621</text:p>
          </table:table-cell>
          <table:table-cell office:value-type="float" office:value="58" calcext:value-type="float">
            <text:p>58</text:p>
          </table:table-cell>
          <table:table-cell office:value-type="float" office:value="55.5" calcext:value-type="float">
            <text:p>55.5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ALAK</text:p>
          </table:table-cell>
          <table:table-cell office:value-type="float" office:value="219274" calcext:value-type="float">
            <text:p>219274</text:p>
          </table:table-cell>
          <table:table-cell office:value-type="float" office:value="2208167" calcext:value-type="float">
            <text:p>2208167</text:p>
          </table:table-cell>
          <table:table-cell office:value-type="string" calcext:value-type="string">
            <text:p><text:a xlink:href="https://www.synapse.org/#%21Synapse:syn2208166" xlink:type="simple">syn2208166</text:a></text:p>
          </table:table-cell>
          <table:table-cell office:value-type="float" office:value="0.5037" calcext:value-type="float">
            <text:p>0.503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1693" calcext:value-type="float">
            <text:p>0.1693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0939295729839" calcext:value-type="float">
            <text:p>0.5209392957</text:p>
          </table:table-cell>
          <table:table-cell office:value-type="float" office:value="0.219621750874857" calcext:value-type="float">
            <text:p>0.219621750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Singularity</text:p>
          </table:table-cell>
          <table:table-cell office:value-type="float" office:value="222321" calcext:value-type="float">
            <text:p>222321</text:p>
          </table:table-cell>
          <table:table-cell office:value-type="float" office:value="2228384" calcext:value-type="float">
            <text:p>2228384</text:p>
          </table:table-cell>
          <table:table-cell office:value-type="string" calcext:value-type="string">
            <text:p><text:a xlink:href="https://www.synapse.org/#%21Synapse:syn2228309" xlink:type="simple">syn2228309</text:a>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0961" calcext:value-type="float">
            <text:p>0.0961</text:p>
          </table:table-cell>
          <table:table-cell office:value-type="float" office:value="0.462" calcext:value-type="float">
            <text:p>0.462</text:p>
          </table:table-cell>
          <table:table-cell office:value-type="float" office:value="0.54566977122767" calcext:value-type="float">
            <text:p>0.5456697712</text:p>
          </table:table-cell>
          <table:table-cell office:value-type="float" office:value="0.207040265691765" calcext:value-type="float">
            <text:p>0.207040265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Gupta</text:p>
          </table:table-cell>
          <table:table-cell office:value-type="float" office:value="210306" calcext:value-type="float">
            <text:p>210306</text:p>
          </table:table-cell>
          <table:table-cell office:value-type="float" office:value="2210180" calcext:value-type="float">
            <text:p>2210180</text:p>
          </table:table-cell>
          <table:table-cell office:value-type="string" calcext:value-type="string">
            <text:p><text:a xlink:href="https://www.synapse.org/#%21Synapse:syn2210179" xlink:type="simple">syn2210179</text:a></text:p>
          </table:table-cell>
          <table:table-cell office:value-type="float" office:value="0.4983" calcext:value-type="float">
            <text:p>0.498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49" calcext:value-type="float">
            <text:p>0.49</text:p>
          </table:table-cell>
          <table:table-cell office:value-type="float" office:value="0.569244817553714" calcext:value-type="float">
            <text:p>0.5692448176</text:p>
          </table:table-cell>
          <table:table-cell office:value-type="float" office:value="0.191560694358497" calcext:value-type="float">
            <text:p>0.1915606944</text:p>
          </table:table-cell>
          <table:table-cell office:value-type="float" office:value="59" calcext:value-type="float">
            <text:p>59</text:p>
          </table:table-cell>
          <table:table-cell office:value-type="float" office:value="57.5" calcext:value-type="float">
            <text:p>57.5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D3</text:p>
          </table:table-cell>
          <table:table-cell office:value-type="float" office:value="197658" calcext:value-type="float">
            <text:p>197658</text:p>
          </table:table-cell>
          <table:table-cell office:value-type="float" office:value="2160055" calcext:value-type="float">
            <text:p>2160055</text:p>
          </table:table-cell>
          <table:table-cell office:value-type="string" calcext:value-type="string">
            <text:p><text:a xlink:href="https://www.synapse.org/#%21Synapse:syn2023913" xlink:type="simple">syn2023913</text:a></text:p>
          </table:table-cell>
          <table:table-cell office:value-type="float" office:value="0.4973" calcext:value-type="float">
            <text:p>0.497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002" calcext:value-type="float">
            <text:p>-0.002</text:p>
          </table:table-cell>
          <table:table-cell office:value-type="float" office:value="0.501" calcext:value-type="float">
            <text:p>0.501</text:p>
          </table:table-cell>
          <table:table-cell office:value-type="float" office:value="0.571085306348723" calcext:value-type="float">
            <text:p>0.5710853063</text:p>
          </table:table-cell>
          <table:table-cell office:value-type="float" office:value="0.191265213783938" calcext:value-type="float">
            <text:p>0.191265213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WelchsLab</text:p>
          </table:table-cell>
          <table:table-cell office:value-type="float" office:value="196305" calcext:value-type="float">
            <text:p>196305</text:p>
          </table:table-cell>
          <table:table-cell office:value-type="float" office:value="2226981" calcext:value-type="float">
            <text:p>2226981</text:p>
          </table:table-cell>
          <table:table-cell office:value-type="string" calcext:value-type="string">
            <text:p><text:a xlink:href="https://www.synapse.org/#%21Synapse:syn2226980" xlink:type="simple">syn2226980</text:a></text:p>
          </table:table-cell>
          <table:table-cell office:value-type="float" office:value="0.4953" calcext:value-type="float">
            <text:p>0.495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056" calcext:value-type="float">
            <text:p>-0.056</text:p>
          </table:table-cell>
          <table:table-cell office:value-type="float" office:value="0.523" calcext:value-type="float">
            <text:p>0.523</text:p>
          </table:table-cell>
          <table:table-cell office:value-type="float" office:value="0.585368814951878" calcext:value-type="float">
            <text:p>0.585368815</text:p>
          </table:table-cell>
          <table:table-cell office:value-type="float" office:value="0.18639428293487" calcext:value-type="float">
            <text:p>0.186394282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0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Boston</text:p>
          </table:table-cell>
          <table:table-cell office:value-type="float" office:value="192952" calcext:value-type="float">
            <text:p>192952</text:p>
          </table:table-cell>
          <table:table-cell office:value-type="float" office:value="2211110" calcext:value-type="float">
            <text:p>2211110</text:p>
          </table:table-cell>
          <table:table-cell office:value-type="string" calcext:value-type="string">
            <text:p><text:a xlink:href="https://www.synapse.org/#%21Synapse:syn2009121" xlink:type="simple">syn2009121</text:a></text:p>
          </table:table-cell>
          <table:table-cell office:value-type="float" office:value="0.4745" calcext:value-type="float">
            <text:p>0.474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613" calcext:value-type="float">
            <text:p>-0.613</text:p>
          </table:table-cell>
          <table:table-cell office:value-type="float" office:value="0.73" calcext:value-type="float">
            <text:p>0.73</text:p>
          </table:table-cell>
          <table:table-cell office:value-type="float" office:value="0.802247774407322" calcext:value-type="float">
            <text:p>0.8022477744</text:p>
          </table:table-cell>
          <table:table-cell office:value-type="float" office:value="0.194901888595228" calcext:value-type="float">
            <text:p>0.194901888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Cassis</text:p>
          </table:table-cell>
          <table:table-cell office:value-type="float" office:value="192950" calcext:value-type="float">
            <text:p>192950</text:p>
          </table:table-cell>
          <table:table-cell office:value-type="float" office:value="2159510" calcext:value-type="float">
            <text:p>2159510</text:p>
          </table:table-cell>
          <table:table-cell office:value-type="string" calcext:value-type="string">
            <text:p><text:a xlink:href="https://www.synapse.org/#%21Synapse:syn2159509" xlink:type="simple">syn2159509</text:a></text:p>
          </table:table-cell>
          <table:table-cell office:value-type="float" office:value="0.4733" calcext:value-type="float">
            <text:p>0.473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645" calcext:value-type="float">
            <text:p>-0.645</text:p>
          </table:table-cell>
          <table:table-cell office:value-type="float" office:value="0.741" calcext:value-type="float">
            <text:p>0.741</text:p>
          </table:table-cell>
          <table:table-cell office:value-type="float" office:value="0.802247774407322" calcext:value-type="float">
            <text:p>0.8022477744</text:p>
          </table:table-cell>
          <table:table-cell office:value-type="float" office:value="0.208862370214023" calcext:value-type="float">
            <text:p>0.208862370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sannio2</text:p>
          </table:table-cell>
          <table:table-cell office:value-type="float" office:value="196033" calcext:value-type="float">
            <text:p>196033</text:p>
          </table:table-cell>
          <table:table-cell office:value-type="float" office:value="2226966" calcext:value-type="float">
            <text:p>2226966</text:p>
          </table:table-cell>
          <table:table-cell office:value-type="string" calcext:value-type="string">
            <text:p><text:a xlink:href="https://www.synapse.org/#%21Synapse:syn2226963" xlink:type="simple">syn2226963</text:a></text:p>
          </table:table-cell>
          <table:table-cell office:value-type="float" office:value="0.4716" calcext:value-type="float">
            <text:p>0.471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4404736248687" calcext:value-type="float">
            <text:p>0.8044047362</text:p>
          </table:table-cell>
          <table:table-cell office:value-type="float" office:value="0.191409406604324" calcext:value-type="float">
            <text:p>0.191409406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SUNQR</text:p>
          </table:table-cell>
          <table:table-cell office:value-type="float" office:value="194796" calcext:value-type="float">
            <text:p>194796</text:p>
          </table:table-cell>
          <table:table-cell office:value-type="float" office:value="2228474" calcext:value-type="float">
            <text:p>2228474</text:p>
          </table:table-cell>
          <table:table-cell office:value-type="string" calcext:value-type="string">
            <text:p><text:a xlink:href="https://www.synapse.org/#%21Synapse:syn2228472" xlink:type="simple">syn2228472</text:a></text:p>
          </table:table-cell>
          <table:table-cell office:value-type="float" office:value="0.4674" calcext:value-type="float">
            <text:p>0.467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801" calcext:value-type="float">
            <text:p>-0.8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820855032004048" calcext:value-type="float">
            <text:p>0.820855032</text:p>
          </table:table-cell>
          <table:table-cell office:value-type="float" office:value="0.172285276464001" calcext:value-type="float">
            <text:p>0.17228527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ICHING</text:p>
          </table:table-cell>
          <table:table-cell office:value-type="float" office:value="197804" calcext:value-type="float">
            <text:p>197804</text:p>
          </table:table-cell>
          <table:table-cell office:value-type="float" office:value="1997512" calcext:value-type="float">
            <text:p>1997512</text:p>
          </table:table-cell>
          <table:table-cell office:value-type="string" calcext:value-type="string">
            <text:p><text:a xlink:href="https://www.synapse.org/#%21Synapse:syn1997511" xlink:type="simple">syn1997511</text:a></text:p>
          </table:table-cell>
          <table:table-cell office:value-type="float" office:value="0.4665" calcext:value-type="float">
            <text:p>0.466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826" calcext:value-type="float">
            <text:p>-0.8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0855032004048" calcext:value-type="float">
            <text:p>0.820855032</text:p>
          </table:table-cell>
          <table:table-cell office:value-type="float" office:value="0.201415962868516" calcext:value-type="float">
            <text:p>0.20141596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Morpheus</text:p>
          </table:table-cell>
          <table:table-cell office:value-type="float" office:value="144470" calcext:value-type="float">
            <text:p>144470</text:p>
          </table:table-cell>
          <table:table-cell office:value-type="float" office:value="2227916" calcext:value-type="float">
            <text:p>2227916</text:p>
          </table:table-cell>
          <table:table-cell office:value-type="string" calcext:value-type="string">
            <text:p><text:a xlink:href="https://www.synapse.org/#%21Synapse:syn2188973" xlink:type="simple">syn2188973</text:a></text:p>
          </table:table-cell>
          <table:table-cell office:value-type="float" office:value="0.4641" calcext:value-type="float">
            <text:p>0.464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0.892" calcext:value-type="float">
            <text:p>-0.892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6519214018241" calcext:value-type="float">
            <text:p>0.826519214</text:p>
          </table:table-cell>
          <table:table-cell office:value-type="float" office:value="0.174075192536237" calcext:value-type="float">
            <text:p>0.1740751925</text:p>
          </table:table-cell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limax</text:p>
          </table:table-cell>
          <table:table-cell office:value-type="float" office:value="180734" calcext:value-type="float">
            <text:p>180734</text:p>
          </table:table-cell>
          <table:table-cell office:value-type="float" office:value="2227896" calcext:value-type="float">
            <text:p>2227896</text:p>
          </table:table-cell>
          <table:table-cell office:value-type="string" calcext:value-type="string">
            <text:p><text:a xlink:href="https://www.synapse.org/#%21Synapse:syn2227895" xlink:type="simple">syn2227895</text:a></text:p>
          </table:table-cell>
          <table:table-cell office:value-type="float" office:value="0.4575" calcext:value-type="float">
            <text:p>0.457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-1.068" calcext:value-type="float">
            <text:p>-1.068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7239744102045" calcext:value-type="float">
            <text:p>0.8572397441</text:p>
          </table:table-cell>
          <table:table-cell office:value-type="float" office:value="0.167818187556443" calcext:value-type="float">
            <text:p>0.167818187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100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1combined" table:style-name="ta2">
        <table:table-column table:style-name="co31" table:default-cell-style-name="ce2"/>
        <table:table-column table:style-name="co2" table:default-cell-style-name="ce2"/>
        <table:table-column table:style-name="co32" table:default-cell-style-name="ce2"/>
        <table:table-column table:style-name="co1" table:default-cell-style-name="ce2"/>
        <table:table-column table:style-name="co33" table:default-cell-style-name="ce2"/>
        <table:table-column table:style-name="co34" table:default-cell-style-name="ce2"/>
        <table:table-column table:style-name="co25" table:number-columns-repeated="1018" table:default-cell-style-name="ce3"/>
        <table:table-row table:style-name="ro1">
          <table:table-cell table:style-name="ce4" office:value-type="string" calcext:value-type="string">
            <text:p>Aggregate rank</text:p>
          </table:table-cell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>
            <text:p>SC1A rank</text:p>
          </table:table-cell>
          <table:table-cell table:style-name="ce4" office:value-type="string" calcext:value-type="string">
            <text:p>SC1B rank</text:p>
          </table:table-cell>
          <table:table-cell table:style-name="ce4" office:value-type="string" calcext:value-type="string">
            <text:p>Aggregate</text:p>
          </table:table-cell>
          <table:table-cell table:style-name="ce4" office:value-type="string" calcext:value-type="string">
            <text:p>rank rank robust ?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MSUSongLa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artLab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nLab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Ne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BI_Lab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iburgBioss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kev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SoTi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D_System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C_TDC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ugly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tzwerk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pNe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NET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phabet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LEH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CD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HAT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hangroup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ynamo Bio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at Tower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PL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ngji team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ylor Swift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lchsLab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max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Cheng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upta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ss10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tric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AK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reya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rs5pB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ng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GCaT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atinum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biscus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i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reamingGoats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dalab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FTTRW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ingularity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UBerlin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nnio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H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itt.transmed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fntt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ftt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rpheus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MK4/CMK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GR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ssis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UNQR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NSE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HING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cbddepn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oston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ngenuit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<text:s text:c="8"/>n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<text:s text:c="8"/>n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omecis</text:p>
          </table:table-cell>
          <table:table-cell office:value-type="string" calcext:value-type="string">
            <text:p><text:s text:c="8"/>na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refl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elsDre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uartLabANOV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TLA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G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pta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irball</text:p>
          </table:table-cell>
          <table:table-cell office:value-type="string" calcext:value-type="string">
            <text:p><text:s text:c="8"/>na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gwarts2</text:p>
          </table:table-cell>
          <table:table-cell office:value-type="string" calcext:value-type="string">
            <text:p><text:s text:c="8"/>n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EST-1ron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IB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KL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L_BHK_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8"/>nan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tipodes</text:p>
          </table:table-cell>
          <table:table-cell office:value-type="string" calcext:value-type="string">
            <text:p><text:s text:c="8"/>n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3"/>nan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2A" table:style-name="ta1">
        <table:table-column table:style-name="co1" table:default-cell-style-name="ce3"/>
        <table:table-column table:style-name="co26" table:default-cell-style-name="ce3"/>
        <table:table-column table:style-name="co3" table:default-cell-style-name="ce3"/>
        <table:table-column table:style-name="co28" table:default-cell-style-name="ce3"/>
        <table:table-column table:style-name="co5" table:default-cell-style-name="ce3"/>
        <table:table-column table:style-name="co6" table:default-cell-style-name="ce3"/>
        <table:table-column table:style-name="co29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24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35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36" table:default-cell-style-name="ce3"/>
        <table:table-column table:style-name="co37" table:number-columns-repeated="2" table:default-cell-style-name="ce3"/>
        <table:table-column table:style-name="co38" table:default-cell-style-name="ce3"/>
        <table:table-column table:style-name="co39" table:number-columns-repeated="2" table:default-cell-style-name="ce3"/>
        <table:table-column table:style-name="co24" table:number-columns-repeated="997" table:default-cell-style-name="ce3"/>
        <table:table-column table:style-name="co25" table:default-cell-style-name="ce3"/>
        <table:table-row table:style-name="ro1">
          <table:table-cell table:style-name="ce4" office:value-type="string" calcext:value-type="string">
            <text:p>Final rank</text:p>
          </table:table-cell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>
            <text:p>Team Id</text:p>
          </table:table-cell>
          <table:table-cell table:style-name="ce4" office:value-type="string" calcext:value-type="string">
            <text:p>Submission ID</text:p>
          </table:table-cell>
          <table:table-cell table:style-name="ce4" office:value-type="string" calcext:value-type="string">
            <text:p>Entity ID</text:p>
          </table:table-cell>
          <table:table-cell table:style-name="ce4" office:value-type="string" calcext:value-type="string">
            <text:p>mean Rank</text:p>
          </table:table-cell>
          <table:table-cell table:style-name="ce4" office:value-type="string" calcext:value-type="string">
            <text:p>rank robust ?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z-score (mean rank)</text:p>
          </table:table-cell>
          <table:table-cell table:style-name="ce4" office:value-type="string" calcext:value-type="string">
            <text:p>p-value (mean rank)</text:p>
          </table:table-cell>
          <table:table-cell table:style-name="ce4" office:value-type="string" calcext:value-type="string">
            <text:p>q-value (mean rank)</text:p>
          </table:table-cell>
          <table:table-cell table:style-name="ce4" office:value-type="string" calcext:value-type="string">
            <text:p>mean RMSE</text:p>
          </table:table-cell>
          <table:table-cell table:style-name="ce4" office:value-type="string" calcext:value-type="string">
            <text:p>median z-score</text:p>
          </table:table-cell>
          <table:table-cell table:style-name="ce4" office:value-type="string" calcext:value-type="string">
            <text:p>p-value (median z-score)</text:p>
          </table:table-cell>
          <table:table-cell table:style-name="ce4" office:value-type="string" calcext:value-type="string">
            <text:p>q-value (median z-score)</text:p>
          </table:table-cell>
          <table:table-cell table:style-name="ce2"/>
          <table:table-cell table:style-name="ce4" office:value-type="string" calcext:value-type="string">
            <text:p>10th percentile z-score</text:p>
          </table:table-cell>
          <table:table-cell table:style-name="ce4" office:value-type="string" calcext:value-type="string">
            <text:p>p-value (10th percentile z-score)</text:p>
          </table:table-cell>
          <table:table-cell table:style-name="ce4" office:value-type="string" calcext:value-type="string">
            <text:p>90th percentile z-score</text:p>
          </table:table-cell>
          <table:table-cell table:style-name="ce4" office:value-type="string" calcext:value-type="string">
            <text:p>p-value (90th percentile z-score)</text:p>
          </table:table-cell>
          <table:table-cell table:style-name="ce4" office:value-type="string" calcext:value-type="string">
            <text:p>z-score (mean RMSE)</text:p>
          </table:table-cell>
          <table:table-cell table:style-name="ce4" office:value-type="string" calcext:value-type="string">
            <text:p>p-value (mean RMSE)</text:p>
          </table:table-cell>
          <table:table-cell table:style-name="ce4" office:value-type="string" calcext:value-type="string">
            <text:p>q-value (mean RMSE)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AK</text:p>
          </table:table-cell>
          <table:table-cell table:style-name="ce9" office:value-type="float" office:value="2192745" calcext:value-type="float">
            <text:p>2192745</text:p>
          </table:table-cell>
          <table:table-cell office:value-type="float" office:value="2211123" calcext:value-type="float">
            <text:p>2211123</text:p>
          </table:table-cell>
          <table:table-cell office:value-type="string" calcext:value-type="string">
            <text:p><text:a xlink:href="https://www.synapse.org/#%21Synapse:syn2211122" xlink:type="simple">syn2211122</text:a></text:p>
          </table:table-cell>
          <table:table-cell table:style-name="ce5" office:value-type="float" office:value="3.80392156862745" calcext:value-type="float">
            <text:p>3.8039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Incomplete submission</text:p>
          </table:table-cell>
          <table:table-cell table:style-name="ce5" office:value-type="float" office:value="-11.3412313886881" calcext:value-type="float">
            <text:p>-11.3412</text:p>
          </table:table-cell>
          <table:table-cell table:style-name="ce10" office:value-type="float" office:value="4.09913370643138E-030" calcext:value-type="float">
            <text:p>4.0991E-30</text:p>
          </table:table-cell>
          <table:table-cell table:style-name="ce10" office:value-type="float" office:value="5.73878718900394E-029" calcext:value-type="float">
            <text:p>5.7388E-29</text:p>
          </table:table-cell>
          <table:table-cell table:style-name="ce5" office:value-type="float" office:value="0.500238481025694" calcext:value-type="float">
            <text:p>0.5002</text:p>
          </table:table-cell>
          <table:table-cell table:style-name="ce5" office:value-type="float" office:value="-3.38506322190589" calcext:value-type="float">
            <text:p>-3.3851</text:p>
          </table:table-cell>
          <table:table-cell table:style-name="ce10" office:value-type="float" office:value="0.000355809311217227" calcext:value-type="float">
            <text:p>3.5581E-04</text:p>
          </table:table-cell>
          <table:table-cell table:style-name="ce5" office:value-type="float" office:value="0.00124533258926029" calcext:value-type="float">
            <text:p>0.0012</text:p>
          </table:table-cell>
          <table:table-cell/>
          <table:table-cell table:style-name="ce5" office:value-type="float" office:value="-6.2214082930535" calcext:value-type="float">
            <text:p>-6.2214</text:p>
          </table:table-cell>
          <table:table-cell table:style-name="ce10" office:value-type="float" office:value="0.000000000246356060535629" calcext:value-type="float">
            <text:p>2.4636E-10</text:p>
          </table:table-cell>
          <table:table-cell table:style-name="ce5" office:value-type="float" office:value="-0.903984460527439" calcext:value-type="float">
            <text:p>-0.9040</text:p>
          </table:table-cell>
          <table:table-cell table:style-name="ce5" office:value-type="float" office:value="0.18300182065645" calcext:value-type="float">
            <text:p>0.1830</text:p>
          </table:table-cell>
          <table:table-cell table:style-name="ce5" office:value-type="float" office:value="-28.8058467560889" calcext:value-type="float">
            <text:p>-28.8058</text:p>
          </table:table-cell>
          <table:table-cell table:style-name="ce10" office:value-type="float" office:value="9.06073193517741E-183" calcext:value-type="float">
            <text:p>9.0607E-183</text:p>
          </table:table-cell>
          <table:table-cell table:style-name="ce10" office:value-type="float" office:value="3.17125617731209E-182" calcext:value-type="float">
            <text:p>3.1713E-182</text:p>
          </table:table-cell>
          <table:table-cell table:number-columns-repeated="100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ochasticChaos</text:p>
          </table:table-cell>
          <table:table-cell table:style-name="ce9" office:value-type="float" office:value="1970606" calcext:value-type="float">
            <text:p>1970606</text:p>
          </table:table-cell>
          <table:table-cell office:value-type="float" office:value="2228406" calcext:value-type="float">
            <text:p>2228406</text:p>
          </table:table-cell>
          <table:table-cell office:value-type="string" calcext:value-type="string">
            <text:p><text:a xlink:href="https://www.synapse.org/#%21Synapse:syn2177104" xlink:type="simple">syn2177104</text:a></text:p>
          </table:table-cell>
          <table:table-cell table:style-name="ce5" office:value-type="float" office:value="3.94117647058824" calcext:value-type="float">
            <text:p>3.9412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Best-performer</text:p>
          </table:table-cell>
          <table:table-cell table:style-name="ce5" office:value-type="float" office:value="-10.9200716023708" calcext:value-type="float">
            <text:p>-10.9201</text:p>
          </table:table-cell>
          <table:table-cell table:style-name="ce10" office:value-type="float" office:value="4.62114585756804E-028" calcext:value-type="float">
            <text:p>4.6211E-28</text:p>
          </table:table-cell>
          <table:table-cell table:style-name="ce10" office:value-type="float" office:value="3.23480210029762E-027" calcext:value-type="float">
            <text:p>3.2348E-27</text:p>
          </table:table-cell>
          <table:table-cell table:style-name="ce5" office:value-type="float" office:value="0.500218329490713" calcext:value-type="float">
            <text:p>0.5002</text:p>
          </table:table-cell>
          <table:table-cell table:style-name="ce5" office:value-type="float" office:value="-3.4056192332181" calcext:value-type="float">
            <text:p>-3.4056</text:p>
          </table:table-cell>
          <table:table-cell table:style-name="ce10" office:value-type="float" office:value="0.000330070899564717" calcext:value-type="float">
            <text:p>3.3007E-04</text:p>
          </table:table-cell>
          <table:table-cell table:style-name="ce5" office:value-type="float" office:value="0.00124533258926029" calcext:value-type="float">
            <text:p>0.0012</text:p>
          </table:table-cell>
          <table:table-cell/>
          <table:table-cell table:style-name="ce5" office:value-type="float" office:value="-6.35975373607515" calcext:value-type="float">
            <text:p>-6.3598</text:p>
          </table:table-cell>
          <table:table-cell table:style-name="ce10" office:value-type="float" office:value="0.000000000101038731843888" calcext:value-type="float">
            <text:p>1.0104E-10</text:p>
          </table:table-cell>
          <table:table-cell table:style-name="ce5" office:value-type="float" office:value="-1.04929502265428" calcext:value-type="float">
            <text:p>-1.0493</text:p>
          </table:table-cell>
          <table:table-cell table:style-name="ce5" office:value-type="float" office:value="0.147021178059795" calcext:value-type="float">
            <text:p>0.1470</text:p>
          </table:table-cell>
          <table:table-cell table:style-name="ce5" office:value-type="float" office:value="-28.8106735346612" calcext:value-type="float">
            <text:p>-28.8107</text:p>
          </table:table-cell>
          <table:table-cell table:style-name="ce10" office:value-type="float" office:value="7.88318227617294E-183" calcext:value-type="float">
            <text:p>7.8832E-183</text:p>
          </table:table-cell>
          <table:table-cell table:style-name="ce10" office:value-type="float" office:value="3.17125617731209E-182" calcext:value-type="float">
            <text:p>3.1713E-182</text:p>
          </table:table-cell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anLab</text:p>
          </table:table-cell>
          <table:table-cell table:style-name="ce9" office:value-type="float" office:value="1935542" calcext:value-type="float">
            <text:p>1935542</text:p>
          </table:table-cell>
          <table:table-cell office:value-type="float" office:value="2227771" calcext:value-type="float">
            <text:p>2227771</text:p>
          </table:table-cell>
          <table:table-cell office:value-type="string" calcext:value-type="string">
            <text:p><text:a xlink:href="https://www.synapse.org/#%21Synapse:syn2227769" xlink:type="simple">syn2227769</text:a></text:p>
          </table:table-cell>
          <table:table-cell table:style-name="ce5" office:value-type="float" office:value="3.97385620915033" calcext:value-type="float">
            <text:p>3.9739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Best-performer</text:p>
          </table:table-cell>
          <table:table-cell table:style-name="ce5" office:value-type="float" office:value="-10.8197954627714" calcext:value-type="float">
            <text:p>-10.8198</text:p>
          </table:table-cell>
          <table:table-cell table:style-name="ce10" office:value-type="float" office:value="1.38697872065406E-027" calcext:value-type="float">
            <text:p>1.3870E-27</text:p>
          </table:table-cell>
          <table:table-cell table:style-name="ce10" office:value-type="float" office:value="6.47256736305229E-027" calcext:value-type="float">
            <text:p>6.4726E-27</text:p>
          </table:table-cell>
          <table:table-cell table:style-name="ce5" office:value-type="float" office:value="0.467220951605485" calcext:value-type="float">
            <text:p>0.4672</text:p>
          </table:table-cell>
          <table:table-cell table:style-name="ce5" office:value-type="float" office:value="-3.71915089672491" calcext:value-type="float">
            <text:p>-3.7192</text:p>
          </table:table-cell>
          <table:table-cell table:style-name="ce10" office:value-type="float" office:value="0.0000999468068686645" calcext:value-type="float">
            <text:p>9.9947E-05</text:p>
          </table:table-cell>
          <table:table-cell table:style-name="ce5" office:value-type="float" office:value="0.00124533258926029" calcext:value-type="float">
            <text:p>0.0012</text:p>
          </table:table-cell>
          <table:table-cell/>
          <table:table-cell table:style-name="ce5" office:value-type="float" office:value="-6.23174161616292" calcext:value-type="float">
            <text:p>-6.2317</text:p>
          </table:table-cell>
          <table:table-cell table:style-name="ce10" office:value-type="float" office:value="0.00000000023063892687669" calcext:value-type="float">
            <text:p>2.3064E-10</text:p>
          </table:table-cell>
          <table:table-cell table:style-name="ce5" office:value-type="float" office:value="-0.201606606505908" calcext:value-type="float">
            <text:p>-0.2016</text:p>
          </table:table-cell>
          <table:table-cell table:style-name="ce5" office:value-type="float" office:value="0.420112140019398" calcext:value-type="float">
            <text:p>0.4201</text:p>
          </table:table-cell>
          <table:table-cell table:style-name="ce5" office:value-type="float" office:value="-36.714341253529" calcext:value-type="float">
            <text:p>-36.7143</text:p>
          </table:table-cell>
          <table:table-cell table:style-name="ce10" office:value-type="float" office:value="2.15616053705714E-295" calcext:value-type="float">
            <text:p>2.1562E-295</text:p>
          </table:table-cell>
          <table:table-cell table:style-name="ce10" office:value-type="float" office:value="3.01862475188E-294" calcext:value-type="float">
            <text:p>3.0186E-294</text:p>
          </table:table-cell>
          <table:table-cell table:number-columns-repeated="100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iyo</text:p>
          </table:table-cell>
          <table:table-cell table:style-name="ce9" office:value-type="float" office:value="1967407" calcext:value-type="float">
            <text:p>1967407</text:p>
          </table:table-cell>
          <table:table-cell office:value-type="float" office:value="2227402" calcext:value-type="float">
            <text:p>2227402</text:p>
          </table:table-cell>
          <table:table-cell office:value-type="string" calcext:value-type="string">
            <text:p><text:a xlink:href="https://www.synapse.org/#%21Synapse:syn2227396" xlink:type="simple">syn2227396</text:a></text:p>
          </table:table-cell>
          <table:table-cell table:style-name="ce5" office:value-type="float" office:value="4.48366013071895" calcext:value-type="float">
            <text:p>4.4837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5" office:value-type="float" office:value="-9.25548768502134" calcext:value-type="float">
            <text:p>-9.2555</text:p>
          </table:table-cell>
          <table:table-cell table:style-name="ce10" office:value-type="float" office:value="1.0662731974625E-020" calcext:value-type="float">
            <text:p>1.0663E-20</text:p>
          </table:table-cell>
          <table:table-cell table:style-name="ce10" office:value-type="float" office:value="3.73195619111877E-020" calcext:value-type="float">
            <text:p>3.7320E-20</text:p>
          </table:table-cell>
          <table:table-cell table:style-name="ce5" office:value-type="float" office:value="0.523458459576827" calcext:value-type="float">
            <text:p>0.5235</text:p>
          </table:table-cell>
          <table:table-cell table:style-name="ce5" office:value-type="float" office:value="-3.50498073418051" calcext:value-type="float">
            <text:p>-3.5050</text:p>
          </table:table-cell>
          <table:table-cell table:style-name="ce10" office:value-type="float" office:value="0.000228320163258678" calcext:value-type="float">
            <text:p>2.2832E-04</text:p>
          </table:table-cell>
          <table:table-cell table:style-name="ce5" office:value-type="float" office:value="0.00124533258926029" calcext:value-type="float">
            <text:p>0.0012</text:p>
          </table:table-cell>
          <table:table-cell/>
          <table:table-cell table:style-name="ce5" office:value-type="float" office:value="-6.33689103051419" calcext:value-type="float">
            <text:p>-6.3369</text:p>
          </table:table-cell>
          <table:table-cell table:style-name="ce10" office:value-type="float" office:value="0.000000000117223839696429" calcext:value-type="float">
            <text:p>1.1722E-10</text:p>
          </table:table-cell>
          <table:table-cell table:style-name="ce5" office:value-type="float" office:value="-0.903752801490497" calcext:value-type="float">
            <text:p>-0.9038</text:p>
          </table:table-cell>
          <table:table-cell table:style-name="ce5" office:value-type="float" office:value="0.183063247002852" calcext:value-type="float">
            <text:p>0.1831</text:p>
          </table:table-cell>
          <table:table-cell table:style-name="ce5" office:value-type="float" office:value="-23.2441019548589" calcext:value-type="float">
            <text:p>-23.2441</text:p>
          </table:table-cell>
          <table:table-cell table:style-name="ce10" office:value-type="float" office:value="8.15997401826138E-120" calcext:value-type="float">
            <text:p>8.1600E-120</text:p>
          </table:table-cell>
          <table:table-cell table:style-name="ce10" office:value-type="float" office:value="1.90399393759432E-119" calcext:value-type="float">
            <text:p>1.9040E-119</text:p>
          </table:table-cell>
          <table:table-cell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Cheng</text:p>
          </table:table-cell>
          <table:table-cell table:style-name="ce9" office:value-type="float" office:value="1420555" calcext:value-type="float">
            <text:p>1420555</text:p>
          </table:table-cell>
          <table:table-cell office:value-type="float" office:value="2227780" calcext:value-type="float">
            <text:p>2227780</text:p>
          </table:table-cell>
          <table:table-cell office:value-type="string" calcext:value-type="string">
            <text:p><text:a xlink:href="https://www.synapse.org/#%21Synapse:syn2227775" xlink:type="simple">syn2227775</text:a></text:p>
          </table:table-cell>
          <table:table-cell table:style-name="ce5" office:value-type="float" office:value="5.37254901960784" calcext:value-type="float">
            <text:p>5.3725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5" office:value-type="float" office:value="-6.52797668791863" calcext:value-type="float">
            <text:p>-6.5280</text:p>
          </table:table-cell>
          <table:table-cell table:style-name="ce10" office:value-type="float" office:value="0.0000000000333320345786689" calcext:value-type="float">
            <text:p>3.3332E-11</text:p>
          </table:table-cell>
          <table:table-cell table:style-name="ce10" office:value-type="float" office:value="0.000000000093329696820273" calcext:value-type="float">
            <text:p>9.3330E-11</text:p>
          </table:table-cell>
          <table:table-cell table:style-name="ce5" office:value-type="float" office:value="0.488668951908571" calcext:value-type="float">
            <text:p>0.4887</text:p>
          </table:table-cell>
          <table:table-cell table:style-name="ce5" office:value-type="float" office:value="-2.81579816560365" calcext:value-type="float">
            <text:p>-2.8158</text:p>
          </table:table-cell>
          <table:table-cell table:style-name="ce5" office:value-type="float" office:value="0.00243281118955527" calcext:value-type="float">
            <text:p>0.0024</text:p>
          </table:table-cell>
          <table:table-cell table:style-name="ce5" office:value-type="float" office:value="0.00567655944229562" calcext:value-type="float">
            <text:p>0.0057</text:p>
          </table:table-cell>
          <table:table-cell/>
          <table:table-cell table:style-name="ce5" office:value-type="float" office:value="-6.44387085812271" calcext:value-type="float">
            <text:p>-6.4439</text:p>
          </table:table-cell>
          <table:table-cell table:style-name="ce10" office:value-type="float" office:value="0.0000000000582320973414649" calcext:value-type="float">
            <text:p>5.8232E-11</text:p>
          </table:table-cell>
          <table:table-cell table:style-name="ce5" office:value-type="float" office:value="-0.224216267802175" calcext:value-type="float">
            <text:p>-0.2242</text:p>
          </table:table-cell>
          <table:table-cell table:style-name="ce5" office:value-type="float" office:value="0.411294512910727" calcext:value-type="float">
            <text:p>0.4113</text:p>
          </table:table-cell>
          <table:table-cell table:style-name="ce5" office:value-type="float" office:value="-31.5770279730802" calcext:value-type="float">
            <text:p>-31.5770</text:p>
          </table:table-cell>
          <table:table-cell table:style-name="ce10" office:value-type="float" office:value="3.81682427513181E-219" calcext:value-type="float">
            <text:p>3.8168E-219</text:p>
          </table:table-cell>
          <table:table-cell table:style-name="ce10" office:value-type="float" office:value="2.67177699259227E-218" calcext:value-type="float">
            <text:p>2.6718E-218</text:p>
          </table:table-cell>
          <table:table-cell table:number-columns-repeated="100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kev</text:p>
          </table:table-cell>
          <table:table-cell table:style-name="ce9" office:value-type="float" office:value="422256" calcext:value-type="float">
            <text:p>422256</text:p>
          </table:table-cell>
          <table:table-cell office:value-type="float" office:value="2228275" calcext:value-type="float">
            <text:p>2228275</text:p>
          </table:table-cell>
          <table:table-cell office:value-type="string" calcext:value-type="string">
            <text:p><text:a xlink:href="https://www.synapse.org/#%21Synapse:syn2228266" xlink:type="simple">syn2228266</text:a></text:p>
          </table:table-cell>
          <table:table-cell table:style-name="ce5" office:value-type="float" office:value="5.83006535947712" calcext:value-type="float">
            <text:p>5.8301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5" office:value-type="float" office:value="-5.12411073352753" calcext:value-type="float">
            <text:p>-5.1241</text:p>
          </table:table-cell>
          <table:table-cell table:style-name="ce10" office:value-type="float" office:value="0.000000149472632166833" calcext:value-type="float">
            <text:p>1.4947E-07</text:p>
          </table:table-cell>
          <table:table-cell table:style-name="ce10" office:value-type="float" office:value="0.000000348769475055943" calcext:value-type="float">
            <text:p>3.4877E-07</text:p>
          </table:table-cell>
          <table:table-cell table:style-name="ce5" office:value-type="float" office:value="0.528739242959463" calcext:value-type="float">
            <text:p>0.5287</text:p>
          </table:table-cell>
          <table:table-cell table:style-name="ce5" office:value-type="float" office:value="-2.86849130697264" calcext:value-type="float">
            <text:p>-2.8685</text:p>
          </table:table-cell>
          <table:table-cell table:style-name="ce5" office:value-type="float" office:value="0.00206217266043775" calcext:value-type="float">
            <text:p>0.0021</text:p>
          </table:table-cell>
          <table:table-cell table:style-name="ce5" office:value-type="float" office:value="0.00567655944229562" calcext:value-type="float">
            <text:p>0.0057</text:p>
          </table:table-cell>
          <table:table-cell/>
          <table:table-cell table:style-name="ce5" office:value-type="float" office:value="-4.90797402734088" calcext:value-type="float">
            <text:p>-4.9080</text:p>
          </table:table-cell>
          <table:table-cell table:style-name="ce10" office:value-type="float" office:value="0.00000046011018637881" calcext:value-type="float">
            <text:p>4.6011E-07</text:p>
          </table:table-cell>
          <table:table-cell table:style-name="ce5" office:value-type="float" office:value="0.800297897492894" calcext:value-type="float">
            <text:p>0.8003</text:p>
          </table:table-cell>
          <table:table-cell table:style-name="ce5" office:value-type="float" office:value="0.788230889520195" calcext:value-type="float">
            <text:p>0.7882</text:p>
          </table:table-cell>
          <table:table-cell table:style-name="ce5" office:value-type="float" office:value="-21.979226991253" calcext:value-type="float">
            <text:p>-21.9792</text:p>
          </table:table-cell>
          <table:table-cell table:style-name="ce10" office:value-type="float" office:value="2.27572720687917E-107" calcext:value-type="float">
            <text:p>2.2757E-107</text:p>
          </table:table-cell>
          <table:table-cell table:style-name="ce10" office:value-type="float" office:value="4.55145441375833E-107" calcext:value-type="float">
            <text:p>4.5515E-107</text:p>
          </table:table-cell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ynamoBios</text:p>
          </table:table-cell>
          <table:table-cell table:style-name="ce9" office:value-type="float" office:value="1947547" calcext:value-type="float">
            <text:p>1947547</text:p>
          </table:table-cell>
          <table:table-cell office:value-type="float" office:value="2227409" calcext:value-type="float">
            <text:p>2227409</text:p>
          </table:table-cell>
          <table:table-cell office:value-type="string" calcext:value-type="string">
            <text:p><text:a xlink:href="https://www.synapse.org/#%21Synapse:syn2227407" xlink:type="simple">syn2227407</text:a></text:p>
          </table:table-cell>
          <table:table-cell table:style-name="ce5" office:value-type="float" office:value="6.6797385620915" calcext:value-type="float">
            <text:p>6.679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5" office:value-type="float" office:value="-2.51693110394405" calcext:value-type="float">
            <text:p>-2.5169</text:p>
          </table:table-cell>
          <table:table-cell table:style-name="ce5" office:value-type="float" office:value="0.00591909877355579" calcext:value-type="float">
            <text:p>0.0059</text:p>
          </table:table-cell>
          <table:table-cell table:style-name="ce5" office:value-type="float" office:value="0.0118381975471116" calcext:value-type="float">
            <text:p>0.0118</text:p>
          </table:table-cell>
          <table:table-cell table:style-name="ce5" office:value-type="float" office:value="0.517110551346531" calcext:value-type="float">
            <text:p>0.5171</text:p>
          </table:table-cell>
          <table:table-cell table:style-name="ce5" office:value-type="float" office:value="-1.82479232507182" calcext:value-type="float">
            <text:p>-1.8248</text:p>
          </table:table-cell>
          <table:table-cell table:style-name="ce5" office:value-type="float" office:value="0.0340161872465662" calcext:value-type="float">
            <text:p>0.0340</text:p>
          </table:table-cell>
          <table:table-cell table:style-name="ce5" office:value-type="float" office:value="0.0680323744931324" calcext:value-type="float">
            <text:p>0.0680</text:p>
          </table:table-cell>
          <table:table-cell/>
          <table:table-cell table:style-name="ce5" office:value-type="float" office:value="-6.3970382754299" calcext:value-type="float">
            <text:p>-6.3970</text:p>
          </table:table-cell>
          <table:table-cell table:style-name="ce10" office:value-type="float" office:value="0.0000000000792098135689358" calcext:value-type="float">
            <text:p>7.9210E-11</text:p>
          </table:table-cell>
          <table:table-cell table:style-name="ce5" office:value-type="float" office:value="1.33956334370536" calcext:value-type="float">
            <text:p>1.3396</text:p>
          </table:table-cell>
          <table:table-cell table:style-name="ce5" office:value-type="float" office:value="0.909806326079573" calcext:value-type="float">
            <text:p>0.9098</text:p>
          </table:table-cell>
          <table:table-cell table:style-name="ce5" office:value-type="float" office:value="-24.7645790526644" calcext:value-type="float">
            <text:p>-24.7646</text:p>
          </table:table-cell>
          <table:table-cell table:style-name="ce10" office:value-type="float" office:value="1.07985076820296E-135" calcext:value-type="float">
            <text:p>1.0799E-135</text:p>
          </table:table-cell>
          <table:table-cell table:style-name="ce10" office:value-type="float" office:value="3.0235821509683E-135" calcext:value-type="float">
            <text:p>3.0236E-135</text:p>
          </table:table-cell>
          <table:table-cell table:number-columns-repeated="100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atric</text:p>
          </table:table-cell>
          <table:table-cell table:style-name="ce9" office:value-type="float" office:value="2208322" calcext:value-type="float">
            <text:p>2208322</text:p>
          </table:table-cell>
          <table:table-cell office:value-type="float" office:value="2211127" calcext:value-type="float">
            <text:p>2211127</text:p>
          </table:table-cell>
          <table:table-cell office:value-type="string" calcext:value-type="string">
            <text:p><text:a xlink:href="https://www.synapse.org/#%21Synapse:syn2211126" xlink:type="simple">syn2211126</text:a></text:p>
          </table:table-cell>
          <table:table-cell table:style-name="ce5" office:value-type="float" office:value="6.84313725490196" calcext:value-type="float">
            <text:p>6.8431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Incomplete submission</text:p>
          </table:table-cell>
          <table:table-cell table:style-name="ce5" office:value-type="float" office:value="-2.01555040594723" calcext:value-type="float">
            <text:p>-2.0156</text:p>
          </table:table-cell>
          <table:table-cell table:style-name="ce5" office:value-type="float" office:value="0.0219235050871106" calcext:value-type="float">
            <text:p>0.0219</text:p>
          </table:table-cell>
          <table:table-cell table:style-name="ce5" office:value-type="float" office:value="0.0383661339024436" calcext:value-type="float">
            <text:p>0.0384</text:p>
          </table:table-cell>
          <table:table-cell table:style-name="ce5" office:value-type="float" office:value="0.59143871669539" calcext:value-type="float">
            <text:p>0.5914</text:p>
          </table:table-cell>
          <table:table-cell table:style-name="ce5" office:value-type="float" office:value="-1.6287832271053" calcext:value-type="float">
            <text:p>-1.6288</text:p>
          </table:table-cell>
          <table:table-cell table:style-name="ce5" office:value-type="float" office:value="0.0516794583236519" calcext:value-type="float">
            <text:p>0.0517</text:p>
          </table:table-cell>
          <table:table-cell table:style-name="ce5" office:value-type="float" office:value="0.0904390520663909" calcext:value-type="float">
            <text:p>0.0904</text:p>
          </table:table-cell>
          <table:table-cell/>
          <table:table-cell table:style-name="ce5" office:value-type="float" office:value="-5.57455207196314" calcext:value-type="float">
            <text:p>-5.5746</text:p>
          </table:table-cell>
          <table:table-cell table:style-name="ce10" office:value-type="float" office:value="0.0000000124083784566648" calcext:value-type="float">
            <text:p>1.2408E-08</text:p>
          </table:table-cell>
          <table:table-cell table:style-name="ce5" office:value-type="float" office:value="10.7179748457095" calcext:value-type="float">
            <text:p>10.7180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-6.96119106487433" calcext:value-type="float">
            <text:p>-6.9612</text:p>
          </table:table-cell>
          <table:table-cell table:style-name="ce10" office:value-type="float" office:value="0.00000000000168703895289197" calcext:value-type="float">
            <text:p>1.6870E-12</text:p>
          </table:table-cell>
          <table:table-cell table:style-name="ce10" office:value-type="float" office:value="0.00000000000295231816756094" calcext:value-type="float">
            <text:p>2.9523E-12</text:p>
          </table:table-cell>
          <table:table-cell table:number-columns-repeated="100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GR</text:p>
          </table:table-cell>
          <table:table-cell table:style-name="ce9" office:value-type="float" office:value="1929409" calcext:value-type="float">
            <text:p>1929409</text:p>
          </table:table-cell>
          <table:table-cell office:value-type="float" office:value="2227888" calcext:value-type="float">
            <text:p>2227888</text:p>
          </table:table-cell>
          <table:table-cell office:value-type="string" calcext:value-type="string">
            <text:p><text:a xlink:href="https://www.synapse.org/#%21Synapse:syn2227885" xlink:type="simple">syn2227885</text:a></text:p>
          </table:table-cell>
          <table:table-cell table:style-name="ce5" office:value-type="float" office:value="7.76470588235294" calcext:value-type="float">
            <text:p>7.7647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5" office:value-type="float" office:value="0.812236730754852" calcext:value-type="float">
            <text:p>0.8122</text:p>
          </table:table-cell>
          <table:table-cell table:style-name="ce5" office:value-type="float" office:value="0.791672096527512" calcext:value-type="float">
            <text:p>0.791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861104917753393" calcext:value-type="float">
            <text:p>0.8611</text:p>
          </table:table-cell>
          <table:table-cell table:style-name="ce5" office:value-type="float" office:value="-0.794756192767574" calcext:value-type="float">
            <text:p>-0.7948</text:p>
          </table:table-cell>
          <table:table-cell table:style-name="ce5" office:value-type="float" office:value="0.213377669038483" calcext:value-type="float">
            <text:p>0.2134</text:p>
          </table:table-cell>
          <table:table-cell table:style-name="ce5" office:value-type="float" office:value="0.331920818504307" calcext:value-type="float">
            <text:p>0.3319</text:p>
          </table:table-cell>
          <table:table-cell/>
          <table:table-cell table:style-name="ce5" office:value-type="float" office:value="-5.3490077943359" calcext:value-type="float">
            <text:p>-5.3490</text:p>
          </table:table-cell>
          <table:table-cell table:style-name="ce10" office:value-type="float" office:value="0.0000000442188667762356" calcext:value-type="float">
            <text:p>4.4219E-08</text:p>
          </table:table-cell>
          <table:table-cell table:style-name="ce5" office:value-type="float" office:value="48.1877088171504" calcext:value-type="float">
            <text:p>48.1877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57.6303669548307" calcext:value-type="float">
            <text:p>57.6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D_Systems</text:p>
          </table:table-cell>
          <table:table-cell table:style-name="ce9" office:value-type="float" office:value="1967990" calcext:value-type="float">
            <text:p>1967990</text:p>
          </table:table-cell>
          <table:table-cell office:value-type="float" office:value="2227829" calcext:value-type="float">
            <text:p>2227829</text:p>
          </table:table-cell>
          <table:table-cell office:value-type="string" calcext:value-type="string">
            <text:p><text:a xlink:href="https://www.synapse.org/#%21Synapse:syn2210189" xlink:type="simple">syn2210189</text:a></text:p>
          </table:table-cell>
          <table:table-cell table:style-name="ce5" office:value-type="float" office:value="8.79738562091503" calcext:value-type="float">
            <text:p>8.7974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5" office:value-type="float" office:value="3.98096274209477" calcext:value-type="float">
            <text:p>3.9810</text:p>
          </table:table-cell>
          <table:table-cell table:style-name="ce5" office:value-type="float" office:value="0.99996568164597" calcext:value-type="float">
            <text:p>1.0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34374732274324" calcext:value-type="float">
            <text:p>1.3437</text:p>
          </table:table-cell>
          <table:table-cell table:style-name="ce5" office:value-type="float" office:value="0.92390308027417" calcext:value-type="float">
            <text:p>0.9239</text:p>
          </table:table-cell>
          <table:table-cell table:style-name="ce5" office:value-type="float" office:value="0.82223161039661" calcext:value-type="float">
            <text:p>0.8222</text:p>
          </table:table-cell>
          <table:table-cell table:style-name="ce5" office:value-type="float" office:value="1" calcext:value-type="float">
            <text:p>1.0000</text:p>
          </table:table-cell>
          <table:table-cell/>
          <table:table-cell table:style-name="ce5" office:value-type="float" office:value="-4.44744187248394" calcext:value-type="float">
            <text:p>-4.4474</text:p>
          </table:table-cell>
          <table:table-cell table:style-name="ce10" office:value-type="float" office:value="0.00000434494817595731" calcext:value-type="float">
            <text:p>4.3449E-06</text:p>
          </table:table-cell>
          <table:table-cell table:style-name="ce5" office:value-type="float" office:value="101.173668311494" calcext:value-type="float">
            <text:p>101.1737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173.234861631442" calcext:value-type="float">
            <text:p>173.23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tuartLab</text:p>
          </table:table-cell>
          <table:table-cell table:style-name="ce9" office:value-type="float" office:value="299643" calcext:value-type="float">
            <text:p>299643</text:p>
          </table:table-cell>
          <table:table-cell office:value-type="float" office:value="2227911" calcext:value-type="float">
            <text:p>2227911</text:p>
          </table:table-cell>
          <table:table-cell office:value-type="string" calcext:value-type="string">
            <text:p><text:a xlink:href="https://www.synapse.org/#%21Synapse:syn2211070" xlink:type="simple">syn2211070</text:a></text:p>
          </table:table-cell>
          <table:table-cell table:style-name="ce5" office:value-type="float" office:value="9.51633986928105" calcext:value-type="float">
            <text:p>9.5163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5" office:value-type="float" office:value="6.18703781328079" calcext:value-type="float">
            <text:p>6.1870</text:p>
          </table:table-cell>
          <table:table-cell table:style-name="ce5" office:value-type="float" office:value="0.999999999693474" calcext:value-type="float">
            <text:p>1.0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9353199379415" calcext:value-type="float">
            <text:p>0.6935</text:p>
          </table:table-cell>
          <table:table-cell table:style-name="ce5" office:value-type="float" office:value="2.07799883964915" calcext:value-type="float">
            <text:p>2.0780</text:p>
          </table:table-cell>
          <table:table-cell table:style-name="ce5" office:value-type="float" office:value="0.981145266990224" calcext:value-type="float">
            <text:p>0.9811</text:p>
          </table:table-cell>
          <table:table-cell table:style-name="ce5" office:value-type="float" office:value="1" calcext:value-type="float">
            <text:p>1.0000</text:p>
          </table:table-cell>
          <table:table-cell/>
          <table:table-cell table:style-name="ce5" office:value-type="float" office:value="-2.10219859125711" calcext:value-type="float">
            <text:p>-2.1022</text:p>
          </table:table-cell>
          <table:table-cell table:style-name="ce5" office:value-type="float" office:value="0.0177679415861679" calcext:value-type="float">
            <text:p>0.0178</text:p>
          </table:table-cell>
          <table:table-cell table:style-name="ce5" office:value-type="float" office:value="5.41300281675423" calcext:value-type="float">
            <text:p>5.4130</text:p>
          </table:table-cell>
          <table:table-cell table:style-name="ce5" office:value-type="float" office:value="0.999999969011742" calcext:value-type="float">
            <text:p>1.0000</text:p>
          </table:table-cell>
          <table:table-cell table:style-name="ce5" office:value-type="float" office:value="17.4926107288773" calcext:value-type="float">
            <text:p>17.49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formation</text:p>
          </table:table-cell>
          <table:table-cell table:style-name="ce9" office:value-type="float" office:value="1961148" calcext:value-type="float">
            <text:p>1961148</text:p>
          </table:table-cell>
          <table:table-cell office:value-type="float" office:value="2121127" calcext:value-type="float">
            <text:p>2121127</text:p>
          </table:table-cell>
          <table:table-cell office:value-type="string" calcext:value-type="string">
            <text:p><text:a xlink:href="https://www.synapse.org/#%21Synapse:syn2121122" xlink:type="simple">syn2121122</text:a></text:p>
          </table:table-cell>
          <table:table-cell table:style-name="ce5" office:value-type="float" office:value="11.2352941176471" calcext:value-type="float">
            <text:p>11.2353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Incomplete submission</text:p>
          </table:table-cell>
          <table:table-cell table:style-name="ce5" office:value-type="float" office:value="11.4615627562074" calcext:value-type="float">
            <text:p>11.4616</text:p>
          </table:table-cell>
          <table:table-cell table:style-name="ce5" office:value-type="float" office:value="1" calcext:value-type="float">
            <text:p>1.0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95600912018531" calcext:value-type="float">
            <text:p>1.9560</text:p>
          </table:table-cell>
          <table:table-cell table:style-name="ce5" office:value-type="float" office:value="49.1128417873775" calcext:value-type="float">
            <text:p>49.1128</text:p>
          </table:table-cell>
          <table:table-cell table:number-columns-repeated="2" table:style-name="ce5" office:value-type="float" office:value="1" calcext:value-type="float">
            <text:p>1.0000</text:p>
          </table:table-cell>
          <table:table-cell/>
          <table:table-cell table:style-name="ce5" office:value-type="float" office:value="3.10211664821017" calcext:value-type="float">
            <text:p>3.1021</text:p>
          </table:table-cell>
          <table:table-cell table:style-name="ce5" office:value-type="float" office:value="0.999039288852087" calcext:value-type="float">
            <text:p>0.9990</text:p>
          </table:table-cell>
          <table:table-cell table:style-name="ce5" office:value-type="float" office:value="133.130706955244" calcext:value-type="float">
            <text:p>133.1307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319.88632650754" calcext:value-type="float">
            <text:p>319.88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ya</text:p>
          </table:table-cell>
          <table:table-cell table:style-name="ce9" office:value-type="float" office:value="1661876" calcext:value-type="float">
            <text:p>1661876</text:p>
          </table:table-cell>
          <table:table-cell office:value-type="float" office:value="2211024" calcext:value-type="float">
            <text:p>2211024</text:p>
          </table:table-cell>
          <table:table-cell office:value-type="string" calcext:value-type="string">
            <text:p><text:a xlink:href="https://www.synapse.org/#%21Synapse:syn2211023" xlink:type="simple">syn2211023</text:a></text:p>
          </table:table-cell>
          <table:table-cell table:style-name="ce5" office:value-type="float" office:value="13.2156862745098" calcext:value-type="float">
            <text:p>13.2157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Incomplete submission</text:p>
          </table:table-cell>
          <table:table-cell table:style-name="ce5" office:value-type="float" office:value="17.5382968159288" calcext:value-type="float">
            <text:p>17.5383</text:p>
          </table:table-cell>
          <table:table-cell table:style-name="ce5" office:value-type="float" office:value="1" calcext:value-type="float">
            <text:p>1.0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.87876002436049" calcext:value-type="float">
            <text:p>4.8788</text:p>
          </table:table-cell>
          <table:table-cell table:style-name="ce5" office:value-type="float" office:value="146.12790766974" calcext:value-type="float">
            <text:p>146.1279</text:p>
          </table:table-cell>
          <table:table-cell table:number-columns-repeated="2" table:style-name="ce5" office:value-type="float" office:value="1" calcext:value-type="float">
            <text:p>1.0000</text:p>
          </table:table-cell>
          <table:table-cell/>
          <table:table-cell table:style-name="ce5" office:value-type="float" office:value="44.1921371045335" calcext:value-type="float">
            <text:p>44.1921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312.761550079358" calcext:value-type="float">
            <text:p>312.7616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1019.95564874185" calcext:value-type="float">
            <text:p>1019.95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BIT</text:p>
          </table:table-cell>
          <table:table-cell table:style-name="ce9" office:value-type="float" office:value="317297" calcext:value-type="float">
            <text:p>317297</text:p>
          </table:table-cell>
          <table:table-cell office:value-type="float" office:value="2227685" calcext:value-type="float">
            <text:p>2227685</text:p>
          </table:table-cell>
          <table:table-cell office:value-type="string" calcext:value-type="string">
            <text:p><text:a xlink:href="https://www.synapse.org/#%21Synapse:syn2227684" xlink:type="simple">syn2227684</text:a></text:p>
          </table:table-cell>
          <table:table-cell table:style-name="ce5" office:value-type="float" office:value="13.5424836601307" calcext:value-type="float">
            <text:p>13.5425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5" office:value-type="float" office:value="18.5410582119225" calcext:value-type="float">
            <text:p>18.5411</text:p>
          </table:table-cell>
          <table:table-cell table:style-name="ce5" office:value-type="float" office:value="1" calcext:value-type="float">
            <text:p>1.0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.06843194036726" calcext:value-type="float">
            <text:p>8.0684</text:p>
          </table:table-cell>
          <table:table-cell table:style-name="ce5" office:value-type="float" office:value="186.682470150751" calcext:value-type="float">
            <text:p>186.6825</text:p>
          </table:table-cell>
          <table:table-cell table:number-columns-repeated="2" table:style-name="ce5" office:value-type="float" office:value="1" calcext:value-type="float">
            <text:p>1.0000</text:p>
          </table:table-cell>
          <table:table-cell/>
          <table:table-cell table:style-name="ce5" office:value-type="float" office:value="49.3074971499729" calcext:value-type="float">
            <text:p>49.3075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510.064916595236" calcext:value-type="float">
            <text:p>510.0649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1783.95898997726" calcext:value-type="float">
            <text:p>1783.95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2B" table:style-name="ta1">
        <table:table-column table:style-name="co1" table:default-cell-style-name="ce2"/>
        <table:table-column table:style-name="co26" table:default-cell-style-name="ce2"/>
        <table:table-column table:style-name="co3" table:default-cell-style-name="ce2"/>
        <table:table-column table:style-name="co28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29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24" table:default-cell-style-name="ce2"/>
        <table:table-column table:style-name="co12" table:default-cell-style-name="ce3"/>
        <table:table-column table:style-name="co13" table:number-columns-repeated="2" table:default-cell-style-name="ce2"/>
        <table:table-column table:style-name="co40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7" table:default-cell-style-name="ce2"/>
        <table:table-column table:style-name="co36" table:default-cell-style-name="ce2"/>
        <table:table-column table:style-name="co37" table:number-columns-repeated="2" table:default-cell-style-name="ce2"/>
        <table:table-column table:style-name="co24" table:number-columns-repeated="1000" table:default-cell-style-name="ce2"/>
        <table:table-column table:style-name="co25" table:default-cell-style-name="ce3"/>
        <table:table-row table:style-name="ro1">
          <table:table-cell table:style-name="ce4" office:value-type="string" calcext:value-type="string">
            <text:p>Final rank</text:p>
          </table:table-cell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>
            <text:p>User Id</text:p>
          </table:table-cell>
          <table:table-cell table:style-name="ce4" office:value-type="string" calcext:value-type="string">
            <text:p>Submission ID</text:p>
          </table:table-cell>
          <table:table-cell table:style-name="ce4" office:value-type="string" calcext:value-type="string">
            <text:p>Entity ID</text:p>
          </table:table-cell>
          <table:table-cell table:style-name="ce4" office:value-type="string" calcext:value-type="string">
            <text:p>mean Rank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rank robust ?</text:p>
          </table:table-cell>
          <table:table-cell table:style-name="ce1" office:value-type="string" calcext:value-type="string">
            <text:p>z-score (mean rank)</text:p>
          </table:table-cell>
          <table:table-cell table:style-name="ce1" office:value-type="string" calcext:value-type="string">
            <text:p>p-value (mean rank)</text:p>
          </table:table-cell>
          <table:table-cell table:style-name="ce1" office:value-type="string" calcext:value-type="string">
            <text:p>q-value (mean rank)</text:p>
          </table:table-cell>
          <table:table-cell table:style-name="ce4" office:value-type="string" calcext:value-type="string">
            <text:p>mean RMSE</text:p>
          </table:table-cell>
          <table:table-cell table:style-name="ce1" office:value-type="string" calcext:value-type="string">
            <text:p>median z-score</text:p>
          </table:table-cell>
          <table:table-cell table:style-name="ce1" office:value-type="string" calcext:value-type="string">
            <text:p>p-value (median z-score)</text:p>
          </table:table-cell>
          <table:table-cell table:style-name="ce1" office:value-type="string" calcext:value-type="string">
            <text:p>q-value (median z-score)</text:p>
          </table:table-cell>
          <table:table-cell/>
          <table:table-cell table:style-name="ce4" office:value-type="string" calcext:value-type="string">
            <text:p>10th percentile z-score</text:p>
          </table:table-cell>
          <table:table-cell table:style-name="ce4" office:value-type="string" calcext:value-type="string">
            <text:p>p-value (10th percentile z-score)</text:p>
          </table:table-cell>
          <table:table-cell table:style-name="ce4" office:value-type="string" calcext:value-type="string">
            <text:p>90th percentile z-score</text:p>
          </table:table-cell>
          <table:table-cell table:style-name="ce4" office:value-type="string" calcext:value-type="string">
            <text:p>p-value (90th percentile z-score)</text:p>
          </table:table-cell>
          <table:table-cell table:style-name="ce4" office:value-type="string" calcext:value-type="string">
            <text:p>z-score (mean RMSE)</text:p>
          </table:table-cell>
          <table:table-cell table:style-name="ce4" office:value-type="string" calcext:value-type="string">
            <text:p>p-value (mean RMSE)</text:p>
          </table:table-cell>
          <table:table-cell table:style-name="ce4" office:value-type="string" calcext:value-type="string">
            <text:p>q-value (mean RMSE)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R</text:p>
          </table:table-cell>
          <table:table-cell table:style-name="ce11" office:value-type="float" office:value="1929409" calcext:value-type="float">
            <text:p>1929409</text:p>
          </table:table-cell>
          <table:table-cell table:style-name="ce11" office:value-type="float" office:value="2227889" calcext:value-type="float">
            <text:p>2227889</text:p>
          </table:table-cell>
          <table:table-cell table:style-name="ce11" office:value-type="string" calcext:value-type="string">
            <text:p><text:a xlink:href="https://www.synapse.org/#!Synapse:syn2227883" xlink:type="simple">syn2227883</text:a></text:p>
          </table:table-cell>
          <table:table-cell table:style-name="ce11" office:value-type="float" office:value="4.1535" calcext:value-type="float">
            <text:p>4.1535</text:p>
          </table:table-cell>
          <table:table-cell table:style-name="ce3" office:value-type="string" calcext:value-type="string">
            <text:p>Best-performer</text:p>
          </table:table-cell>
          <table:table-cell office:value-type="string" calcext:value-type="string">
            <text:p>Y</text:p>
          </table:table-cell>
          <table:table-cell table:style-name="ce5" office:value-type="float" office:value="-9.30584863930409" calcext:value-type="float">
            <text:p>-9.3058</text:p>
          </table:table-cell>
          <table:table-cell table:style-name="ce10" office:value-type="float" office:value="6.6463256788705E-021" calcext:value-type="float">
            <text:p>6.6463E-21</text:p>
          </table:table-cell>
          <table:table-cell table:style-name="ce10" office:value-type="float" office:value="7.31095824675755E-020" calcext:value-type="float">
            <text:p>7.3110E-20</text:p>
          </table:table-cell>
          <table:table-cell table:style-name="ce5" office:value-type="float" office:value="0.2407" calcext:value-type="float">
            <text:p>0.2407</text:p>
          </table:table-cell>
          <table:table-cell table:style-name="ce5" office:value-type="float" office:value="-7.21313380000747" calcext:value-type="float">
            <text:p>-7.2131</text:p>
          </table:table-cell>
          <table:table-cell table:style-name="ce10" office:value-type="float" office:value="0.000000000000273393194817101" calcext:value-type="float">
            <text:p>2.7339E-13</text:p>
          </table:table-cell>
          <table:table-cell table:style-name="ce10" office:value-type="float" office:value="0.00000000000300732514298811" calcext:value-type="float">
            <text:p>3.0073E-12</text:p>
          </table:table-cell>
          <table:table-cell/>
          <table:table-cell table:style-name="ce12" office:value-type="float" office:value="-12.555202516709" calcext:value-type="float">
            <text:p>-12.55520</text:p>
          </table:table-cell>
          <table:table-cell table:style-name="ce10" office:value-type="float" office:value="1.86113836802701E-036" calcext:value-type="float">
            <text:p>1.8611E-36</text:p>
          </table:table-cell>
          <table:table-cell table:style-name="ce12" office:value-type="float" office:value="-0.759783438581901" calcext:value-type="float">
            <text:p>-0.75978</text:p>
          </table:table-cell>
          <table:table-cell table:style-name="ce12" office:value-type="float" office:value="0.223692021995784" calcext:value-type="float">
            <text:p>0.22369</text:p>
          </table:table-cell>
          <table:table-cell table:style-name="ce12" office:value-type="float" office:value="-82.8639385729011" calcext:value-type="float">
            <text:p>-82.8639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kev</text:p>
          </table:table-cell>
          <table:table-cell table:style-name="ce11" office:value-type="float" office:value="422256" calcext:value-type="float">
            <text:p>422256</text:p>
          </table:table-cell>
          <table:table-cell table:style-name="ce11" office:value-type="float" office:value="2228276" calcext:value-type="float">
            <text:p>2228276</text:p>
          </table:table-cell>
          <table:table-cell table:style-name="ce11" office:value-type="string" calcext:value-type="string">
            <text:p><text:a xlink:href="https://www.synapse.org/#!Synapse:syn2228267" xlink:type="simple">syn2228267</text:a></text:p>
          </table:table-cell>
          <table:table-cell table:style-name="ce11" office:value-type="float" office:value="4.5984" calcext:value-type="float">
            <text:p>4.5984</text:p>
          </table:table-cell>
          <table:table-cell/>
          <table:table-cell office:value-type="string" calcext:value-type="string">
            <text:p>N</text:p>
          </table:table-cell>
          <table:table-cell table:style-name="ce5" office:value-type="float" office:value="-7.06371453217965" calcext:value-type="float">
            <text:p>-7.0637</text:p>
          </table:table-cell>
          <table:table-cell table:style-name="ce10" office:value-type="float" office:value="0.000000000000810548040595097" calcext:value-type="float">
            <text:p>8.1055E-13</text:p>
          </table:table-cell>
          <table:table-cell table:style-name="ce10" office:value-type="float" office:value="0.00000000000445801422327303" calcext:value-type="float">
            <text:p>4.4580E-12</text:p>
          </table:table-cell>
          <table:table-cell table:style-name="ce5" office:value-type="float" office:value="0.2518" calcext:value-type="float">
            <text:p>0.2518</text:p>
          </table:table-cell>
          <table:table-cell table:style-name="ce5" office:value-type="float" office:value="-6.37185551823574" calcext:value-type="float">
            <text:p>-6.3719</text:p>
          </table:table-cell>
          <table:table-cell table:style-name="ce10" office:value-type="float" office:value="0.0000000000933773916906802" calcext:value-type="float">
            <text:p>9.3377E-11</text:p>
          </table:table-cell>
          <table:table-cell table:style-name="ce10" office:value-type="float" office:value="0.000000000256787827149371" calcext:value-type="float">
            <text:p>2.5679E-10</text:p>
          </table:table-cell>
          <table:table-cell/>
          <table:table-cell table:style-name="ce12" office:value-type="float" office:value="-12.4295569385841" calcext:value-type="float">
            <text:p>-12.42956</text:p>
          </table:table-cell>
          <table:table-cell table:style-name="ce10" office:value-type="float" office:value="9.03163581322557E-036" calcext:value-type="float">
            <text:p>9.0316E-36</text:p>
          </table:table-cell>
          <table:table-cell table:style-name="ce12" office:value-type="float" office:value="-1.01568595062942" calcext:value-type="float">
            <text:p>-1.01569</text:p>
          </table:table-cell>
          <table:table-cell table:style-name="ce12" office:value-type="float" office:value="0.154889480209103" calcext:value-type="float">
            <text:p>0.15489</text:p>
          </table:table-cell>
          <table:table-cell table:style-name="ce12" office:value-type="float" office:value="-79.3435840263483" calcext:value-type="float">
            <text:p>-79.3435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nLab</text:p>
          </table:table-cell>
          <table:table-cell table:style-name="ce11" office:value-type="float" office:value="1935542" calcext:value-type="float">
            <text:p>1935542</text:p>
          </table:table-cell>
          <table:table-cell table:style-name="ce11" office:value-type="float" office:value="2227772" calcext:value-type="float">
            <text:p>2227772</text:p>
          </table:table-cell>
          <table:table-cell table:style-name="ce11" office:value-type="string" calcext:value-type="string">
            <text:p><text:a xlink:href="https://www.synapse.org/#!Synapse:syn2227770" xlink:type="simple">syn2227770</text:a></text:p>
          </table:table-cell>
          <table:table-cell table:style-name="ce11" office:value-type="float" office:value="4.7165" calcext:value-type="float">
            <text:p>4.7165</text:p>
          </table:table-cell>
          <table:table-cell/>
          <table:table-cell office:value-type="string" calcext:value-type="string">
            <text:p>Y</text:p>
          </table:table-cell>
          <table:table-cell table:style-name="ce5" office:value-type="float" office:value="-6.46845768958024" calcext:value-type="float">
            <text:p>-6.4685</text:p>
          </table:table-cell>
          <table:table-cell table:style-name="ce10" office:value-type="float" office:value="0.0000000000495041153070147" calcext:value-type="float">
            <text:p>4.9504E-11</text:p>
          </table:table-cell>
          <table:table-cell table:style-name="ce10" office:value-type="float" office:value="0.000000000181515089459054" calcext:value-type="float">
            <text:p>1.8152E-10</text:p>
          </table:table-cell>
          <table:table-cell table:style-name="ce5" office:value-type="float" office:value="0.2511" calcext:value-type="float">
            <text:p>0.2511</text:p>
          </table:table-cell>
          <table:table-cell table:style-name="ce5" office:value-type="float" office:value="-6.59102484819693" calcext:value-type="float">
            <text:p>-6.5910</text:p>
          </table:table-cell>
          <table:table-cell table:style-name="ce10" office:value-type="float" office:value="0.0000000000218400382887403" calcext:value-type="float">
            <text:p>2.1840E-11</text:p>
          </table:table-cell>
          <table:table-cell table:style-name="ce10" office:value-type="float" office:value="0.0000000000800801403920479" calcext:value-type="float">
            <text:p>8.0080E-11</text:p>
          </table:table-cell>
          <table:table-cell/>
          <table:table-cell table:style-name="ce12" office:value-type="float" office:value="-12.4030495323426" calcext:value-type="float">
            <text:p>-12.40305</text:p>
          </table:table-cell>
          <table:table-cell table:style-name="ce10" office:value-type="float" office:value="1.25782049135577E-035" calcext:value-type="float">
            <text:p>1.2578E-35</text:p>
          </table:table-cell>
          <table:table-cell table:style-name="ce12" office:value-type="float" office:value="-1.17260068520044" calcext:value-type="float">
            <text:p>-1.17260</text:p>
          </table:table-cell>
          <table:table-cell table:style-name="ce12" office:value-type="float" office:value="0.120477987258494" calcext:value-type="float">
            <text:p>0.12048</text:p>
          </table:table-cell>
          <table:table-cell table:style-name="ce12" office:value-type="float" office:value="-79.5430249060497" calcext:value-type="float">
            <text:p>-79.5430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Cheng</text:p>
          </table:table-cell>
          <table:table-cell table:style-name="ce11" office:value-type="float" office:value="1420555" calcext:value-type="float">
            <text:p>1420555</text:p>
          </table:table-cell>
          <table:table-cell table:style-name="ce11" office:value-type="float" office:value="2227894" calcext:value-type="float">
            <text:p>2227894</text:p>
          </table:table-cell>
          <table:table-cell table:style-name="ce11" office:value-type="string" calcext:value-type="string">
            <text:p><text:a xlink:href="https://www.synapse.org/#!Synapse:syn2227893" xlink:type="simple">syn2227893</text:a></text:p>
          </table:table-cell>
          <table:table-cell table:style-name="ce11" office:value-type="float" office:value="5.1259" calcext:value-type="float">
            <text:p>5.1259</text:p>
          </table:table-cell>
          <table:table-cell/>
          <table:table-cell office:value-type="string" calcext:value-type="string">
            <text:p>N</text:p>
          </table:table-cell>
          <table:table-cell table:style-name="ce5" office:value-type="float" office:value="-4.40490063523563" calcext:value-type="float">
            <text:p>-4.4049</text:p>
          </table:table-cell>
          <table:table-cell table:style-name="ce10" office:value-type="float" office:value="0.00000529161886694639" calcext:value-type="float">
            <text:p>5.2916E-06</text:p>
          </table:table-cell>
          <table:table-cell table:style-name="ce10" office:value-type="float" office:value="0.0000145519518841026" calcext:value-type="float">
            <text:p>1.4552E-05</text:p>
          </table:table-cell>
          <table:table-cell table:style-name="ce5" office:value-type="float" office:value="0.2569" calcext:value-type="float">
            <text:p>0.2569</text:p>
          </table:table-cell>
          <table:table-cell table:style-name="ce5" office:value-type="float" office:value="-5.9661010181581" calcext:value-type="float">
            <text:p>-5.9661</text:p>
          </table:table-cell>
          <table:table-cell table:style-name="ce10" office:value-type="float" office:value="0.00000000121494940550473" calcext:value-type="float">
            <text:p>1.2149E-09</text:p>
          </table:table-cell>
          <table:table-cell table:style-name="ce10" office:value-type="float" office:value="0.0000000026728886921104" calcext:value-type="float">
            <text:p>2.6729E-09</text:p>
          </table:table-cell>
          <table:table-cell/>
          <table:table-cell table:style-name="ce12" office:value-type="float" office:value="-13.3903391096662" calcext:value-type="float">
            <text:p>-13.39034</text:p>
          </table:table-cell>
          <table:table-cell table:style-name="ce10" office:value-type="float" office:value="3.44328017166266E-041" calcext:value-type="float">
            <text:p>3.4433E-41</text:p>
          </table:table-cell>
          <table:table-cell table:style-name="ce12" office:value-type="float" office:value="-0.36105745864354" calcext:value-type="float">
            <text:p>-0.36106</text:p>
          </table:table-cell>
          <table:table-cell table:style-name="ce12" office:value-type="float" office:value="0.35902824710506" calcext:value-type="float">
            <text:p>0.35903</text:p>
          </table:table-cell>
          <table:table-cell table:style-name="ce12" office:value-type="float" office:value="-77.7075380085877" calcext:value-type="float">
            <text:p>-77.7075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D_Systems</text:p>
          </table:table-cell>
          <table:table-cell table:style-name="ce11" office:value-type="float" office:value="1967990" calcext:value-type="float">
            <text:p>1967990</text:p>
          </table:table-cell>
          <table:table-cell table:style-name="ce11" office:value-type="float" office:value="2227821" calcext:value-type="float">
            <text:p>2227821</text:p>
          </table:table-cell>
          <table:table-cell table:style-name="ce11" office:value-type="string" calcext:value-type="string">
            <text:p><text:a xlink:href="https://www.synapse.org/#!Synapse:syn2227820" xlink:type="simple">syn2227820</text:a></text:p>
          </table:table-cell>
          <table:table-cell table:style-name="ce11" office:value-type="float" office:value="5.1535" calcext:value-type="float">
            <text:p>5.1535</text:p>
          </table:table-cell>
          <table:table-cell/>
          <table:table-cell office:value-type="string" calcext:value-type="string">
            <text:p>Y</text:p>
          </table:table-cell>
          <table:table-cell table:style-name="ce5" office:value-type="float" office:value="-4.26600737196243" calcext:value-type="float">
            <text:p>-4.2660</text:p>
          </table:table-cell>
          <table:table-cell table:style-name="ce10" office:value-type="float" office:value="0.00000995011034508828" calcext:value-type="float">
            <text:p>9.9501E-06</text:p>
          </table:table-cell>
          <table:table-cell table:style-name="ce10" office:value-type="float" office:value="0.0000218902427591942" calcext:value-type="float">
            <text:p>2.1890E-05</text:p>
          </table:table-cell>
          <table:table-cell table:style-name="ce5" office:value-type="float" office:value="0.2805" calcext:value-type="float">
            <text:p>0.2805</text:p>
          </table:table-cell>
          <table:table-cell table:style-name="ce5" office:value-type="float" office:value="-6.59886691577712" calcext:value-type="float">
            <text:p>-6.5989</text:p>
          </table:table-cell>
          <table:table-cell table:style-name="ce10" office:value-type="float" office:value="0.0000000000207156005588867" calcext:value-type="float">
            <text:p>2.0716E-11</text:p>
          </table:table-cell>
          <table:table-cell table:style-name="ce10" office:value-type="float" office:value="0.0000000000800801403920479" calcext:value-type="float">
            <text:p>8.0080E-11</text:p>
          </table:table-cell>
          <table:table-cell/>
          <table:table-cell table:style-name="ce12" office:value-type="float" office:value="-13.3905282343781" calcext:value-type="float">
            <text:p>-13.39053</text:p>
          </table:table-cell>
          <table:table-cell table:style-name="ce10" office:value-type="float" office:value="3.43452324546549E-041" calcext:value-type="float">
            <text:p>3.4345E-41</text:p>
          </table:table-cell>
          <table:table-cell table:style-name="ce12" office:value-type="float" office:value="0.403468694906029" calcext:value-type="float">
            <text:p>0.40347</text:p>
          </table:table-cell>
          <table:table-cell table:style-name="ce12" office:value-type="float" office:value="0.656698270027007" calcext:value-type="float">
            <text:p>0.65670</text:p>
          </table:table-cell>
          <table:table-cell table:style-name="ce12" office:value-type="float" office:value="-70.24779183752" calcext:value-type="float">
            <text:p>-70.2477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BIT</text:p>
          </table:table-cell>
          <table:table-cell table:style-name="ce11" office:value-type="float" office:value="1528365" calcext:value-type="float">
            <text:p>1528365</text:p>
          </table:table-cell>
          <table:table-cell table:style-name="ce11" office:value-type="float" office:value="2227662" calcext:value-type="float">
            <text:p>2227662</text:p>
          </table:table-cell>
          <table:table-cell table:style-name="ce11" office:value-type="string" calcext:value-type="string">
            <text:p><text:a xlink:href="https://www.synapse.org/#!Synapse:syn2227659" xlink:type="simple">syn2227659</text:a></text:p>
          </table:table-cell>
          <table:table-cell table:style-name="ce11" office:value-type="float" office:value="6.0236" calcext:value-type="float">
            <text:p>6.0236</text:p>
          </table:table-cell>
          <table:table-cell/>
          <table:table-cell office:value-type="string" calcext:value-type="string">
            <text:p>N</text:p>
          </table:table-cell>
          <table:table-cell table:style-name="ce5" office:value-type="float" office:value="0.119051368519882" calcext:value-type="float">
            <text:p>0.1191</text:p>
          </table:table-cell>
          <table:table-cell table:style-name="ce5" office:value-type="float" office:value="0.547382670532577" calcext:value-type="float">
            <text:p>0.5474</text:p>
          </table:table-cell>
          <table:table-cell table:style-name="ce5" office:value-type="float" office:value="0.909293554589336" calcext:value-type="float">
            <text:p>0.9093</text:p>
          </table:table-cell>
          <table:table-cell table:style-name="ce5" office:value-type="float" office:value="0.3224" calcext:value-type="float">
            <text:p>0.3224</text:p>
          </table:table-cell>
          <table:table-cell table:style-name="ce5" office:value-type="float" office:value="-5.18558665327784" calcext:value-type="float">
            <text:p>-5.1856</text:p>
          </table:table-cell>
          <table:table-cell table:style-name="ce10" office:value-type="float" office:value="0.000000107667966949466" calcext:value-type="float">
            <text:p>1.0767E-07</text:p>
          </table:table-cell>
          <table:table-cell table:style-name="ce10" office:value-type="float" office:value="0.000000197391272740687" calcext:value-type="float">
            <text:p>1.9739E-07</text:p>
          </table:table-cell>
          <table:table-cell/>
          <table:table-cell table:style-name="ce12" office:value-type="float" office:value="-11.8971415103857" calcext:value-type="float">
            <text:p>-11.89714</text:p>
          </table:table-cell>
          <table:table-cell table:style-name="ce10" office:value-type="float" office:value="6.12353115818908E-033" calcext:value-type="float">
            <text:p>6.1235E-33</text:p>
          </table:table-cell>
          <table:table-cell table:style-name="ce12" office:value-type="float" office:value="2.21735246622511" calcext:value-type="float">
            <text:p>2.21735</text:p>
          </table:table-cell>
          <table:table-cell table:style-name="ce12" office:value-type="float" office:value="0.986700492387993" calcext:value-type="float">
            <text:p>0.98670</text:p>
          </table:table-cell>
          <table:table-cell table:style-name="ce12" office:value-type="float" office:value="-56.9774524437034" calcext:value-type="float">
            <text:p>-56.9774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ngjiTeam</text:p>
          </table:table-cell>
          <table:table-cell table:style-name="ce11" office:value-type="float" office:value="1929419" calcext:value-type="float">
            <text:p>1929419</text:p>
          </table:table-cell>
          <table:table-cell table:style-name="ce11" office:value-type="float" office:value="2228418" calcext:value-type="float">
            <text:p>2228418</text:p>
          </table:table-cell>
          <table:table-cell table:style-name="ce11" office:value-type="string" calcext:value-type="string">
            <text:p><text:a xlink:href="https://www.synapse.org/#!Synapse:syn2228417" xlink:type="simple">syn2228417</text:a></text:p>
          </table:table-cell>
          <table:table-cell table:style-name="ce11" office:value-type="float" office:value="6.0393" calcext:value-type="float">
            <text:p>6.0393</text:p>
          </table:table-cell>
          <table:table-cell table:style-name="ce11" office:value-type="string" calcext:value-type="string">
            <text:p>Incomplete submission</text:p>
          </table:table-cell>
          <table:table-cell office:value-type="string" calcext:value-type="string">
            <text:p>Y</text:p>
          </table:table-cell>
          <table:table-cell table:style-name="ce5" office:value-type="float" office:value="0.198418947533136" calcext:value-type="float">
            <text:p>0.1984</text:p>
          </table:table-cell>
          <table:table-cell table:style-name="ce5" office:value-type="float" office:value="0.578641352920487" calcext:value-type="float">
            <text:p>0.5786</text:p>
          </table:table-cell>
          <table:table-cell table:style-name="ce5" office:value-type="float" office:value="0.909293554589336" calcext:value-type="float">
            <text:p>0.9093</text:p>
          </table:table-cell>
          <table:table-cell table:style-name="ce5" office:value-type="float" office:value="0.3102" calcext:value-type="float">
            <text:p>0.3102</text:p>
          </table:table-cell>
          <table:table-cell table:style-name="ce5" office:value-type="float" office:value="-4.30919479609216" calcext:value-type="float">
            <text:p>-4.3092</text:p>
          </table:table-cell>
          <table:table-cell table:style-name="ce10" office:value-type="float" office:value="0.00000819250018243113" calcext:value-type="float">
            <text:p>8.1925E-06</text:p>
          </table:table-cell>
          <table:table-cell table:style-name="ce10" office:value-type="float" office:value="0.0000112646877508428" calcext:value-type="float">
            <text:p>1.1265E-05</text:p>
          </table:table-cell>
          <table:table-cell/>
          <table:table-cell table:style-name="ce12" office:value-type="float" office:value="-8.44521067568246" calcext:value-type="float">
            <text:p>-8.44521</text:p>
          </table:table-cell>
          <table:table-cell table:style-name="ce10" office:value-type="float" office:value="1.51748805885987E-017" calcext:value-type="float">
            <text:p>1.5175E-17</text:p>
          </table:table-cell>
          <table:table-cell table:style-name="ce12" office:value-type="float" office:value="-1.29057411405615" calcext:value-type="float">
            <text:p>-1.29057</text:p>
          </table:table-cell>
          <table:table-cell table:style-name="ce12" office:value-type="float" office:value="0.0984256984631475" calcext:value-type="float">
            <text:p>0.09843</text:p>
          </table:table-cell>
          <table:table-cell table:style-name="ce12" office:value-type="float" office:value="-60.8441460772934" calcext:value-type="float">
            <text:p>-60.8441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iyo</text:p>
          </table:table-cell>
          <table:table-cell table:style-name="ce11" office:value-type="float" office:value="1967407" calcext:value-type="float">
            <text:p>1967407</text:p>
          </table:table-cell>
          <table:table-cell table:style-name="ce11" office:value-type="float" office:value="2227483" calcext:value-type="float">
            <text:p>2227483</text:p>
          </table:table-cell>
          <table:table-cell table:style-name="ce11" office:value-type="string" calcext:value-type="string">
            <text:p><text:a xlink:href="https://www.synapse.org/#!Synapse:syn2227481" xlink:type="simple">syn2227481</text:a></text:p>
          </table:table-cell>
          <table:table-cell table:style-name="ce11" office:value-type="float" office:value="6.7125" calcext:value-type="float">
            <text:p>6.7125</text:p>
          </table:table-cell>
          <table:table-cell/>
          <table:table-cell office:value-type="string" calcext:value-type="string">
            <text:p>Y</text:p>
          </table:table-cell>
          <table:table-cell table:style-name="ce5" office:value-type="float" office:value="3.59138295034976" calcext:value-type="float">
            <text:p>3.5914</text:p>
          </table:table-cell>
          <table:table-cell table:style-name="ce5" office:value-type="float" office:value="0.999835536050433" calcext:value-type="float">
            <text:p>0.9998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-4.64919885682899" calcext:value-type="float">
            <text:p>-4.6492</text:p>
          </table:table-cell>
          <table:table-cell table:style-name="ce10" office:value-type="float" office:value="0.00000166613411232984" calcext:value-type="float">
            <text:p>1.6661E-06</text:p>
          </table:table-cell>
          <table:table-cell table:style-name="ce10" office:value-type="float" office:value="0.00000261821074794689" calcext:value-type="float">
            <text:p>2.6182E-06</text:p>
          </table:table-cell>
          <table:table-cell/>
          <table:table-cell table:style-name="ce12" office:value-type="float" office:value="-10.2220884860673" calcext:value-type="float">
            <text:p>-10.22209</text:p>
          </table:table-cell>
          <table:table-cell table:style-name="ce10" office:value-type="float" office:value="7.89508184901116E-025" calcext:value-type="float">
            <text:p>7.8951E-25</text:p>
          </table:table-cell>
          <table:table-cell table:style-name="ce12" office:value-type="float" office:value="0.194811043931331" calcext:value-type="float">
            <text:p>0.19481</text:p>
          </table:table-cell>
          <table:table-cell table:style-name="ce12" office:value-type="float" office:value="0.577229561934693" calcext:value-type="float">
            <text:p>0.57723</text:p>
          </table:table-cell>
          <table:table-cell table:style-name="ce12" office:value-type="float" office:value="-60.430588408793" calcext:value-type="float">
            <text:p>-60.4305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chasticChaos</text:p>
          </table:table-cell>
          <table:table-cell table:style-name="ce11" office:value-type="float" office:value="1970606" calcext:value-type="float">
            <text:p>1970606</text:p>
          </table:table-cell>
          <table:table-cell table:style-name="ce11" office:value-type="float" office:value="2228358" calcext:value-type="float">
            <text:p>2228358</text:p>
          </table:table-cell>
          <table:table-cell table:style-name="ce11" office:value-type="string" calcext:value-type="string">
            <text:p><text:a xlink:href="https://www.synapse.org/#!Synapse:syn2228345" xlink:type="simple">syn2228345</text:a></text:p>
          </table:table-cell>
          <table:table-cell table:style-name="ce11" office:value-type="float" office:value="7.2677" calcext:value-type="float">
            <text:p>7.2677</text:p>
          </table:table-cell>
          <table:table-cell/>
          <table:table-cell office:value-type="string" calcext:value-type="string">
            <text:p>N</text:p>
          </table:table-cell>
          <table:table-cell table:style-name="ce5" office:value-type="float" office:value="6.38909011056699" calcext:value-type="float">
            <text:p>6.3891</text:p>
          </table:table-cell>
          <table:table-cell table:style-name="ce5" office:value-type="float" office:value="0.999999999916562" calcext:value-type="float">
            <text:p>1.0000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0.3313" calcext:value-type="float">
            <text:p>0.3313</text:p>
          </table:table-cell>
          <table:table-cell table:style-name="ce5" office:value-type="float" office:value="-3.84234766646532" calcext:value-type="float">
            <text:p>-3.8423</text:p>
          </table:table-cell>
          <table:table-cell table:style-name="ce10" office:value-type="float" office:value="0.0000609315248170017" calcext:value-type="float">
            <text:p>6.0932E-05</text:p>
          </table:table-cell>
          <table:table-cell table:style-name="ce10" office:value-type="float" office:value="0.0000670246772987019" calcext:value-type="float">
            <text:p>6.7025E-05</text:p>
          </table:table-cell>
          <table:table-cell/>
          <table:table-cell table:style-name="ce12" office:value-type="float" office:value="-7.668063729036" calcext:value-type="float">
            <text:p>-7.66806</text:p>
          </table:table-cell>
          <table:table-cell table:style-name="ce10" office:value-type="float" office:value="8.73060657225065E-015" calcext:value-type="float">
            <text:p>8.7306E-15</text:p>
          </table:table-cell>
          <table:table-cell table:style-name="ce12" office:value-type="float" office:value="-0.244334670954643" calcext:value-type="float">
            <text:p>-0.24433</text:p>
          </table:table-cell>
          <table:table-cell table:style-name="ce12" office:value-type="float" office:value="0.403485816742343" calcext:value-type="float">
            <text:p>0.40349</text:p>
          </table:table-cell>
          <table:table-cell table:style-name="ce12" office:value-type="float" office:value="-54.1411139335995" calcext:value-type="float">
            <text:p>-54.141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ynamoBios</text:p>
          </table:table-cell>
          <table:table-cell table:style-name="ce11" office:value-type="float" office:value="1947547" calcext:value-type="float">
            <text:p>1947547</text:p>
          </table:table-cell>
          <table:table-cell table:style-name="ce11" office:value-type="float" office:value="2227387" calcext:value-type="float">
            <text:p>2227387</text:p>
          </table:table-cell>
          <table:table-cell table:style-name="ce11" office:value-type="string" calcext:value-type="string">
            <text:p><text:a xlink:href="https://www.synapse.org/#!Synapse:syn2227003" xlink:type="simple">syn2227003</text:a></text:p>
          </table:table-cell>
          <table:table-cell table:style-name="ce11" office:value-type="float" office:value="7.37" calcext:value-type="float">
            <text:p>7.37</text:p>
          </table:table-cell>
          <table:table-cell/>
          <table:table-cell office:value-type="string" calcext:value-type="string">
            <text:p>Y</text:p>
          </table:table-cell>
          <table:table-cell table:style-name="ce5" office:value-type="float" office:value="6.90497937415314" calcext:value-type="float">
            <text:p>6.9050</text:p>
          </table:table-cell>
          <table:table-cell table:style-name="ce5" office:value-type="float" office:value="0.99999999999749" calcext:value-type="float">
            <text:p>1.0000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0.341" calcext:value-type="float">
            <text:p>0.3410</text:p>
          </table:table-cell>
          <table:table-cell table:style-name="ce5" office:value-type="float" office:value="-3.85199625908295" calcext:value-type="float">
            <text:p>-3.8520</text:p>
          </table:table-cell>
          <table:table-cell table:style-name="ce10" office:value-type="float" office:value="0.0000585794066166838" calcext:value-type="float">
            <text:p>5.8579E-05</text:p>
          </table:table-cell>
          <table:table-cell table:style-name="ce10" office:value-type="float" office:value="0.0000670246772987019" calcext:value-type="float">
            <text:p>6.7025E-05</text:p>
          </table:table-cell>
          <table:table-cell/>
          <table:table-cell table:style-name="ce12" office:value-type="float" office:value="-8.9236093430726" calcext:value-type="float">
            <text:p>-8.92361</text:p>
          </table:table-cell>
          <table:table-cell table:style-name="ce10" office:value-type="float" office:value="2.25666876272224E-019" calcext:value-type="float">
            <text:p>2.2567E-19</text:p>
          </table:table-cell>
          <table:table-cell table:style-name="ce12" office:value-type="float" office:value="0.660946696858462" calcext:value-type="float">
            <text:p>0.66095</text:p>
          </table:table-cell>
          <table:table-cell table:style-name="ce12" office:value-type="float" office:value="0.745676751160211" calcext:value-type="float">
            <text:p>0.74568</text:p>
          </table:table-cell>
          <table:table-cell table:style-name="ce12" office:value-type="float" office:value="-51.0799944511671" calcext:value-type="float">
            <text:p>-51.0799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0"/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uartLab</text:p>
          </table:table-cell>
          <table:table-cell table:style-name="ce11" office:value-type="float" office:value="299643" calcext:value-type="float">
            <text:p>299643</text:p>
          </table:table-cell>
          <table:table-cell table:style-name="ce11" office:value-type="float" office:value="2227912" calcext:value-type="float">
            <text:p>2227912</text:p>
          </table:table-cell>
          <table:table-cell table:style-name="ce11" office:value-type="string" calcext:value-type="string">
            <text:p><text:a xlink:href="https://www.synapse.org/#!Synapse:syn2227910" xlink:type="simple">syn2227910</text:a></text:p>
          </table:table-cell>
          <table:table-cell table:style-name="ce11" office:value-type="float" office:value="8.8385" calcext:value-type="float">
            <text:p>8.8385</text:p>
          </table:table-cell>
          <table:table-cell/>
          <table:table-cell office:value-type="string" calcext:value-type="string">
            <text:p>n/a</text:p>
          </table:table-cell>
          <table:table-cell table:style-name="ce5" office:value-type="float" office:value="14.3060061171391" calcext:value-type="float">
            <text:p>14.3060</text:p>
          </table:table-cell>
          <table:table-cell table:number-columns-repeated="2" table:style-name="ce5" office:value-type="float" office:value="1" calcext:value-type="float">
            <text:p>1.0000</text:p>
          </table:table-cell>
          <table:table-cell table:style-name="ce5" office:value-type="float" office:value="0.4398" calcext:value-type="float">
            <text:p>0.4398</text:p>
          </table:table-cell>
          <table:table-cell table:style-name="ce5" office:value-type="float" office:value="-3.1497215230313" calcext:value-type="float">
            <text:p>-3.1497</text:p>
          </table:table-cell>
          <table:table-cell table:number-columns-repeated="2" table:style-name="ce10" office:value-type="float" office:value="0.000817130790823116" calcext:value-type="float">
            <text:p>8.1713E-04</text:p>
          </table:table-cell>
          <table:table-cell/>
          <table:table-cell table:style-name="ce12" office:value-type="float" office:value="-7.96379264489916" calcext:value-type="float">
            <text:p>-7.96379</text:p>
          </table:table-cell>
          <table:table-cell table:style-name="ce10" office:value-type="float" office:value="8.34223792527959E-016" calcext:value-type="float">
            <text:p>8.3422E-16</text:p>
          </table:table-cell>
          <table:table-cell table:style-name="ce12" office:value-type="float" office:value="10.6002663433845" calcext:value-type="float">
            <text:p>10.60027</text:p>
          </table:table-cell>
          <table:table-cell table:style-name="ce12" office:value-type="float" office:value="1" calcext:value-type="float">
            <text:p>1.00000</text:p>
          </table:table-cell>
          <table:table-cell table:style-name="ce12" office:value-type="float" office:value="-19.782609693327" calcext:value-type="float">
            <text:p>-19.78261</text:p>
          </table:table-cell>
          <table:table-cell table:number-columns-repeated="2" table:style-name="ce10" office:value-type="float" office:value="2.10181033782345E-087" calcext:value-type="float">
            <text:p>2.1018E-87</text:p>
          </table:table-cell>
          <table:table-cell table:number-columns-repeated="1000"/>
          <table:table-cell table:style-name="ce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2combined" table:style-name="ta3">
        <table:table-column table:style-name="co12" table:default-cell-style-name="ce2"/>
        <table:table-column table:style-name="co26" table:default-cell-style-name="ce2"/>
        <table:table-column table:style-name="co32" table:default-cell-style-name="ce2"/>
        <table:table-column table:style-name="co1" table:default-cell-style-name="ce2"/>
        <table:table-column table:style-name="co41" table:default-cell-style-name="ce2"/>
        <table:table-column table:style-name="co29" table:default-cell-style-name="ce2"/>
        <table:table-column table:style-name="co20" table:default-cell-style-name="ce2"/>
        <table:table-column table:style-name="co42" table:number-columns-repeated="1016" table:default-cell-style-name="ce2"/>
        <table:table-column table:style-name="co25" table:default-cell-style-name="ce2"/>
        <table:table-row table:style-name="ro1">
          <table:table-cell table:style-name="ce4" office:value-type="string" calcext:value-type="string">
            <text:p>Combined rank</text:p>
          </table:table-cell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>
            <text:p>SC2A rank</text:p>
          </table:table-cell>
          <table:table-cell table:style-name="ce4" office:value-type="string" calcext:value-type="string">
            <text:p>SC2B rank</text:p>
          </table:table-cell>
          <table:table-cell table:style-name="ce4" office:value-type="string" calcext:value-type="string">
            <text:p>average rank</text:p>
          </table:table-cell>
          <table:table-cell table:style-name="ce4" office:value-type="string" calcext:value-type="string">
            <text:p>rank robust ?</text:p>
          </table:table-cell>
          <table:table-cell table:style-name="ce4" office:value-type="string" calcext:value-type="string">
            <text:p>Note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nLab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st consistent performer</text:p>
          </table:table-cell>
          <table:table-cell table:style-name="ce3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ke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Chen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G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chasticChao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y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D_System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ynamoBio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BIT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artLa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9999n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omplete submission</text:p>
          </table:table-cell>
          <table:table-cell table:style-name="ce3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ngji team</text:p>
          </table:table-cell>
          <table:table-cell office:value-type="string" calcext:value-type="string">
            <text:p>9999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999n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omplete submission</text:p>
          </table:table-cell>
          <table:table-cell table:style-name="ce3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tr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9999n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omplete submission</text:p>
          </table:table-cell>
          <table:table-cell table:style-name="ce3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forma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999n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omplete submission</text:p>
          </table:table-cell>
          <table:table-cell table:style-name="ce3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ey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9999n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omplete submission</text:p>
          </table:table-cell>
          <table:table-cell table:style-name="ce3"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3" table:style-name="ta2">
        <table:table-column table:style-name="co1" table:default-cell-style-name="ce3"/>
        <table:table-column table:style-name="co43" table:default-cell-style-name="ce3"/>
        <table:table-column table:style-name="co44" table:number-columns-repeated="4" table:default-cell-style-name="ce3"/>
        <table:table-column table:style-name="co45" table:default-cell-style-name="ce3"/>
        <table:table-column table:style-name="co25" table:number-columns-repeated="1017" table:default-cell-style-name="ce3"/>
        <table:table-row table:style-name="ro1">
          <table:table-cell table:style-name="ce4" office:value-type="string" calcext:value-type="string">
            <text:p>Final rank</text:p>
          </table:table-cell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>
            <text:p>#1 rank</text:p>
          </table:table-cell>
          <table:table-cell table:style-name="ce4" office:value-type="string" calcext:value-type="string">
            <text:p>#2 rank</text:p>
          </table:table-cell>
          <table:table-cell table:style-name="ce4" office:value-type="string" calcext:value-type="string">
            <text:p>#3 rank</text:p>
          </table:table-cell>
          <table:table-cell table:style-name="ce4" office:value-type="string" calcext:value-type="string">
            <text:p>#4 rank</text:p>
          </table:table-cell>
          <table:table-cell table:style-name="ce4" office:value-type="string" calcext:value-type="string">
            <text:p>Average rank</text:p>
          </table:table-cell>
          <table:table-cell table:style-name="ce4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C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.77" calcext:value-type="float">
            <text:p>2.77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ynamoBi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.33" calcext:value-type="float">
            <text:p>3.33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BI_La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.38" calcext:value-type="float">
            <text:p>3.38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tinu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.41" calcext:value-type="float">
            <text:p>3.4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nif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.44" calcext:value-type="float">
            <text:p>3.44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inar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.55" calcext:value-type="float">
            <text:p>3.55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ongji te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.61" calcext:value-type="float">
            <text:p>3.61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ake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.63" calcext:value-type="float">
            <text:p>3.63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eight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.66" calcext:value-type="float">
            <text:p>3.66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G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.69" calcext:value-type="float">
            <text:p>3.69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lphab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3.8" calcext:value-type="float">
            <text:p>3.80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B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88" calcext:value-type="float">
            <text:p>3.88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vanMolinel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91" calcext:value-type="float">
            <text:p>3.9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Opiy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.94" calcext:value-type="float">
            <text:p>3.94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14">
      <number:scientific-number number:decimal-places="4" loext:min-decimal-places="4" number:min-integer-digits="1" number:min-exponent-digits="2" loext:exponent-interval="1" loext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teven</meta:initial-creator>
    <dc:creator>Steven M. Hill</dc:creator>
    <meta:creation-date>2013-11-01T11:46:37Z</meta:creation-date>
    <dc:date>2016-01-06T10:34:11Z</dc:date>
    <meta:editing-cycles>7</meta:editing-cycles>
    <meta:editing-duration>PT21360S</meta:editing-duration>
    <meta:document-statistic meta:table-count="7" meta:cell-count="4243" meta:object-count="0"/>
  </office:meta>
</office:document-meta>
</file>